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6cd500c" officeooo:paragraph-rsid="06cd500c"/>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background-color="transparent">
        <style:background-image/>
      </style:paragraph-properties>
      <style:text-properties officeooo:paragraph-rsid="06cef0a6"/>
    </style:style>
    <style:style style:name="P4" style:family="paragraph" style:parent-style-name="Text_20_body">
      <style:paragraph-properties fo:background-color="transparent">
        <style:background-image/>
      </style:paragraph-properties>
      <style:text-properties fo:language="en" fo:country="US" officeooo:paragraph-rsid="05cac5f2"/>
    </style:style>
    <style:style style:name="P5" style:family="paragraph" style:parent-style-name="Text_20_body">
      <style:paragraph-properties fo:background-color="transparent">
        <style:background-image/>
      </style:paragraph-properties>
      <style:text-properties fo:language="en" fo:country="US" officeooo:paragraph-rsid="05281bd6"/>
    </style:style>
    <style:style style:name="P6" style:family="paragraph" style:parent-style-name="Text_20_body">
      <style:paragraph-properties fo:background-color="transparent">
        <style:background-image/>
      </style:paragraph-properties>
      <style:text-properties fo:language="en" fo:country="US" officeooo:paragraph-rsid="0116afb6"/>
    </style:style>
    <style:style style:name="P7" style:family="paragraph" style:parent-style-name="Text_20_body">
      <style:paragraph-properties fo:background-color="transparent">
        <style:background-image/>
      </style:paragraph-properties>
      <style:text-properties fo:language="en" fo:country="US" officeooo:paragraph-rsid="04415a37"/>
    </style:style>
    <style:style style:name="P8" style:family="paragraph" style:parent-style-name="Footnote">
      <style:paragraph-properties fo:background-color="transparent">
        <style:background-image/>
      </style:paragraph-properties>
      <style:text-properties fo:language="en" fo:country="US" officeooo:rsid="04651bb5" officeooo:paragraph-rsid="04636a53"/>
    </style:style>
    <style:style style:name="P9" style:family="paragraph" style:parent-style-name="Text_20_body">
      <style:text-properties officeooo:paragraph-rsid="075e3ab5"/>
    </style:style>
    <style:style style:name="P10" style:family="paragraph" style:parent-style-name="Text_20_body">
      <style:text-properties officeooo:paragraph-rsid="0764f5d5"/>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42b3034" officeooo:paragraph-rsid="042b3034"/>
    </style:style>
    <style:style style:name="P13" style:family="paragraph" style:parent-style-name="Text_20_body">
      <style:text-properties fo:language="en" fo:country="US" officeooo:paragraph-rsid="06f7612a"/>
    </style:style>
    <style:style style:name="P14" style:family="paragraph" style:parent-style-name="Text_20_body">
      <style:text-properties fo:language="en" fo:country="US" officeooo:paragraph-rsid="05c64773"/>
    </style:style>
    <style:style style:name="P15" style:family="paragraph" style:parent-style-name="Text_20_body">
      <style:text-properties fo:language="en" fo:country="US" officeooo:paragraph-rsid="02b8139f"/>
    </style:style>
    <style:style style:name="P16" style:family="paragraph" style:parent-style-name="Text_20_body">
      <style:text-properties fo:language="en" fo:country="US" officeooo:paragraph-rsid="00b826ea" fo:background-color="transparent"/>
    </style:style>
    <style:style style:name="P17" style:family="paragraph" style:parent-style-name="Text_20_body">
      <style:text-properties fo:language="en" fo:country="US" officeooo:paragraph-rsid="052c08ab" fo:background-color="transparent"/>
    </style:style>
    <style:style style:name="P18" style:family="paragraph" style:parent-style-name="Text_20_body">
      <style:text-properties fo:language="en" fo:country="US" officeooo:rsid="0624e576" officeooo:paragraph-rsid="039efb86" fo:background-color="transparent"/>
    </style:style>
    <style:style style:name="P19" style:family="paragraph" style:parent-style-name="Text_20_body">
      <style:text-properties fo:language="en" fo:country="US" officeooo:paragraph-rsid="05ce3a0e"/>
    </style:style>
    <style:style style:name="P20" style:family="paragraph" style:parent-style-name="Text_20_body">
      <style:text-properties fo:language="en" fo:country="US" officeooo:rsid="0028c249" officeooo:paragraph-rsid="05d6227c"/>
    </style:style>
    <style:style style:name="P21" style:family="paragraph" style:parent-style-name="Text_20_body">
      <style:text-properties fo:language="en" fo:country="US" officeooo:paragraph-rsid="0846b47f"/>
    </style:style>
    <style:style style:name="P22" style:family="paragraph" style:parent-style-name="Text_20_body">
      <style:text-properties fo:language="en" fo:country="US" officeooo:paragraph-rsid="057512a8"/>
    </style:style>
    <style:style style:name="P23" style:family="paragraph" style:parent-style-name="Text_20_body">
      <style:text-properties fo:language="en" fo:country="US" officeooo:rsid="02350c70" officeooo:paragraph-rsid="074689b8"/>
    </style:style>
    <style:style style:name="P24" style:family="paragraph" style:parent-style-name="Text_20_body">
      <style:paragraph-properties fo:text-align="center" style:justify-single-word="false"/>
      <style:text-properties fo:language="en" fo:country="US" officeooo:rsid="000f70c0"/>
    </style:style>
    <style:style style:name="P25" style:family="paragraph" style:parent-style-name="Text_20_body">
      <style:paragraph-properties fo:text-align="center" style:justify-single-word="false"/>
      <style:text-properties fo:language="en" fo:country="US" officeooo:rsid="04ab114b" officeooo:paragraph-rsid="031819ed" fo:background-color="#ffff00"/>
    </style:style>
    <style:style style:name="P26" style:family="paragraph" style:parent-style-name="Text_20_body">
      <style:text-properties fo:language="en" fo:country="US" officeooo:rsid="000fce6b"/>
    </style:style>
    <style:style style:name="P27" style:family="paragraph" style:parent-style-name="Text_20_body">
      <style:paragraph-properties fo:text-align="center" style:justify-single-word="false"/>
      <style:text-properties fo:language="en" fo:country="US" officeooo:rsid="000fce6b"/>
    </style:style>
    <style:style style:name="P28" style:family="paragraph" style:parent-style-name="Text_20_body">
      <style:text-properties fo:language="en" fo:country="US" officeooo:paragraph-rsid="00234a12"/>
    </style:style>
    <style:style style:name="P29" style:family="paragraph" style:parent-style-name="Text_20_body">
      <style:text-properties fo:language="en" fo:country="US" officeooo:paragraph-rsid="052c08ab"/>
    </style:style>
    <style:style style:name="P30" style:family="paragraph" style:parent-style-name="Text_20_body">
      <style:text-properties fo:language="en" fo:country="US" officeooo:paragraph-rsid="0204d672"/>
    </style:style>
    <style:style style:name="P31" style:family="paragraph" style:parent-style-name="Text_20_body">
      <style:text-properties fo:language="en" fo:country="US" officeooo:paragraph-rsid="05af2326"/>
    </style:style>
    <style:style style:name="P32" style:family="paragraph" style:parent-style-name="Text_20_body">
      <style:text-properties fo:language="en" fo:country="US" officeooo:paragraph-rsid="067331d7"/>
    </style:style>
    <style:style style:name="P33" style:family="paragraph" style:parent-style-name="Text_20_body">
      <style:text-properties fo:language="en" fo:country="US" officeooo:rsid="0664624a" officeooo:paragraph-rsid="067331d7"/>
    </style:style>
    <style:style style:name="P34" style:family="paragraph" style:parent-style-name="Text_20_body">
      <style:text-properties fo:language="en" fo:country="US" officeooo:paragraph-rsid="068f3c23"/>
    </style:style>
    <style:style style:name="P35" style:family="paragraph" style:parent-style-name="Text_20_body">
      <style:paragraph-properties fo:text-align="center" style:justify-single-word="false"/>
      <style:text-properties fo:language="en" fo:country="US" officeooo:rsid="06cbeb3b" officeooo:paragraph-rsid="06cbeb3b"/>
    </style:style>
    <style:style style:name="P36" style:family="paragraph" style:parent-style-name="Text_20_body">
      <style:text-properties fo:language="en" fo:country="US" officeooo:rsid="03a2a7e7" officeooo:paragraph-rsid="06bf2cbf"/>
    </style:style>
    <style:style style:name="P37" style:family="paragraph" style:parent-style-name="Text_20_body">
      <style:text-properties fo:language="en" fo:country="US" officeooo:paragraph-rsid="07c0721c"/>
    </style:style>
    <style:style style:name="P38" style:family="paragraph" style:parent-style-name="Text_20_body">
      <style:text-properties fo:language="en" fo:country="US" officeooo:paragraph-rsid="05fe77e2"/>
    </style:style>
    <style:style style:name="P39" style:family="paragraph" style:parent-style-name="Text_20_body">
      <style:text-properties fo:language="en" fo:country="US" officeooo:rsid="026513ec" officeooo:paragraph-rsid="074689b8"/>
    </style:style>
    <style:style style:name="P40" style:family="paragraph" style:parent-style-name="Text_20_body">
      <style:text-properties officeooo:paragraph-rsid="0414807f"/>
    </style:style>
    <style:style style:name="P41" style:family="paragraph" style:parent-style-name="Text_20_body">
      <style:text-properties officeooo:paragraph-rsid="07d8ebe0"/>
    </style:style>
    <style:style style:name="P42" style:family="paragraph" style:parent-style-name="Text_20_body">
      <style:text-properties officeooo:paragraph-rsid="07516fdd"/>
    </style:style>
    <style:style style:name="P43" style:family="paragraph" style:parent-style-name="Text_20_body">
      <style:text-properties officeooo:paragraph-rsid="0783bd7e"/>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language="en" fo:country="US"/>
    </style:style>
    <style:style style:name="P46" style:family="paragraph" style:parent-style-name="Text_20_body">
      <style:paragraph-properties fo:margin-left="0in" fo:margin-right="0in" fo:text-indent="0in" style:auto-text-indent="false"/>
      <style:text-properties fo:language="en" fo:country="US" officeooo:rsid="00110c78"/>
    </style:style>
    <style:style style:name="P47" style:family="paragraph" style:parent-style-name="Text_20_body">
      <style:paragraph-properties fo:margin-left="0in" fo:margin-right="0in" fo:text-indent="0in" style:auto-text-indent="false"/>
      <style:text-properties fo:language="en" fo:country="US" officeooo:rsid="0012e3e3"/>
    </style:style>
    <style:style style:name="P48" style:family="paragraph" style:parent-style-name="Text_20_body">
      <style:paragraph-properties fo:margin-left="0in" fo:margin-right="0in" fo:text-indent="0in" style:auto-text-indent="false"/>
      <style:text-properties fo:language="en" fo:country="US" officeooo:paragraph-rsid="025a4704"/>
    </style:style>
    <style:style style:name="P49" style:family="paragraph" style:parent-style-name="Text_20_body">
      <style:paragraph-properties fo:margin-left="0in" fo:margin-right="0in" fo:text-indent="0in" style:auto-text-indent="false"/>
      <style:text-properties fo:language="en" fo:country="US" officeooo:rsid="02584693" officeooo:paragraph-rsid="02584693" fo:background-color="transparent"/>
    </style:style>
    <style:style style:name="P50"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51" style:family="paragraph" style:parent-style-name="Standard">
      <style:text-properties fo:language="en" fo:country="US"/>
    </style:style>
    <style:style style:name="P52" style:family="paragraph" style:parent-style-name="Standard">
      <style:text-properties fo:language="en" fo:country="US" officeooo:rsid="000f70c0" officeooo:paragraph-rsid="000f70c0"/>
    </style:style>
    <style:style style:name="P53" style:family="paragraph" style:parent-style-name="Footnote">
      <style:text-properties fo:language="en" fo:country="US" officeooo:rsid="014668d8" officeooo:paragraph-rsid="014668d8"/>
    </style:style>
    <style:style style:name="P54" style:family="paragraph" style:parent-style-name="Text_20_body">
      <style:paragraph-properties fo:text-align="center" style:justify-single-word="false" fo:break-before="page"/>
      <style:text-properties fo:language="en" fo:country="US" officeooo:rsid="066337dd" officeooo:paragraph-rsid="067331d7"/>
    </style:style>
    <style:style style:name="P55" style:family="paragraph" style:parent-style-name="Text_20_body">
      <style:paragraph-properties fo:break-before="page"/>
      <style:text-properties fo:language="en" fo:country="US" officeooo:rsid="0664624a" officeooo:paragraph-rsid="067331d7"/>
    </style:style>
    <style:style style:name="P56" style:family="paragraph" style:parent-style-name="Text_20_body">
      <style:paragraph-properties fo:text-align="center" style:justify-single-word="false" fo:break-before="page"/>
      <style:text-properties fo:language="en" fo:country="US" officeooo:rsid="0664624a" officeooo:paragraph-rsid="067331d7"/>
    </style:style>
    <style:style style:name="P57" style:family="paragraph" style:parent-style-name="Text_20_body">
      <style:paragraph-properties fo:text-align="center" style:justify-single-word="false" fo:break-before="page"/>
      <style:text-properties fo:language="en" fo:country="US" officeooo:rsid="06cbeb3b" officeooo:paragraph-rsid="06e665dd"/>
    </style:style>
    <style:style style:name="P58" style:family="paragraph" style:parent-style-name="Heading_20_2">
      <style:text-properties fo:language="en" fo:country="US" officeooo:rsid="05b8d29e"/>
    </style:style>
    <style:style style:name="P59" style:family="paragraph" style:parent-style-name="Heading_20_2">
      <style:text-properties fo:language="en" fo:country="US" officeooo:rsid="00236309"/>
    </style:style>
    <style:style style:name="P60" style:family="paragraph" style:parent-style-name="Heading_20_2">
      <style:text-properties fo:language="en" fo:country="US" officeooo:rsid="00193a49" officeooo:paragraph-rsid="00193a49"/>
    </style:style>
    <style:style style:name="P61" style:family="paragraph" style:parent-style-name="Heading_20_2">
      <style:text-properties fo:language="en" fo:country="US" officeooo:rsid="00272b44" officeooo:paragraph-rsid="00272b44"/>
    </style:style>
    <style:style style:name="P62" style:family="paragraph" style:parent-style-name="Heading_20_2">
      <style:text-properties fo:language="en" fo:country="US" officeooo:rsid="0028c249"/>
    </style:style>
    <style:style style:name="P63" style:family="paragraph" style:parent-style-name="Heading_20_2">
      <style:text-properties fo:language="en" fo:country="US" officeooo:rsid="0028c249" officeooo:paragraph-rsid="05d6227c"/>
    </style:style>
    <style:style style:name="P64" style:family="paragraph" style:parent-style-name="Heading_20_2">
      <style:text-properties fo:language="en" fo:country="US" officeooo:rsid="0028c249" officeooo:paragraph-rsid="03f8cd0c"/>
    </style:style>
    <style:style style:name="P65" style:family="paragraph" style:parent-style-name="Heading_20_2">
      <style:text-properties fo:language="en" fo:country="US" officeooo:rsid="03f8cd0c"/>
    </style:style>
    <style:style style:name="P66" style:family="paragraph" style:parent-style-name="Heading_20_2">
      <style:text-properties fo:language="en" fo:country="US" officeooo:rsid="03f8cd0c" officeooo:paragraph-rsid="03f8cd0c"/>
    </style:style>
    <style:style style:name="P67" style:family="paragraph" style:parent-style-name="Heading_20_2">
      <style:text-properties fo:language="en" fo:country="US" officeooo:rsid="049f7bb3"/>
    </style:style>
    <style:style style:name="P68" style:family="paragraph" style:parent-style-name="Heading_20_2">
      <style:text-properties style:use-window-font-color="true" fo:language="en" fo:country="US" officeooo:rsid="00eda74c" officeooo:paragraph-rsid="00eda74c"/>
    </style:style>
    <style:style style:name="P69" style:family="paragraph" style:parent-style-name="Heading_20_2">
      <style:paragraph-properties fo:background-color="transparent">
        <style:background-image/>
      </style:paragraph-properties>
      <style:text-properties style:use-window-font-color="true" fo:language="en" fo:country="US" officeooo:rsid="040aa395" officeooo:paragraph-rsid="040aa395" fo:background-color="transparent"/>
    </style:style>
    <style:style style:name="P70" style:family="paragraph" style:parent-style-name="Standard" style:master-page-name="Standard">
      <style:paragraph-properties style:page-number="auto"/>
      <style:text-properties fo:language="en" fo:country="US" officeooo:rsid="000f70c0" officeooo:paragraph-rsid="000f70c0"/>
    </style:style>
    <style:style style:name="P71" style:family="paragraph" style:parent-style-name="Heading_20_3">
      <style:text-properties fo:language="en" fo:country="US" officeooo:rsid="0019b20b" officeooo:paragraph-rsid="0019b20b"/>
    </style:style>
    <style:style style:name="P72" style:family="paragraph" style:parent-style-name="Heading_20_3">
      <style:text-properties fo:language="en" fo:country="US" officeooo:rsid="0019b20b" officeooo:paragraph-rsid="001b3b11"/>
    </style:style>
    <style:style style:name="P73" style:family="paragraph" style:parent-style-name="Heading_20_3">
      <style:text-properties fo:language="en" fo:country="US" officeooo:rsid="00204a2a" officeooo:paragraph-rsid="00204a2a"/>
    </style:style>
    <style:style style:name="P74" style:family="paragraph" style:parent-style-name="Heading_20_3">
      <style:text-properties fo:language="en" fo:country="US" fo:font-weight="normal" officeooo:rsid="00221ab5" officeooo:paragraph-rsid="00221ab5" style:font-weight-asian="normal" style:font-weight-complex="normal"/>
    </style:style>
    <style:style style:name="P75" style:family="paragraph" style:parent-style-name="Heading_20_3">
      <style:text-properties fo:language="en" fo:country="US" fo:font-weight="normal" officeooo:rsid="03a3e654" officeooo:paragraph-rsid="052c08ab" fo:background-color="transparent" style:font-weight-asian="normal" style:font-weight-complex="normal"/>
    </style:style>
    <style:style style:name="P76" style:family="paragraph" style:parent-style-name="Heading_20_3">
      <style:text-properties fo:language="en" fo:country="US" officeooo:rsid="0067f001" officeooo:paragraph-rsid="086ce86c" fo:background-color="transparent"/>
    </style:style>
    <style:style style:name="P77" style:family="paragraph" style:parent-style-name="Heading_20_3">
      <style:text-properties fo:language="en" fo:country="US" officeooo:rsid="00a5d696" officeooo:paragraph-rsid="00c61567" fo:background-color="transparent"/>
    </style:style>
    <style:style style:name="P78" style:family="paragraph" style:parent-style-name="Heading_20_3">
      <style:text-properties fo:language="en" fo:country="US" officeooo:paragraph-rsid="00621413"/>
    </style:style>
    <style:style style:name="P79" style:family="paragraph" style:parent-style-name="Heading_20_3">
      <style:text-properties fo:language="en" fo:country="US" officeooo:rsid="0028c249" officeooo:paragraph-rsid="0028c249"/>
    </style:style>
    <style:style style:name="P80" style:family="paragraph" style:parent-style-name="Heading_20_3">
      <style:text-properties fo:language="en" fo:country="US" officeooo:rsid="01290faf" officeooo:paragraph-rsid="086daecd"/>
    </style:style>
    <style:style style:name="P81" style:family="paragraph" style:parent-style-name="Heading_20_3">
      <style:text-properties fo:language="en" fo:country="US" officeooo:paragraph-rsid="05d8fcdb"/>
    </style:style>
    <style:style style:name="P82" style:family="paragraph" style:parent-style-name="Heading_20_3">
      <style:text-properties officeooo:paragraph-rsid="03f8cd0c"/>
    </style:style>
    <style:style style:name="P83" style:family="paragraph" style:parent-style-name="Heading_20_3">
      <style:paragraph-properties fo:background-color="transparent">
        <style:background-image/>
      </style:paragraph-properties>
      <style:text-properties fo:language="en" fo:country="US" fo:font-weight="normal" officeooo:rsid="05d8bd99" officeooo:paragraph-rsid="05d8bd99" fo:background-color="transparent" style:font-weight-asian="normal" style:font-weight-complex="normal"/>
    </style:style>
    <style:style style:name="P84" style:family="paragraph" style:parent-style-name="Heading_20_1">
      <style:text-properties fo:language="en" fo:country="US"/>
    </style:style>
    <style:style style:name="P85" style:family="paragraph" style:parent-style-name="Heading_20_1">
      <style:text-properties fo:language="en" fo:country="US" officeooo:rsid="00193a49" officeooo:paragraph-rsid="00193a49"/>
    </style:style>
    <style:style style:name="P86" style:family="paragraph" style:parent-style-name="Heading_20_1">
      <style:text-properties fo:language="en" fo:country="US" officeooo:rsid="04e79e03" officeooo:paragraph-rsid="04e79e03"/>
    </style:style>
    <style:style style:name="P87" style:family="paragraph" style:parent-style-name="Heading_20_1">
      <style:text-properties fo:language="en" fo:country="US" officeooo:rsid="0028c249" officeooo:paragraph-rsid="0028c249"/>
    </style:style>
    <style:style style:name="P88" style:family="paragraph" style:parent-style-name="Heading_20_1">
      <style:paragraph-properties fo:break-before="page"/>
      <style:text-properties fo:language="en" fo:country="US" officeooo:rsid="00103ec0"/>
    </style:style>
    <style:style style:name="P89" style:family="paragraph" style:parent-style-name="Heading_20_1">
      <style:paragraph-properties fo:break-before="page"/>
      <style:text-properties fo:language="en" fo:country="US" officeooo:rsid="006e6b8a" officeooo:paragraph-rsid="006e6b8a"/>
    </style:style>
    <style:style style:name="P90" style:family="paragraph" style:parent-style-name="Heading_20_1">
      <style:paragraph-properties fo:break-before="page"/>
      <style:text-properties fo:language="en" fo:country="US" officeooo:rsid="003d8f95" officeooo:paragraph-rsid="003d8f95"/>
    </style:style>
    <style:style style:name="P91" style:family="paragraph" style:parent-style-name="Text_20_body">
      <style:text-properties fo:language="en" fo:country="US" officeooo:paragraph-rsid="047f0bdd"/>
    </style:style>
    <style:style style:name="P92" style:family="paragraph" style:parent-style-name="Text_20_body">
      <style:text-properties fo:language="en" fo:country="US" officeooo:paragraph-rsid="086ce86c"/>
    </style:style>
    <style:style style:name="P93" style:family="paragraph" style:parent-style-name="Text_20_body">
      <style:text-properties fo:language="en" fo:country="US" officeooo:paragraph-rsid="086d5c8f"/>
    </style:style>
    <style:style style:name="P94" style:family="paragraph" style:parent-style-name="Text_20_body">
      <style:text-properties fo:language="en" fo:country="US" officeooo:paragraph-rsid="086daecd"/>
    </style:style>
    <style:style style:name="P95" style:family="paragraph" style:parent-style-name="Text_20_body">
      <style:text-properties fo:language="en" fo:country="US" officeooo:paragraph-rsid="086f2b52"/>
    </style:style>
    <style:style style:name="P96" style:family="paragraph" style:parent-style-name="Text_20_body">
      <style:text-properties officeooo:paragraph-rsid="0783bd7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language="en" fo:country="US" officeooo:rsid="042fc913"/>
    </style:style>
    <style:style style:name="T2" style:family="text">
      <style:text-properties style:use-window-font-color="true" fo:language="en" fo:country="US" officeooo:rsid="04332b21"/>
    </style:style>
    <style:style style:name="T3" style:family="text">
      <style:text-properties fo:language="en" fo:country="US" officeooo:rsid="0555798c"/>
    </style:style>
    <style:style style:name="T4" style:family="text">
      <style:text-properties fo:language="en" fo:country="US" officeooo:rsid="073cc898" fo:background-color="transparent"/>
    </style:style>
    <style:style style:name="T5" style:family="text">
      <style:text-properties fo:language="en" fo:country="US" officeooo:rsid="07401535" fo:background-color="transparent"/>
    </style:style>
    <style:style style:name="T6" style:family="text">
      <style:text-properties fo:language="en" fo:country="US" officeooo:rsid="026513ec"/>
    </style:style>
    <style:style style:name="T7" style:family="text">
      <style:text-properties fo:language="en" fo:country="US" officeooo:rsid="080e7698"/>
    </style:style>
    <style:style style:name="T8" style:family="text">
      <style:text-properties fo:language="en" fo:country="US" officeooo:rsid="080df08c"/>
    </style:style>
    <style:style style:name="T9" style:family="text">
      <style:text-properties officeooo:rsid="0831f366"/>
    </style:style>
    <style:style style:name="T10" style:family="text">
      <style:text-properties fo:background-color="transparent"/>
    </style:style>
    <style:style style:name="T11" style:family="text">
      <style:text-properties officeooo:rsid="06e665dd" fo:background-color="transparent"/>
    </style:style>
    <style:style style:name="T12" style:family="text">
      <style:text-properties officeooo:rsid="0539dc50" fo:background-color="transparent"/>
    </style:style>
    <style:style style:name="T13" style:family="text">
      <style:text-properties officeooo:rsid="053b7027" fo:background-color="transparent"/>
    </style:style>
    <style:style style:name="T14" style:family="text">
      <style:text-properties officeooo:rsid="0733b974" fo:background-color="transparent"/>
    </style:style>
    <style:style style:name="T15" style:family="text">
      <style:text-properties officeooo:rsid="031e4dd0" fo:background-color="transparent"/>
    </style:style>
    <style:style style:name="T16" style:family="text">
      <style:text-properties officeooo:rsid="031f56f2" fo:background-color="transparent"/>
    </style:style>
    <style:style style:name="T17" style:family="text">
      <style:text-properties officeooo:rsid="03280029" fo:background-color="transparent"/>
    </style:style>
    <style:style style:name="T18" style:family="text">
      <style:text-properties officeooo:rsid="03c41069" fo:background-color="transparent"/>
    </style:style>
    <style:style style:name="T19" style:family="text">
      <style:text-properties officeooo:rsid="0803a8ba" fo:background-color="transparent"/>
    </style:style>
    <style:style style:name="T20" style:family="text">
      <style:text-properties officeooo:rsid="0804d377" fo:background-color="transparent"/>
    </style:style>
    <style:style style:name="T21" style:family="text">
      <style:text-properties officeooo:rsid="03c5863a" fo:background-color="transparent"/>
    </style:style>
    <style:style style:name="T22" style:family="text">
      <style:text-properties officeooo:rsid="013082cb" fo:background-color="transparent"/>
    </style:style>
    <style:style style:name="T23" style:family="text">
      <style:text-properties officeooo:rsid="005abf04" fo:background-color="transparent"/>
    </style:style>
    <style:style style:name="T24" style:family="text">
      <style:text-properties officeooo:rsid="04415a37" fo:background-color="transparent"/>
    </style:style>
    <style:style style:name="T25" style:family="text">
      <style:text-properties officeooo:rsid="051d2f2c" fo:background-color="transparent"/>
    </style:style>
    <style:style style:name="T26" style:family="text">
      <style:text-properties officeooo:rsid="01e6936d" fo:background-color="transparent"/>
    </style:style>
    <style:style style:name="T27" style:family="text">
      <style:text-properties officeooo:rsid="02be8ec2" fo:background-color="transparent"/>
    </style:style>
    <style:style style:name="T28" style:family="text">
      <style:text-properties officeooo:rsid="0020f0b5" fo:background-color="transparent"/>
    </style:style>
    <style:style style:name="T29" style:family="text">
      <style:text-properties officeooo:rsid="00229035" fo:background-color="transparent"/>
    </style:style>
    <style:style style:name="T30" style:family="text">
      <style:text-properties officeooo:rsid="00444c4c" fo:background-color="transparent"/>
    </style:style>
    <style:style style:name="T31" style:family="text">
      <style:text-properties officeooo:rsid="0044984c" fo:background-color="transparent"/>
    </style:style>
    <style:style style:name="T32" style:family="text">
      <style:text-properties officeooo:rsid="005c2cbc" fo:background-color="transparent"/>
    </style:style>
    <style:style style:name="T33" style:family="text">
      <style:text-properties officeooo:rsid="00725fc2" fo:background-color="transparent"/>
    </style:style>
    <style:style style:name="T34" style:family="text">
      <style:text-properties officeooo:rsid="00735f24" fo:background-color="transparent"/>
    </style:style>
    <style:style style:name="T35" style:family="text">
      <style:text-properties officeooo:rsid="007390c7" fo:background-color="transparent"/>
    </style:style>
    <style:style style:name="T36" style:family="text">
      <style:text-properties officeooo:rsid="007d48b4" fo:background-color="transparent"/>
    </style:style>
    <style:style style:name="T37" style:family="text">
      <style:text-properties officeooo:rsid="011bfe6c" fo:background-color="transparent"/>
    </style:style>
    <style:style style:name="T38" style:family="text">
      <style:text-properties officeooo:rsid="012d76b8" fo:background-color="transparent"/>
    </style:style>
    <style:style style:name="T39" style:family="text">
      <style:text-properties officeooo:rsid="012f1a3c" fo:background-color="transparent"/>
    </style:style>
    <style:style style:name="T40" style:family="text">
      <style:text-properties officeooo:rsid="00621413" fo:background-color="transparent"/>
    </style:style>
    <style:style style:name="T41" style:family="text">
      <style:text-properties officeooo:rsid="0137a879" fo:background-color="transparent"/>
    </style:style>
    <style:style style:name="T42" style:family="text">
      <style:text-properties officeooo:rsid="0137ae09" fo:background-color="transparent"/>
    </style:style>
    <style:style style:name="T43" style:family="text">
      <style:text-properties officeooo:rsid="013ea5b7" fo:background-color="transparent"/>
    </style:style>
    <style:style style:name="T44" style:family="text">
      <style:text-properties officeooo:rsid="014304ce" fo:background-color="transparent"/>
    </style:style>
    <style:style style:name="T45" style:family="text">
      <style:text-properties officeooo:rsid="0144c7e1" fo:background-color="transparent"/>
    </style:style>
    <style:style style:name="T46" style:family="text">
      <style:text-properties officeooo:rsid="014668d8" fo:background-color="transparent"/>
    </style:style>
    <style:style style:name="T47" style:family="text">
      <style:text-properties officeooo:rsid="014aa658" fo:background-color="transparent"/>
    </style:style>
    <style:style style:name="T48" style:family="text">
      <style:text-properties officeooo:rsid="014bd276" fo:background-color="transparent"/>
    </style:style>
    <style:style style:name="T49" style:family="text">
      <style:text-properties officeooo:rsid="014d3e42" fo:background-color="transparent"/>
    </style:style>
    <style:style style:name="T50" style:family="text">
      <style:text-properties officeooo:rsid="00203263" fo:background-color="transparent"/>
    </style:style>
    <style:style style:name="T51" style:family="text">
      <style:text-properties officeooo:rsid="01160220" fo:background-color="transparent"/>
    </style:style>
    <style:style style:name="T52" style:family="text">
      <style:text-properties officeooo:rsid="01dc4a06" fo:background-color="transparent"/>
    </style:style>
    <style:style style:name="T53" style:family="text">
      <style:text-properties officeooo:rsid="01e17404" fo:background-color="transparent"/>
    </style:style>
    <style:style style:name="T54" style:family="text">
      <style:text-properties officeooo:rsid="01e4ae4e" fo:background-color="transparent"/>
    </style:style>
    <style:style style:name="T55" style:family="text">
      <style:text-properties officeooo:rsid="00572c42" fo:background-color="transparent"/>
    </style:style>
    <style:style style:name="T56" style:family="text">
      <style:text-properties officeooo:rsid="01fd79fa" fo:background-color="transparent"/>
    </style:style>
    <style:style style:name="T57" style:family="text">
      <style:text-properties officeooo:rsid="02bc10b8" fo:background-color="transparent"/>
    </style:style>
    <style:style style:name="T58" style:family="text">
      <style:text-properties officeooo:rsid="02d3dcf6" fo:background-color="transparent"/>
    </style:style>
    <style:style style:name="T59" style:family="text">
      <style:text-properties officeooo:rsid="02ddf35b" fo:background-color="transparent"/>
    </style:style>
    <style:style style:name="T60" style:family="text">
      <style:text-properties officeooo:rsid="037447a9" fo:background-color="transparent"/>
    </style:style>
    <style:style style:name="T61" style:family="text">
      <style:text-properties officeooo:rsid="03879bed" fo:background-color="transparent"/>
    </style:style>
    <style:style style:name="T62" style:family="text">
      <style:text-properties officeooo:rsid="0387ebd8" fo:background-color="transparent"/>
    </style:style>
    <style:style style:name="T63" style:family="text">
      <style:text-properties officeooo:rsid="038925bf" fo:background-color="transparent"/>
    </style:style>
    <style:style style:name="T64" style:family="text">
      <style:text-properties officeooo:rsid="03b3d65c" fo:background-color="transparent"/>
    </style:style>
    <style:style style:name="T65" style:family="text">
      <style:text-properties officeooo:rsid="03b49a46" fo:background-color="transparent"/>
    </style:style>
    <style:style style:name="T66" style:family="text">
      <style:text-properties officeooo:rsid="01f9bc11" fo:background-color="transparent"/>
    </style:style>
    <style:style style:name="T67" style:family="text">
      <style:text-properties officeooo:rsid="0457e601" fo:background-color="transparent"/>
    </style:style>
    <style:style style:name="T68" style:family="text">
      <style:text-properties officeooo:rsid="02d2b88a" fo:background-color="transparent"/>
    </style:style>
    <style:style style:name="T69" style:family="text">
      <style:text-properties officeooo:rsid="013d76df" fo:background-color="transparent"/>
    </style:style>
    <style:style style:name="T70" style:family="text">
      <style:text-properties officeooo:rsid="03a22e27" fo:background-color="transparent"/>
    </style:style>
    <style:style style:name="T71" style:family="text">
      <style:text-properties officeooo:rsid="01f6ef10" fo:background-color="transparent"/>
    </style:style>
    <style:style style:name="T72" style:family="text">
      <style:text-properties officeooo:rsid="0478a1ff" fo:background-color="transparent"/>
    </style:style>
    <style:style style:name="T73" style:family="text">
      <style:text-properties officeooo:rsid="01290faf" fo:background-color="transparent"/>
    </style:style>
    <style:style style:name="T74" style:family="text">
      <style:text-properties officeooo:rsid="0176f1d4" fo:background-color="transparent"/>
    </style:style>
    <style:style style:name="T75" style:family="text">
      <style:text-properties officeooo:rsid="047db93e" fo:background-color="transparent"/>
    </style:style>
    <style:style style:name="T76" style:family="text">
      <style:text-properties officeooo:rsid="047e1993" fo:background-color="transparent"/>
    </style:style>
    <style:style style:name="T77" style:family="text">
      <style:text-properties officeooo:rsid="047f0bdd" fo:background-color="transparent"/>
    </style:style>
    <style:style style:name="T78" style:family="text">
      <style:text-properties officeooo:rsid="0214c1cf" fo:background-color="transparent"/>
    </style:style>
    <style:style style:name="T79" style:family="text">
      <style:text-properties officeooo:rsid="02f0a1fc" fo:background-color="transparent"/>
    </style:style>
    <style:style style:name="T80" style:family="text">
      <style:text-properties officeooo:rsid="02164305" fo:background-color="transparent"/>
    </style:style>
    <style:style style:name="T81" style:family="text">
      <style:text-properties officeooo:rsid="04810425" fo:background-color="transparent"/>
    </style:style>
    <style:style style:name="T82" style:family="text">
      <style:text-properties officeooo:rsid="04896e11" fo:background-color="transparent"/>
    </style:style>
    <style:style style:name="T83" style:family="text">
      <style:text-properties officeooo:rsid="048d5606" fo:background-color="transparent"/>
    </style:style>
    <style:style style:name="T84" style:family="text">
      <style:text-properties officeooo:rsid="048f9943" fo:background-color="transparent"/>
    </style:style>
    <style:style style:name="T85" style:family="text">
      <style:text-properties officeooo:rsid="0494adec" fo:background-color="transparent"/>
    </style:style>
    <style:style style:name="T86" style:family="text">
      <style:text-properties officeooo:rsid="04984dcc" fo:background-color="transparent"/>
    </style:style>
    <style:style style:name="T87" style:family="text">
      <style:text-properties officeooo:rsid="04a01942" fo:background-color="transparent"/>
    </style:style>
    <style:style style:name="T88" style:family="text">
      <style:text-properties officeooo:rsid="04a04ea3" fo:background-color="transparent"/>
    </style:style>
    <style:style style:name="T89" style:family="text">
      <style:text-properties officeooo:rsid="04abf340" fo:background-color="transparent"/>
    </style:style>
    <style:style style:name="T90" style:family="text">
      <style:text-properties officeooo:rsid="04ad5bca" fo:background-color="transparent"/>
    </style:style>
    <style:style style:name="T91" style:family="text">
      <style:text-properties officeooo:rsid="04b0cc74" fo:background-color="transparent"/>
    </style:style>
    <style:style style:name="T92" style:family="text">
      <style:text-properties officeooo:rsid="04b20041" fo:background-color="transparent"/>
    </style:style>
    <style:style style:name="T93" style:family="text">
      <style:text-properties officeooo:rsid="04b28288" fo:background-color="transparent"/>
    </style:style>
    <style:style style:name="T94" style:family="text">
      <style:text-properties officeooo:rsid="04bacf03" fo:background-color="transparent"/>
    </style:style>
    <style:style style:name="T95" style:family="text">
      <style:text-properties officeooo:rsid="04be2f11" fo:background-color="transparent"/>
    </style:style>
    <style:style style:name="T96" style:family="text">
      <style:text-properties officeooo:rsid="04bea249" fo:background-color="transparent"/>
    </style:style>
    <style:style style:name="T97" style:family="text">
      <style:text-properties officeooo:rsid="04bfb476" fo:background-color="transparent"/>
    </style:style>
    <style:style style:name="T98" style:family="text">
      <style:text-properties officeooo:rsid="04c10649" fo:background-color="transparent"/>
    </style:style>
    <style:style style:name="T99" style:family="text">
      <style:text-properties officeooo:rsid="05206ff8" fo:background-color="transparent"/>
    </style:style>
    <style:style style:name="T100" style:family="text">
      <style:text-properties officeooo:rsid="0521fa7b" fo:background-color="transparent"/>
    </style:style>
    <style:style style:name="T101" style:family="text">
      <style:text-properties officeooo:rsid="03ef4c39" fo:background-color="transparent"/>
    </style:style>
    <style:style style:name="T102" style:family="text">
      <style:text-properties officeooo:rsid="03ef0f19" fo:background-color="transparent"/>
    </style:style>
    <style:style style:name="T103" style:family="text">
      <style:text-properties officeooo:rsid="03f2504f" fo:background-color="transparent"/>
    </style:style>
    <style:style style:name="T104" style:family="text">
      <style:text-properties officeooo:rsid="0533e71a" fo:background-color="transparent"/>
    </style:style>
    <style:style style:name="T105" style:family="text">
      <style:text-properties officeooo:rsid="053d4e0e" fo:background-color="transparent"/>
    </style:style>
    <style:style style:name="T106" style:family="text">
      <style:text-properties officeooo:rsid="056c7724" fo:background-color="transparent"/>
    </style:style>
    <style:style style:name="T107" style:family="text">
      <style:text-properties officeooo:rsid="056e58d7" fo:background-color="transparent"/>
    </style:style>
    <style:style style:name="T108" style:family="text">
      <style:text-properties officeooo:rsid="057224e0" fo:background-color="transparent"/>
    </style:style>
    <style:style style:name="T109" style:family="text">
      <style:text-properties officeooo:rsid="05a7281e" fo:background-color="transparent"/>
    </style:style>
    <style:style style:name="T110" style:family="text">
      <style:text-properties officeooo:rsid="05adcb68" fo:background-color="transparent"/>
    </style:style>
    <style:style style:name="T111" style:family="text">
      <style:text-properties officeooo:rsid="05af2326" fo:background-color="transparent"/>
    </style:style>
    <style:style style:name="T112" style:family="text">
      <style:text-properties officeooo:rsid="05b0c9fc" fo:background-color="transparent"/>
    </style:style>
    <style:style style:name="T113" style:family="text">
      <style:text-properties officeooo:rsid="05b2216d" fo:background-color="transparent"/>
    </style:style>
    <style:style style:name="T114" style:family="text">
      <style:text-properties officeooo:rsid="05b34c34" fo:background-color="transparent"/>
    </style:style>
    <style:style style:name="T115" style:family="text">
      <style:text-properties officeooo:rsid="05b4f127" fo:background-color="transparent"/>
    </style:style>
    <style:style style:name="T116" style:family="text">
      <style:text-properties officeooo:rsid="05b4fa8a" fo:background-color="transparent"/>
    </style:style>
    <style:style style:name="T117" style:family="text">
      <style:text-properties officeooo:rsid="05db5593" fo:background-color="transparent"/>
    </style:style>
    <style:style style:name="T118" style:family="text">
      <style:text-properties officeooo:rsid="05dc2030" fo:background-color="transparent"/>
    </style:style>
    <style:style style:name="T119" style:family="text">
      <style:text-properties officeooo:rsid="05ddcf4f" fo:background-color="transparent"/>
    </style:style>
    <style:style style:name="T120" style:family="text">
      <style:text-properties officeooo:rsid="05ef040f" fo:background-color="transparent"/>
    </style:style>
    <style:style style:name="T121" style:family="text">
      <style:text-properties officeooo:rsid="05f0441a" fo:background-color="transparent"/>
    </style:style>
    <style:style style:name="T122" style:family="text">
      <style:text-properties officeooo:rsid="05f24617" fo:background-color="transparent"/>
    </style:style>
    <style:style style:name="T123" style:family="text">
      <style:text-properties officeooo:rsid="05f3b307" fo:background-color="transparent"/>
    </style:style>
    <style:style style:name="T124" style:family="text">
      <style:text-properties officeooo:rsid="05f432ab" fo:background-color="transparent"/>
    </style:style>
    <style:style style:name="T125" style:family="text">
      <style:text-properties officeooo:rsid="05f5a0a3" fo:background-color="transparent"/>
    </style:style>
    <style:style style:name="T126" style:family="text">
      <style:text-properties officeooo:rsid="05f780fb" fo:background-color="transparent"/>
    </style:style>
    <style:style style:name="T127" style:family="text">
      <style:text-properties officeooo:rsid="05f7961f" fo:background-color="transparent"/>
    </style:style>
    <style:style style:name="T128" style:family="text">
      <style:text-properties officeooo:rsid="05f9345d" fo:background-color="transparent"/>
    </style:style>
    <style:style style:name="T129" style:family="text">
      <style:text-properties officeooo:rsid="06006028" fo:background-color="transparent"/>
    </style:style>
    <style:style style:name="T130" style:family="text">
      <style:text-properties officeooo:rsid="0600b18b" fo:background-color="transparent"/>
    </style:style>
    <style:style style:name="T131" style:family="text">
      <style:text-properties officeooo:rsid="0601e2db" fo:background-color="transparent"/>
    </style:style>
    <style:style style:name="T132" style:family="text">
      <style:text-properties officeooo:rsid="060285cc" fo:background-color="transparent"/>
    </style:style>
    <style:style style:name="T133" style:family="text">
      <style:text-properties officeooo:rsid="06045b15" fo:background-color="transparent"/>
    </style:style>
    <style:style style:name="T134" style:family="text">
      <style:text-properties officeooo:rsid="0605c35c" fo:background-color="transparent"/>
    </style:style>
    <style:style style:name="T135" style:family="text">
      <style:text-properties officeooo:rsid="0606c5c9" fo:background-color="transparent"/>
    </style:style>
    <style:style style:name="T136" style:family="text">
      <style:text-properties officeooo:rsid="0606f8b5" fo:background-color="transparent"/>
    </style:style>
    <style:style style:name="T137" style:family="text">
      <style:text-properties officeooo:rsid="0607033f" fo:background-color="transparent"/>
    </style:style>
    <style:style style:name="T138" style:family="text">
      <style:text-properties officeooo:rsid="060718aa" fo:background-color="transparent"/>
    </style:style>
    <style:style style:name="T139" style:family="text">
      <style:text-properties officeooo:rsid="0607cc10" fo:background-color="transparent"/>
    </style:style>
    <style:style style:name="T140" style:family="text">
      <style:text-properties officeooo:rsid="062eb231" fo:background-color="transparent"/>
    </style:style>
    <style:style style:name="T141" style:family="text">
      <style:text-properties officeooo:rsid="062f2f76" fo:background-color="transparent"/>
    </style:style>
    <style:style style:name="T142" style:family="text">
      <style:text-properties officeooo:rsid="0638c818" fo:background-color="transparent"/>
    </style:style>
    <style:style style:name="T143" style:family="text">
      <style:text-properties officeooo:rsid="069e98f5" fo:background-color="transparent"/>
    </style:style>
    <style:style style:name="T144" style:family="text">
      <style:text-properties officeooo:rsid="06b307de" fo:background-color="transparent"/>
    </style:style>
    <style:style style:name="T145" style:family="text">
      <style:text-properties officeooo:rsid="06b36fa6" fo:background-color="transparent"/>
    </style:style>
    <style:style style:name="T146" style:family="text">
      <style:text-properties officeooo:rsid="06b40883" fo:background-color="transparent"/>
    </style:style>
    <style:style style:name="T147" style:family="text">
      <style:text-properties officeooo:rsid="06c0011e" fo:background-color="transparent"/>
    </style:style>
    <style:style style:name="T148" style:family="text">
      <style:text-properties officeooo:rsid="06c16392" fo:background-color="transparent"/>
    </style:style>
    <style:style style:name="T149" style:family="text">
      <style:text-properties officeooo:rsid="05edd57c" fo:background-color="transparent"/>
    </style:style>
    <style:style style:name="T150" style:family="text">
      <style:text-properties officeooo:rsid="0302f35b" fo:background-color="transparent"/>
    </style:style>
    <style:style style:name="T151" style:family="text">
      <style:text-properties officeooo:rsid="06bf2cbf" fo:background-color="transparent"/>
    </style:style>
    <style:style style:name="T152" style:family="text">
      <style:text-properties officeooo:rsid="06cef0a6" fo:background-color="transparent"/>
    </style:style>
    <style:style style:name="T153" style:family="text">
      <style:text-properties officeooo:rsid="0703d8ac" fo:background-color="transparent"/>
    </style:style>
    <style:style style:name="T154" style:family="text">
      <style:text-properties officeooo:rsid="0704685a" fo:background-color="transparent"/>
    </style:style>
    <style:style style:name="T155" style:family="text">
      <style:text-properties officeooo:rsid="0705ba07" fo:background-color="transparent"/>
    </style:style>
    <style:style style:name="T156" style:family="text">
      <style:text-properties officeooo:rsid="07078eb1" fo:background-color="transparent"/>
    </style:style>
    <style:style style:name="T157" style:family="text">
      <style:text-properties officeooo:rsid="0708448d" fo:background-color="transparent"/>
    </style:style>
    <style:style style:name="T158" style:family="text">
      <style:text-properties officeooo:rsid="07091396" fo:background-color="transparent"/>
    </style:style>
    <style:style style:name="T159" style:family="text">
      <style:text-properties officeooo:rsid="070d953d" fo:background-color="transparent"/>
    </style:style>
    <style:style style:name="T160" style:family="text">
      <style:text-properties officeooo:rsid="070dde66" fo:background-color="transparent"/>
    </style:style>
    <style:style style:name="T161" style:family="text">
      <style:text-properties officeooo:rsid="05ce3a0e" fo:background-color="transparent"/>
    </style:style>
    <style:style style:name="T162" style:family="text">
      <style:text-properties officeooo:rsid="06a1aba8" fo:background-color="transparent"/>
    </style:style>
    <style:style style:name="T163" style:family="text">
      <style:text-properties officeooo:rsid="072268cd" fo:background-color="transparent"/>
    </style:style>
    <style:style style:name="T164" style:family="text">
      <style:text-properties officeooo:rsid="0723ea15" fo:background-color="transparent"/>
    </style:style>
    <style:style style:name="T165" style:family="text">
      <style:text-properties officeooo:rsid="07257603" fo:background-color="transparent"/>
    </style:style>
    <style:style style:name="T166" style:family="text">
      <style:text-properties officeooo:rsid="07280a09" fo:background-color="transparent"/>
    </style:style>
    <style:style style:name="T167" style:family="text">
      <style:text-properties officeooo:rsid="0733ddf2" fo:background-color="transparent"/>
    </style:style>
    <style:style style:name="T168" style:family="text">
      <style:text-properties officeooo:rsid="07422122" fo:background-color="transparent"/>
    </style:style>
    <style:style style:name="T169" style:family="text">
      <style:text-properties officeooo:rsid="0742758e" fo:background-color="transparent"/>
    </style:style>
    <style:style style:name="T170" style:family="text">
      <style:text-properties officeooo:rsid="0743d6c8" fo:background-color="transparent"/>
    </style:style>
    <style:style style:name="T171" style:family="text">
      <style:text-properties officeooo:rsid="01d2d413" fo:background-color="transparent"/>
    </style:style>
    <style:style style:name="T172" style:family="text">
      <style:text-properties officeooo:rsid="022409b0" fo:background-color="transparent"/>
    </style:style>
    <style:style style:name="T173" style:family="text">
      <style:text-properties officeooo:rsid="0327e8a4" fo:background-color="transparent"/>
    </style:style>
    <style:style style:name="T174" style:family="text">
      <style:text-properties officeooo:rsid="031bdb89" fo:background-color="transparent"/>
    </style:style>
    <style:style style:name="T175" style:family="text">
      <style:text-properties officeooo:rsid="06c317e3" fo:background-color="transparent"/>
    </style:style>
    <style:style style:name="T176" style:family="text">
      <style:text-properties officeooo:rsid="060be4b7" fo:background-color="transparent"/>
    </style:style>
    <style:style style:name="T177" style:family="text">
      <style:text-properties officeooo:rsid="03bfe4da" fo:background-color="transparent"/>
    </style:style>
    <style:style style:name="T178" style:family="text">
      <style:text-properties officeooo:rsid="03c046f6" fo:background-color="transparent"/>
    </style:style>
    <style:style style:name="T179" style:family="text">
      <style:text-properties officeooo:rsid="05a2156b" fo:background-color="transparent"/>
    </style:style>
    <style:style style:name="T180" style:family="text">
      <style:text-properties officeooo:rsid="07466442" fo:background-color="transparent"/>
    </style:style>
    <style:style style:name="T181" style:family="text">
      <style:text-properties officeooo:rsid="0754c940" fo:background-color="transparent"/>
    </style:style>
    <style:style style:name="T182" style:family="text">
      <style:text-properties officeooo:rsid="07563753" fo:background-color="transparent"/>
    </style:style>
    <style:style style:name="T183" style:family="text">
      <style:text-properties officeooo:rsid="01128371" fo:background-color="transparent"/>
    </style:style>
    <style:style style:name="T184" style:family="text">
      <style:text-properties officeooo:rsid="077a2d4d" fo:background-color="transparent"/>
    </style:style>
    <style:style style:name="T185" style:family="text">
      <style:text-properties officeooo:rsid="07790d3a" fo:background-color="transparent"/>
    </style:style>
    <style:style style:name="T186" style:family="text">
      <style:text-properties officeooo:rsid="06972c28" fo:background-color="transparent"/>
    </style:style>
    <style:style style:name="T187" style:family="text">
      <style:text-properties officeooo:rsid="078a660a" fo:background-color="transparent"/>
    </style:style>
    <style:style style:name="T188" style:family="text">
      <style:text-properties officeooo:rsid="07a9d16d" fo:background-color="transparent"/>
    </style:style>
    <style:style style:name="T189" style:family="text">
      <style:text-properties officeooo:rsid="07b22cad" fo:background-color="transparent"/>
    </style:style>
    <style:style style:name="T190" style:family="text">
      <style:text-properties officeooo:rsid="07b63322" fo:background-color="transparent"/>
    </style:style>
    <style:style style:name="T191" style:family="text">
      <style:text-properties officeooo:rsid="07b87cdc" fo:background-color="transparent"/>
    </style:style>
    <style:style style:name="T192" style:family="text">
      <style:text-properties officeooo:rsid="07c2a38b" fo:background-color="transparent"/>
    </style:style>
    <style:style style:name="T193" style:family="text">
      <style:text-properties officeooo:rsid="07c42d19" fo:background-color="transparent"/>
    </style:style>
    <style:style style:name="T194" style:family="text">
      <style:text-properties officeooo:rsid="07e3f9c2" fo:background-color="transparent"/>
    </style:style>
    <style:style style:name="T195" style:family="text">
      <style:text-properties officeooo:rsid="07e5250c" fo:background-color="transparent"/>
    </style:style>
    <style:style style:name="T196" style:family="text">
      <style:text-properties officeooo:rsid="07e6a832" fo:background-color="transparent"/>
    </style:style>
    <style:style style:name="T197" style:family="text">
      <style:text-properties officeooo:rsid="07e99747" fo:background-color="transparent"/>
    </style:style>
    <style:style style:name="T198" style:family="text">
      <style:text-properties officeooo:rsid="07eb3d07" fo:background-color="transparent"/>
    </style:style>
    <style:style style:name="T199" style:family="text">
      <style:text-properties officeooo:rsid="07ed3646" fo:background-color="transparent"/>
    </style:style>
    <style:style style:name="T200" style:family="text">
      <style:text-properties officeooo:rsid="07eeac77" fo:background-color="transparent"/>
    </style:style>
    <style:style style:name="T201" style:family="text">
      <style:text-properties officeooo:rsid="07eec066" fo:background-color="transparent"/>
    </style:style>
    <style:style style:name="T202" style:family="text">
      <style:text-properties officeooo:rsid="07efd7ae" fo:background-color="transparent"/>
    </style:style>
    <style:style style:name="T203" style:family="text">
      <style:text-properties officeooo:rsid="07f25411" fo:background-color="transparent"/>
    </style:style>
    <style:style style:name="T204" style:family="text">
      <style:text-properties officeooo:rsid="07f57ee0" fo:background-color="transparent"/>
    </style:style>
    <style:style style:name="T205" style:family="text">
      <style:text-properties officeooo:rsid="07f62e74" fo:background-color="transparent"/>
    </style:style>
    <style:style style:name="T206" style:family="text">
      <style:text-properties officeooo:rsid="07f8ff27" fo:background-color="transparent"/>
    </style:style>
    <style:style style:name="T207" style:family="text">
      <style:text-properties officeooo:rsid="07f965f8" fo:background-color="transparent"/>
    </style:style>
    <style:style style:name="T208" style:family="text">
      <style:text-properties officeooo:rsid="07fa7776" fo:background-color="transparent"/>
    </style:style>
    <style:style style:name="T209" style:family="text">
      <style:text-properties officeooo:rsid="07faab26" fo:background-color="transparent"/>
    </style:style>
    <style:style style:name="T210" style:family="text">
      <style:text-properties officeooo:rsid="07fb67cb" fo:background-color="transparent"/>
    </style:style>
    <style:style style:name="T211" style:family="text">
      <style:text-properties officeooo:rsid="07fc4a90" fo:background-color="transparent"/>
    </style:style>
    <style:style style:name="T212" style:family="text">
      <style:text-properties officeooo:rsid="07fccb3b" fo:background-color="transparent"/>
    </style:style>
    <style:style style:name="T213" style:family="text">
      <style:text-properties officeooo:rsid="07fe99c2" fo:background-color="transparent"/>
    </style:style>
    <style:style style:name="T214" style:family="text">
      <style:text-properties officeooo:rsid="07ff742c" fo:background-color="transparent"/>
    </style:style>
    <style:style style:name="T215" style:family="text">
      <style:text-properties officeooo:rsid="07ff982e" fo:background-color="transparent"/>
    </style:style>
    <style:style style:name="T216" style:family="text">
      <style:text-properties officeooo:rsid="080240a3" fo:background-color="transparent"/>
    </style:style>
    <style:style style:name="T217" style:family="text">
      <style:text-properties officeooo:rsid="08024ca2" fo:background-color="transparent"/>
    </style:style>
    <style:style style:name="T218" style:family="text">
      <style:text-properties officeooo:rsid="0831f366" fo:background-color="transparent"/>
    </style:style>
    <style:style style:name="T219" style:family="text">
      <style:text-properties officeooo:rsid="0847c63d" fo:background-color="transparent"/>
    </style:style>
    <style:style style:name="T220" style:family="text">
      <style:text-properties officeooo:rsid="084a0655" fo:background-color="transparent"/>
    </style:style>
    <style:style style:name="T221" style:family="text">
      <style:text-properties officeooo:rsid="01f39f3a" fo:background-color="transparent"/>
    </style:style>
    <style:style style:name="T222" style:family="text">
      <style:text-properties officeooo:rsid="0068ee3e" fo:background-color="transparent"/>
    </style:style>
    <style:style style:name="T223" style:family="text">
      <style:text-properties officeooo:rsid="02d91c03" fo:background-color="transparent"/>
    </style:style>
    <style:style style:name="T224" style:family="text">
      <style:text-properties officeooo:rsid="069ae66b" fo:background-color="transparent"/>
    </style:style>
    <style:style style:name="T225" style:family="text">
      <style:text-properties officeooo:rsid="013aa0d0" fo:background-color="transparent"/>
    </style:style>
    <style:style style:name="T226" style:family="text">
      <style:text-properties officeooo:rsid="0124b29f" fo:background-color="transparent"/>
    </style:style>
    <style:style style:name="T227" style:family="text">
      <style:text-properties officeooo:rsid="01f17e0b" fo:background-color="transparent"/>
    </style:style>
    <style:style style:name="T228" style:family="text">
      <style:text-properties officeooo:rsid="03860476" fo:background-color="transparent"/>
    </style:style>
    <style:style style:name="T229" style:family="text">
      <style:text-properties officeooo:rsid="01f2750d" fo:background-color="transparent"/>
    </style:style>
    <style:style style:name="T230" style:family="text">
      <style:text-properties officeooo:rsid="02cc2615" fo:background-color="transparent"/>
    </style:style>
    <style:style style:name="T231" style:family="text">
      <style:text-properties officeooo:rsid="07023e4d" fo:background-color="transparent"/>
    </style:style>
    <style:style style:name="T232" style:family="text">
      <style:text-properties officeooo:rsid="01f4caa0" fo:background-color="transparent"/>
    </style:style>
    <style:style style:name="T233" style:family="text">
      <style:text-properties officeooo:rsid="0125aa9e" fo:background-color="transparent"/>
    </style:style>
    <style:style style:name="T234" style:family="text">
      <style:text-properties officeooo:rsid="013bf4ed" fo:background-color="transparent"/>
    </style:style>
    <style:style style:name="T235" style:family="text">
      <style:text-properties officeooo:rsid="02ce22d2" fo:background-color="transparent"/>
    </style:style>
    <style:style style:name="T236" style:family="text">
      <style:text-properties officeooo:rsid="02ced265" fo:background-color="transparent"/>
    </style:style>
    <style:style style:name="T237" style:family="text">
      <style:text-properties officeooo:rsid="02db1148" fo:background-color="transparent"/>
    </style:style>
    <style:style style:name="T238" style:family="text">
      <style:text-properties officeooo:rsid="01f67d02" fo:background-color="transparent"/>
    </style:style>
    <style:style style:name="T239" style:family="text">
      <style:text-properties officeooo:rsid="04563325" fo:background-color="transparent"/>
    </style:style>
    <style:style style:name="T240" style:family="text">
      <style:text-properties officeooo:rsid="064d8e25" fo:background-color="transparent"/>
    </style:style>
    <style:style style:name="T241" style:family="text">
      <style:text-properties officeooo:rsid="086d5c8f" fo:background-color="transparent"/>
    </style:style>
    <style:style style:name="T242" style:family="text">
      <style:text-properties fo:language="en" fo:country="US"/>
    </style:style>
    <style:style style:name="T243" style:family="text">
      <style:text-properties fo:language="en" fo:country="US" officeooo:rsid="041cf0b9"/>
    </style:style>
    <style:style style:name="T244" style:family="text">
      <style:text-properties fo:language="en" fo:country="US" officeooo:rsid="06ef959d"/>
    </style:style>
    <style:style style:name="T245" style:family="text">
      <style:text-properties fo:language="en" fo:country="US" officeooo:rsid="00faa178"/>
    </style:style>
    <style:style style:name="T246" style:family="text">
      <style:text-properties fo:language="en" fo:country="US" officeooo:rsid="0011f860" fo:background-color="transparent"/>
    </style:style>
    <style:style style:name="T247" style:family="text">
      <style:text-properties fo:language="en" fo:country="US" officeooo:rsid="07401535" fo:background-color="transparent"/>
    </style:style>
    <style:style style:name="T248" style:family="text">
      <style:text-properties fo:language="en" fo:country="US" officeooo:rsid="010c617b" fo:background-color="transparent"/>
    </style:style>
    <style:style style:name="T249" style:family="text">
      <style:text-properties fo:language="en" fo:country="US" officeooo:rsid="07d766fd" fo:background-color="transparent"/>
    </style:style>
    <style:style style:name="T250" style:family="text">
      <style:text-properties fo:language="en" fo:country="US" officeooo:rsid="07d4c23c" fo:background-color="transparent"/>
    </style:style>
    <style:style style:name="T251" style:family="text">
      <style:text-properties fo:language="en" fo:country="US" officeooo:rsid="073cc898" fo:background-color="transparent"/>
    </style:style>
    <style:style style:name="T252" style:family="text">
      <style:text-properties fo:language="en" fo:country="US" officeooo:rsid="0591dec2" fo:background-color="transparent"/>
    </style:style>
    <style:style style:name="T253" style:family="text">
      <style:text-properties fo:language="en" fo:country="US" officeooo:rsid="05920303" fo:background-color="transparent"/>
    </style:style>
    <style:style style:name="T254" style:family="text">
      <style:text-properties fo:language="en" fo:country="US" officeooo:rsid="05932aab" fo:background-color="transparent"/>
    </style:style>
    <style:style style:name="T255" style:family="text">
      <style:text-properties fo:language="en" fo:country="US" officeooo:rsid="032f9c4d" fo:background-color="transparent"/>
    </style:style>
    <style:style style:name="T256" style:family="text">
      <style:text-properties fo:language="en" fo:country="US" officeooo:rsid="05405503" fo:background-color="transparent"/>
    </style:style>
    <style:style style:name="T257" style:family="text">
      <style:text-properties fo:language="en" fo:country="US" officeooo:rsid="057512a8" fo:background-color="transparent"/>
    </style:style>
    <style:style style:name="T258" style:family="text">
      <style:text-properties fo:language="en" fo:country="US" officeooo:rsid="04995404" fo:background-color="transparent"/>
    </style:style>
    <style:style style:name="T259" style:family="text">
      <style:text-properties fo:language="en" fo:country="US" officeooo:rsid="05dfaf8b" fo:background-color="transparent"/>
    </style:style>
    <style:style style:name="T260" style:family="text">
      <style:text-properties fo:language="en" fo:country="US" officeooo:rsid="05e04481" fo:background-color="transparent"/>
    </style:style>
    <style:style style:name="T261" style:family="text">
      <style:text-properties fo:language="en" fo:country="US" officeooo:rsid="05de30a5" fo:background-color="transparent"/>
    </style:style>
    <style:style style:name="T262" style:family="text">
      <style:text-properties fo:language="en" fo:country="US" officeooo:rsid="05df3973" fo:background-color="transparent"/>
    </style:style>
    <style:style style:name="T263" style:family="text">
      <style:text-properties fo:language="en" fo:country="US" officeooo:rsid="00bd64f1" fo:background-color="transparent"/>
    </style:style>
    <style:style style:name="T264" style:family="text">
      <style:text-properties fo:language="en" fo:country="US" officeooo:rsid="03b5a7da" fo:background-color="transparent"/>
    </style:style>
    <style:style style:name="T265" style:family="text">
      <style:text-properties fo:language="en" fo:country="US" officeooo:rsid="05794f0d" fo:background-color="transparent"/>
    </style:style>
    <style:style style:name="T266" style:family="text">
      <style:text-properties fo:language="en" fo:country="US" officeooo:rsid="019c5b58" fo:background-color="transparent"/>
    </style:style>
    <style:style style:name="T267" style:family="text">
      <style:text-properties fo:language="en" fo:country="US" officeooo:rsid="05de909b" fo:background-color="transparent"/>
    </style:style>
    <style:style style:name="T268" style:family="text">
      <style:text-properties fo:language="en" fo:country="US" officeooo:rsid="057d8b56" fo:background-color="transparent"/>
    </style:style>
    <style:style style:name="T269" style:family="text">
      <style:text-properties fo:language="en" fo:country="US" officeooo:rsid="06b5e90f" fo:background-color="transparent"/>
    </style:style>
    <style:style style:name="T270" style:family="text">
      <style:text-properties fo:language="en" fo:country="US" officeooo:rsid="054d7730" fo:background-color="transparent"/>
    </style:style>
    <style:style style:name="T271" style:family="text">
      <style:text-properties fo:language="en" fo:country="US" officeooo:rsid="054e1598" fo:background-color="transparent"/>
    </style:style>
    <style:style style:name="T272" style:family="text">
      <style:text-properties fo:language="en" fo:country="US" officeooo:rsid="05863946" fo:background-color="transparent"/>
    </style:style>
    <style:style style:name="T273" style:family="text">
      <style:text-properties fo:language="en" fo:country="US" officeooo:rsid="05539c01" fo:background-color="transparent"/>
    </style:style>
    <style:style style:name="T274" style:family="text">
      <style:text-properties fo:language="en" fo:country="US" officeooo:rsid="05880b60" fo:background-color="transparent"/>
    </style:style>
    <style:style style:name="T275" style:family="text">
      <style:text-properties fo:language="en" fo:country="US" officeooo:rsid="06b63069" fo:background-color="transparent"/>
    </style:style>
    <style:style style:name="T276" style:family="text">
      <style:text-properties fo:language="en" fo:country="US" officeooo:rsid="06b8fda7" fo:background-color="transparent"/>
    </style:style>
    <style:style style:name="T277" style:family="text">
      <style:text-properties fo:language="en" fo:country="US" officeooo:rsid="06ba1576" fo:background-color="transparent"/>
    </style:style>
    <style:style style:name="T278" style:family="text">
      <style:text-properties fo:language="en" fo:country="US" officeooo:rsid="0625d9b0" fo:background-color="transparent"/>
    </style:style>
    <style:style style:name="T279" style:family="text">
      <style:text-properties fo:language="en" fo:country="US" officeooo:rsid="0554a70b" fo:background-color="transparent"/>
    </style:style>
    <style:style style:name="T280" style:family="text">
      <style:text-properties fo:language="en" fo:country="US" officeooo:rsid="0588594f" fo:background-color="transparent"/>
    </style:style>
    <style:style style:name="T281" style:family="text">
      <style:text-properties fo:language="en" fo:country="US" officeooo:rsid="058a70f0" fo:background-color="transparent"/>
    </style:style>
    <style:style style:name="T282" style:family="text">
      <style:text-properties fo:language="en" fo:country="US" officeooo:rsid="06bb6977" fo:background-color="transparent"/>
    </style:style>
    <style:style style:name="T283" style:family="text">
      <style:text-properties fo:language="en" fo:country="US" officeooo:rsid="058b3340" fo:background-color="transparent"/>
    </style:style>
    <style:style style:name="T284" style:family="text">
      <style:text-properties fo:language="en" fo:country="US" officeooo:rsid="05e43dc7" fo:background-color="transparent"/>
    </style:style>
    <style:style style:name="T285" style:family="text">
      <style:text-properties fo:language="en" fo:country="US" officeooo:rsid="019f8105" fo:background-color="transparent"/>
    </style:style>
    <style:style style:name="T286" style:family="text">
      <style:text-properties fo:language="en" fo:country="US" officeooo:rsid="0555868a" fo:background-color="transparent"/>
    </style:style>
    <style:style style:name="T287" style:family="text">
      <style:text-properties fo:language="en" fo:country="US" officeooo:rsid="06bbd45d" fo:background-color="transparent"/>
    </style:style>
    <style:style style:name="T288" style:family="text">
      <style:text-properties fo:language="en" fo:country="US" officeooo:rsid="058ed8a3" fo:background-color="transparent"/>
    </style:style>
    <style:style style:name="T289" style:family="text">
      <style:text-properties fo:language="en" fo:country="US" officeooo:rsid="059074f0" fo:background-color="transparent"/>
    </style:style>
    <style:style style:name="T290" style:family="text">
      <style:text-properties fo:language="en" fo:country="US" officeooo:rsid="058f4fd0" fo:background-color="transparent"/>
    </style:style>
    <style:style style:name="T291" style:family="text">
      <style:text-properties fo:language="en" fo:country="US" officeooo:rsid="06b9c6aa" fo:background-color="transparent"/>
    </style:style>
    <style:style style:name="T292" style:family="text">
      <style:text-properties fo:language="en" fo:country="US" officeooo:rsid="05930f5f" fo:background-color="transparent"/>
    </style:style>
    <style:style style:name="T293" style:family="text">
      <style:text-properties fo:language="en" fo:country="US" officeooo:rsid="05ea8e06" fo:background-color="transparent"/>
    </style:style>
    <style:style style:name="T294" style:family="text">
      <style:text-properties fo:language="en" fo:country="US" officeooo:rsid="06269e3e" fo:background-color="transparent"/>
    </style:style>
    <style:style style:name="T295" style:family="text">
      <style:text-properties fo:language="en" fo:country="US" officeooo:rsid="05ead2bd" fo:background-color="transparent"/>
    </style:style>
    <style:style style:name="T296" style:family="text">
      <style:text-properties fo:language="en" fo:country="US" officeooo:rsid="0312e97b" fo:background-color="transparent"/>
    </style:style>
    <style:style style:name="T297" style:family="text">
      <style:text-properties fo:language="en" fo:country="US" officeooo:rsid="06bc18d9" fo:background-color="transparent"/>
    </style:style>
    <style:style style:name="T298" style:family="text">
      <style:text-properties fo:language="en" fo:country="US" officeooo:rsid="06575dcb" fo:background-color="transparent"/>
    </style:style>
    <style:style style:name="T299" style:family="text">
      <style:text-properties fo:language="en" fo:country="US" officeooo:rsid="0653475c" fo:background-color="transparent"/>
    </style:style>
    <style:style style:name="T300" style:family="text">
      <style:text-properties fo:language="en" fo:country="US" officeooo:rsid="06bd39fc" fo:background-color="transparent"/>
    </style:style>
    <style:style style:name="T301" style:family="text">
      <style:text-properties fo:language="en" fo:country="US" officeooo:rsid="07358960" fo:background-color="transparent"/>
    </style:style>
    <style:style style:name="T302" style:family="text">
      <style:text-properties fo:language="en" fo:country="US" officeooo:rsid="07369fdc" fo:background-color="transparent"/>
    </style:style>
    <style:style style:name="T303" style:family="text">
      <style:text-properties fo:language="en" fo:country="US" officeooo:rsid="0737f3d2" fo:background-color="transparent"/>
    </style:style>
    <style:style style:name="T304" style:family="text">
      <style:text-properties fo:language="en" fo:country="US" officeooo:rsid="073a4369" fo:background-color="transparent"/>
    </style:style>
    <style:style style:name="T305" style:family="text">
      <style:text-properties fo:language="en" fo:country="US" officeooo:rsid="073b663b" fo:background-color="transparent"/>
    </style:style>
    <style:style style:name="T306" style:family="text">
      <style:text-properties fo:language="en" fo:country="US" officeooo:rsid="0019b20b" fo:background-color="transparent"/>
    </style:style>
    <style:style style:name="T307" style:family="text">
      <style:text-properties fo:language="en" fo:country="US" officeooo:rsid="001cb392" fo:background-color="transparent"/>
    </style:style>
    <style:style style:name="T308" style:family="text">
      <style:text-properties fo:language="en" fo:country="US" officeooo:rsid="001c9083" fo:background-color="transparent"/>
    </style:style>
    <style:style style:name="T309" style:family="text">
      <style:text-properties fo:language="en" fo:country="US" officeooo:rsid="010afa79" fo:background-color="transparent"/>
    </style:style>
    <style:style style:name="T310" style:family="text">
      <style:text-properties fo:language="en" fo:country="US" officeooo:rsid="01ddb7ee" fo:background-color="transparent"/>
    </style:style>
    <style:style style:name="T311" style:family="text">
      <style:text-properties fo:language="en" fo:country="US" officeooo:rsid="06fb45fd" fo:background-color="transparent"/>
    </style:style>
    <style:style style:name="T312" style:family="text">
      <style:text-properties fo:language="en" fo:country="US" officeooo:rsid="00c089eb" fo:background-color="transparent"/>
    </style:style>
    <style:style style:name="T313" style:family="text">
      <style:text-properties fo:language="en" fo:country="US" officeooo:rsid="003eb6fc" fo:background-color="transparent"/>
    </style:style>
    <style:style style:name="T314" style:family="text">
      <style:text-properties fo:language="en" fo:country="US" officeooo:rsid="001bf251" fo:background-color="transparent"/>
    </style:style>
    <style:style style:name="T315" style:family="text">
      <style:text-properties fo:language="en" fo:country="US" officeooo:rsid="05c64773" fo:background-color="transparent"/>
    </style:style>
    <style:style style:name="T316" style:family="text">
      <style:text-properties fo:language="en" fo:country="US" officeooo:rsid="00ee1ff4" fo:background-color="transparent"/>
    </style:style>
    <style:style style:name="T317" style:family="text">
      <style:text-properties fo:language="en" fo:country="US" officeooo:rsid="055de97a" fo:background-color="transparent"/>
    </style:style>
    <style:style style:name="T318" style:family="text">
      <style:text-properties fo:language="en" fo:country="US" officeooo:rsid="07185fb4" fo:background-color="transparent"/>
    </style:style>
    <style:style style:name="T319" style:family="text">
      <style:text-properties fo:language="en" fo:country="US" officeooo:rsid="06a84b80" fo:background-color="transparent"/>
    </style:style>
    <style:style style:name="T320" style:family="text">
      <style:text-properties fo:language="en" fo:country="US" officeooo:rsid="071a10f3" fo:background-color="transparent"/>
    </style:style>
    <style:style style:name="T321" style:family="text">
      <style:text-properties fo:language="en" fo:country="US" officeooo:rsid="00821412" fo:background-color="transparent"/>
    </style:style>
    <style:style style:name="T322" style:family="text">
      <style:text-properties fo:language="en" fo:country="US" officeooo:rsid="0322e70e" fo:background-color="transparent"/>
    </style:style>
    <style:style style:name="T323" style:family="text">
      <style:text-properties fo:language="en" fo:country="US" officeooo:rsid="060dd12d" fo:background-color="transparent"/>
    </style:style>
    <style:style style:name="T324" style:family="text">
      <style:text-properties fo:language="en" fo:country="US" officeooo:rsid="03c9c7a9" fo:background-color="transparent"/>
    </style:style>
    <style:style style:name="T325" style:family="text">
      <style:text-properties fo:language="en" fo:country="US" officeooo:rsid="0329db65" fo:background-color="transparent"/>
    </style:style>
    <style:style style:name="T326" style:family="text">
      <style:text-properties fo:language="en" fo:country="US" officeooo:rsid="06c4cf03" fo:background-color="transparent"/>
    </style:style>
    <style:style style:name="T327" style:family="text">
      <style:text-properties fo:language="en" fo:country="US" officeooo:rsid="032d59ec" fo:background-color="transparent"/>
    </style:style>
    <style:style style:name="T328" style:family="text">
      <style:text-properties fo:language="en" fo:country="US" officeooo:rsid="032481cd" fo:background-color="transparent"/>
    </style:style>
    <style:style style:name="T329" style:family="text">
      <style:text-properties fo:language="en" fo:country="US" officeooo:rsid="06c523ff" fo:background-color="transparent"/>
    </style:style>
    <style:style style:name="T330" style:family="text">
      <style:text-properties fo:language="en" fo:country="US" officeooo:rsid="03cf0709" fo:background-color="transparent"/>
    </style:style>
    <style:style style:name="T331" style:family="text">
      <style:text-properties fo:language="en" fo:country="US" officeooo:rsid="03d07729" fo:background-color="transparent"/>
    </style:style>
    <style:style style:name="T332" style:family="text">
      <style:text-properties fo:language="en" fo:country="US" officeooo:rsid="0330a4a9" fo:background-color="transparent"/>
    </style:style>
    <style:style style:name="T333" style:family="text">
      <style:text-properties fo:language="en" fo:country="US" officeooo:rsid="01cadc36" fo:background-color="transparent"/>
    </style:style>
    <style:style style:name="T334" style:family="text">
      <style:text-properties fo:language="en" fo:country="US" officeooo:rsid="0275c7a6" fo:background-color="transparent"/>
    </style:style>
    <style:style style:name="T335" style:family="text">
      <style:text-properties fo:language="en" fo:country="US" officeooo:rsid="000a94ce" fo:background-color="transparent"/>
    </style:style>
    <style:style style:name="T336" style:family="text">
      <style:text-properties fo:language="en" fo:country="US" officeooo:rsid="0647e846" fo:background-color="transparent"/>
    </style:style>
    <style:style style:name="T337" style:family="text">
      <style:text-properties fo:language="en" fo:country="US" officeooo:rsid="0007fb78" fo:background-color="transparent"/>
    </style:style>
    <style:style style:name="T338" style:family="text">
      <style:text-properties fo:language="en" fo:country="US" officeooo:rsid="0770abeb" fo:background-color="transparent"/>
    </style:style>
    <style:style style:name="T339" style:family="text">
      <style:text-properties fo:language="en" fo:country="US" officeooo:rsid="01f39f3a" fo:background-color="transparent"/>
    </style:style>
    <style:style style:name="T340" style:family="text">
      <style:text-properties fo:language="en" fo:country="US" officeooo:rsid="0068ee3e" fo:background-color="transparent"/>
    </style:style>
    <style:style style:name="T341" style:family="text">
      <style:text-properties fo:language="en" fo:country="US" officeooo:rsid="02d91c03" fo:background-color="transparent"/>
    </style:style>
    <style:style style:name="T342" style:family="text">
      <style:text-properties fo:language="en" fo:country="US" officeooo:rsid="069ae66b" fo:background-color="transparent"/>
    </style:style>
    <style:style style:name="T343" style:family="text">
      <style:text-properties fo:language="en" fo:country="US" officeooo:rsid="013aa0d0" fo:background-color="transparent"/>
    </style:style>
    <style:style style:name="T344" style:family="text">
      <style:text-properties fo:language="en" fo:country="US" officeooo:rsid="0124b29f" fo:background-color="transparent"/>
    </style:style>
    <style:style style:name="T345" style:family="text">
      <style:text-properties fo:language="en" fo:country="US" officeooo:rsid="01f17e0b" fo:background-color="transparent"/>
    </style:style>
    <style:style style:name="T346" style:family="text">
      <style:text-properties fo:language="en" fo:country="US" officeooo:rsid="03860476" fo:background-color="transparent"/>
    </style:style>
    <style:style style:name="T347" style:family="text">
      <style:text-properties fo:language="en" fo:country="US" officeooo:rsid="01f2750d" fo:background-color="transparent"/>
    </style:style>
    <style:style style:name="T348" style:family="text">
      <style:text-properties fo:language="en" fo:country="US" officeooo:rsid="02cc2615" fo:background-color="transparent"/>
    </style:style>
    <style:style style:name="T349" style:family="text">
      <style:text-properties fo:language="en" fo:country="US" officeooo:rsid="07023e4d" fo:background-color="transparent"/>
    </style:style>
    <style:style style:name="T350" style:family="text">
      <style:text-properties fo:language="en" fo:country="US" officeooo:rsid="01f4caa0" fo:background-color="transparent"/>
    </style:style>
    <style:style style:name="T351" style:family="text">
      <style:text-properties fo:language="en" fo:country="US" officeooo:rsid="0125aa9e" fo:background-color="transparent"/>
    </style:style>
    <style:style style:name="T352" style:family="text">
      <style:text-properties fo:language="en" fo:country="US" officeooo:rsid="013bf4ed" fo:background-color="transparent"/>
    </style:style>
    <style:style style:name="T353" style:family="text">
      <style:text-properties fo:language="en" fo:country="US" officeooo:rsid="02ce22d2" fo:background-color="transparent"/>
    </style:style>
    <style:style style:name="T354" style:family="text">
      <style:text-properties fo:language="en" fo:country="US" officeooo:rsid="02ced265" fo:background-color="transparent"/>
    </style:style>
    <style:style style:name="T355" style:family="text">
      <style:text-properties fo:language="en" fo:country="US" officeooo:rsid="02db1148" fo:background-color="transparent"/>
    </style:style>
    <style:style style:name="T356" style:family="text">
      <style:text-properties fo:language="en" fo:country="US" officeooo:rsid="01f67d02" fo:background-color="transparent"/>
    </style:style>
    <style:style style:name="T357" style:family="text">
      <style:text-properties fo:language="en" fo:country="US" officeooo:rsid="04563325" fo:background-color="transparent"/>
    </style:style>
    <style:style style:name="T358" style:family="text">
      <style:text-properties fo:language="en" fo:country="US" officeooo:rsid="0783bd7e" fo:background-color="transparent"/>
    </style:style>
    <style:style style:name="T359" style:family="text">
      <style:text-properties fo:language="en" fo:country="US" officeooo:rsid="078b07dc" fo:background-color="transparent"/>
    </style:style>
    <style:style style:name="T360" style:family="text">
      <style:text-properties fo:language="en" fo:country="US" officeooo:rsid="078c85ca" fo:background-color="transparent"/>
    </style:style>
    <style:style style:name="T361" style:family="text">
      <style:text-properties fo:language="en" fo:country="US" officeooo:rsid="0795b939" fo:background-color="transparent"/>
    </style:style>
    <style:style style:name="T362" style:family="text">
      <style:text-properties fo:language="en" fo:country="US" officeooo:rsid="07a62504" fo:background-color="transparent"/>
    </style:style>
    <style:style style:name="T363" style:family="text">
      <style:text-properties fo:language="en" fo:country="US" officeooo:rsid="07a7d054" fo:background-color="transparent"/>
    </style:style>
    <style:style style:name="T364" style:family="text">
      <style:text-properties fo:language="en" fo:country="US" officeooo:rsid="07a82f19" fo:background-color="transparent"/>
    </style:style>
    <style:style style:name="T365" style:family="text">
      <style:text-properties fo:language="en" fo:country="US" officeooo:rsid="07c5618d" fo:background-color="transparent"/>
    </style:style>
    <style:style style:name="T366" style:family="text">
      <style:text-properties fo:language="en" fo:country="US" officeooo:rsid="07c72f32" fo:background-color="transparent"/>
    </style:style>
    <style:style style:name="T367" style:family="text">
      <style:text-properties fo:language="en" fo:country="US" officeooo:rsid="07c85689" fo:background-color="transparent"/>
    </style:style>
    <style:style style:name="T368" style:family="text">
      <style:text-properties fo:language="en" fo:country="US" officeooo:rsid="07c9c21c" fo:background-color="transparent"/>
    </style:style>
    <style:style style:name="T369" style:family="text">
      <style:text-properties fo:language="en" fo:country="US" officeooo:rsid="07caa9fc" fo:background-color="transparent"/>
    </style:style>
    <style:style style:name="T370" style:family="text">
      <style:text-properties fo:language="en" fo:country="US" officeooo:rsid="07cb9111" fo:background-color="transparent"/>
    </style:style>
    <style:style style:name="T371" style:family="text">
      <style:text-properties fo:language="en" fo:country="US" officeooo:rsid="07ccba98" fo:background-color="transparent"/>
    </style:style>
    <style:style style:name="T372" style:family="text">
      <style:text-properties fo:language="en" fo:country="US" officeooo:rsid="07cd791c" fo:background-color="transparent"/>
    </style:style>
    <style:style style:name="T373" style:family="text">
      <style:text-properties fo:language="en" fo:country="US" officeooo:rsid="07d0bf9a" fo:background-color="transparent"/>
    </style:style>
    <style:style style:name="T374" style:family="text">
      <style:text-properties fo:language="en" fo:country="US" officeooo:rsid="07d7f04d" fo:background-color="transparent"/>
    </style:style>
    <style:style style:name="T375" style:family="text">
      <style:text-properties fo:language="en" fo:country="US" officeooo:rsid="07d8ebe0" fo:background-color="transparent"/>
    </style:style>
    <style:style style:name="T376" style:family="text">
      <style:text-properties fo:language="en" fo:country="US" officeooo:rsid="07de777f" fo:background-color="transparent"/>
    </style:style>
    <style:style style:name="T377" style:family="text">
      <style:text-properties fo:language="en" fo:country="US" officeooo:rsid="07dece99" fo:background-color="transparent"/>
    </style:style>
    <style:style style:name="T378" style:family="text">
      <style:text-properties fo:language="en" fo:country="US" officeooo:rsid="07e1e20d" fo:background-color="transparent"/>
    </style:style>
    <style:style style:name="T379" style:family="text">
      <style:text-properties fo:language="en" fo:country="US" officeooo:rsid="07e28b7d" fo:background-color="transparent"/>
    </style:style>
    <style:style style:name="T380" style:family="text">
      <style:text-properties fo:language="en" fo:country="US" officeooo:rsid="0809a25a" fo:background-color="transparent"/>
    </style:style>
    <style:style style:name="T381" style:family="text">
      <style:text-properties fo:language="en" fo:country="US" officeooo:rsid="080abb10" fo:background-color="transparent"/>
    </style:style>
    <style:style style:name="T382" style:family="text">
      <style:text-properties fo:language="en" fo:country="US" officeooo:rsid="081a5556" fo:background-color="transparent"/>
    </style:style>
    <style:style style:name="T383" style:family="text">
      <style:text-properties fo:language="en" fo:country="US" officeooo:rsid="081b0ff5" fo:background-color="transparent"/>
    </style:style>
    <style:style style:name="T384" style:family="text">
      <style:text-properties fo:language="en" fo:country="US" officeooo:rsid="081c7cbe" fo:background-color="transparent"/>
    </style:style>
    <style:style style:name="T385" style:family="text">
      <style:text-properties fo:language="en" fo:country="US" officeooo:rsid="081e9a94" fo:background-color="transparent"/>
    </style:style>
    <style:style style:name="T386" style:family="text">
      <style:text-properties fo:language="en" fo:country="US" officeooo:rsid="08237aed" fo:background-color="transparent"/>
    </style:style>
    <style:style style:name="T387" style:family="text">
      <style:text-properties fo:language="en" fo:country="US" officeooo:rsid="08250e46" fo:background-color="transparent"/>
    </style:style>
    <style:style style:name="T388" style:family="text">
      <style:text-properties fo:language="en" fo:country="US" officeooo:rsid="084089bf" fo:background-color="transparent"/>
    </style:style>
    <style:style style:name="T389" style:family="text">
      <style:text-properties fo:language="en" fo:country="US" officeooo:rsid="0840ea7f" fo:background-color="transparent"/>
    </style:style>
    <style:style style:name="T390" style:family="text">
      <style:text-properties fo:language="en" fo:country="US" officeooo:rsid="0847c63d" fo:background-color="transparent"/>
    </style:style>
    <style:style style:name="T391" style:family="text">
      <style:text-properties fo:language="en" fo:country="US" officeooo:rsid="0847f885" fo:background-color="transparent"/>
    </style:style>
    <style:style style:name="T392" style:family="text">
      <style:text-properties fo:language="en" fo:country="US" officeooo:rsid="084baa64" fo:background-color="transparent"/>
    </style:style>
    <style:style style:name="T393" style:family="text">
      <style:text-properties fo:language="en" fo:country="US" officeooo:rsid="084eb7da" fo:background-color="transparent"/>
    </style:style>
    <style:style style:name="T394" style:family="text">
      <style:text-properties fo:language="en" fo:country="US" officeooo:rsid="085fa21c" fo:background-color="transparent"/>
    </style:style>
    <style:style style:name="T395" style:family="text">
      <style:text-properties fo:language="en" fo:country="US" officeooo:rsid="086d5c8f" fo:background-color="transparent"/>
    </style:style>
    <style:style style:name="T396" style:family="text">
      <style:text-properties fo:language="en" fo:country="US" officeooo:rsid="0019b20b"/>
    </style:style>
    <style:style style:name="T397" style:family="text">
      <style:text-properties fo:language="en" fo:country="US" officeooo:rsid="03f01b1f"/>
    </style:style>
    <style:style style:name="T398" style:family="text">
      <style:text-properties fo:language="en" fo:country="US" officeooo:rsid="0555798c"/>
    </style:style>
    <style:style style:name="T399" style:family="text">
      <style:text-properties fo:language="en" fo:country="US" officeooo:rsid="058b3340"/>
    </style:style>
    <style:style style:name="T400" style:family="text">
      <style:text-properties fo:language="en" fo:country="US" officeooo:rsid="01a80bec"/>
    </style:style>
    <style:style style:name="T401" style:family="text">
      <style:text-properties fo:language="en" fo:country="US" officeooo:rsid="026513ec"/>
    </style:style>
    <style:style style:name="T402" style:family="text">
      <style:text-properties fo:language="en" fo:country="US" officeooo:rsid="080e7698"/>
    </style:style>
    <style:style style:name="T403" style:family="text">
      <style:text-properties fo:language="en" fo:country="US" officeooo:rsid="080df08c"/>
    </style:style>
    <style:style style:name="T404" style:family="text">
      <style:text-properties fo:language="en" fo:country="US" officeooo:rsid="08134898"/>
    </style:style>
    <style:style style:name="T405" style:family="text">
      <style:text-properties fo:language="en" fo:country="US" officeooo:rsid="024fd10b"/>
    </style:style>
    <style:style style:name="T406" style:family="text">
      <style:text-properties fo:language="en" fo:country="US" officeooo:rsid="00156552"/>
    </style:style>
    <style:style style:name="T407" style:family="text">
      <style:text-properties fo:language="en" fo:country="US" officeooo:rsid="00134f3c"/>
    </style:style>
    <style:style style:name="T408" style:family="text">
      <style:text-properties fo:language="en" fo:country="US" fo:font-style="italic" officeooo:rsid="05dfaf8b" fo:background-color="transparent" style:font-style-asian="italic" style:font-style-complex="italic"/>
    </style:style>
    <style:style style:name="T409" style:family="text">
      <style:text-properties fo:language="en" fo:country="US" fo:font-style="italic" officeooo:rsid="0125aa9e" fo:background-color="transparent" style:font-style-asian="italic" style:font-style-complex="italic"/>
    </style:style>
    <style:style style:name="T410" style:family="text">
      <style:text-properties fo:language="en" fo:country="US" officeooo:rsid="05de30a5" fo:background-color="#ffff00"/>
    </style:style>
    <style:style style:name="T411" style:family="text">
      <style:text-properties fo:language="en" fo:country="US" officeooo:rsid="073cc898" fo:background-color="#ffff00"/>
    </style:style>
    <style:style style:name="T412" style:family="text">
      <style:text-properties fo:language="en" fo:country="US" officeooo:rsid="085fa21c" fo:background-color="#ffff00"/>
    </style:style>
    <style:style style:name="T413" style:family="text">
      <style:text-properties fo:language="en" fo:country="US" officeooo:rsid="058a70f0"/>
    </style:style>
    <style:style style:name="T414" style:family="text">
      <style:text-properties fo:language="en" fo:country="US" officeooo:rsid="05e08019"/>
    </style:style>
    <style:style style:name="T415" style:family="text">
      <style:text-properties fo:language="en" fo:country="US" officeooo:rsid="06ba1576"/>
    </style:style>
    <style:style style:name="T416" style:family="text">
      <style:text-properties fo:language="en" fo:country="US" officeooo:rsid="063f8aa9"/>
    </style:style>
    <style:style style:name="T417" style:family="text">
      <style:text-properties fo:language="en" fo:country="US" officeooo:rsid="06b8fda7"/>
    </style:style>
    <style:style style:name="T418" style:family="text">
      <style:text-properties fo:language="en" fo:country="US" officeooo:rsid="06bb6977"/>
    </style:style>
    <style:style style:name="T419" style:family="text">
      <style:text-properties fo:language="en" fo:country="US" officeooo:rsid="04ed9e43"/>
    </style:style>
    <style:style style:name="T420" style:family="text">
      <style:text-properties fo:language="en" fo:country="US" officeooo:rsid="06cbeb3b"/>
    </style:style>
    <style:style style:name="T421" style:family="text">
      <style:text-properties fo:language="en" fo:country="US" officeooo:rsid="021815fd"/>
    </style:style>
    <style:style style:name="T422" style:family="text">
      <style:text-properties fo:language="en" fo:country="US" officeooo:rsid="017cabaf"/>
    </style:style>
    <style:style style:name="T423" style:family="text">
      <style:text-properties fo:language="en" fo:country="US" officeooo:rsid="0741b706"/>
    </style:style>
    <style:style style:name="T424" style:family="text">
      <style:text-properties fo:language="en" fo:country="US" fo:font-style="normal" officeooo:rsid="0011f860" fo:background-color="transparent" style:font-style-asian="normal" style:font-style-complex="normal"/>
    </style:style>
    <style:style style:name="T425" style:family="text">
      <style:text-properties fo:language="en" fo:country="US" fo:font-style="normal" officeooo:rsid="00821412" fo:background-color="transparent" style:font-style-asian="normal" style:font-style-complex="normal"/>
    </style:style>
    <style:style style:name="T426" style:family="text">
      <style:text-properties fo:language="en" fo:country="US" fo:font-style="normal" officeooo:rsid="00faa178" style:font-style-asian="normal" style:font-style-complex="normal"/>
    </style:style>
    <style:style style:name="T427" style:family="text">
      <style:text-properties fo:language="en" fo:country="US" fo:font-style="normal" officeooo:rsid="0405a3ba" style:font-style-asian="normal" style:font-style-complex="normal"/>
    </style:style>
    <style:style style:name="T428" style:family="text">
      <style:text-properties fo:language="en" fo:country="US" officeooo:rsid="022409b0"/>
    </style:style>
    <style:style style:name="T429" style:family="text">
      <style:text-properties fo:language="en" fo:country="US" officeooo:rsid="075c2f86"/>
    </style:style>
    <style:style style:name="T430" style:family="text">
      <style:text-properties fo:language="en" fo:country="US" officeooo:rsid="075e1481"/>
    </style:style>
    <style:style style:name="T431" style:family="text">
      <style:text-properties fo:language="en" fo:country="US" officeooo:rsid="075e3ab5"/>
    </style:style>
    <style:style style:name="T432" style:family="text">
      <style:text-properties fo:language="en" fo:country="US" officeooo:rsid="075e67f0"/>
    </style:style>
    <style:style style:name="T433" style:family="text">
      <style:text-properties fo:language="en" fo:country="US" officeooo:rsid="0405a3ba"/>
    </style:style>
    <style:style style:name="T434" style:family="text">
      <style:text-properties fo:language="en" fo:country="US" officeooo:rsid="0007fb78"/>
    </style:style>
    <style:style style:name="T435" style:family="text">
      <style:text-properties fo:language="en" fo:country="US" officeooo:rsid="076692be"/>
    </style:style>
    <style:style style:name="T436" style:family="text">
      <style:text-properties fo:language="en" fo:country="US" officeooo:rsid="0783bd7e"/>
    </style:style>
    <style:style style:name="T437" style:family="text">
      <style:text-properties fo:language="en" fo:country="US" officeooo:rsid="0793fec0"/>
    </style:style>
    <style:style style:name="T438" style:family="text">
      <style:text-properties fo:language="en" fo:country="US" officeooo:rsid="0796f61a"/>
    </style:style>
    <style:style style:name="T439" style:family="text">
      <style:text-properties fo:language="en" fo:country="US" officeooo:rsid="0797e6e9"/>
    </style:style>
    <style:style style:name="T440" style:family="text">
      <style:text-properties fo:language="en" fo:country="US" officeooo:rsid="07bb04ba"/>
    </style:style>
    <style:style style:name="T441" style:family="text">
      <style:text-properties fo:language="en" fo:country="US" officeooo:rsid="07bc62c9"/>
    </style:style>
    <style:style style:name="T442" style:family="text">
      <style:text-properties fo:language="en" fo:country="US" officeooo:rsid="07bd896e"/>
    </style:style>
    <style:style style:name="T443" style:family="text">
      <style:text-properties fo:language="en" fo:country="US" officeooo:rsid="07cdd8e4"/>
    </style:style>
    <style:style style:name="T444" style:family="text">
      <style:text-properties fo:language="en" fo:country="US" officeooo:rsid="07ce7485"/>
    </style:style>
    <style:style style:name="T445" style:family="text">
      <style:text-properties fo:language="en" fo:country="US" officeooo:rsid="07cee293"/>
    </style:style>
    <style:style style:name="T446" style:family="text">
      <style:text-properties fo:language="en" fo:country="US" officeooo:rsid="07cf095a"/>
    </style:style>
    <style:style style:name="T447" style:family="text">
      <style:text-properties fo:language="en" fo:country="US" officeooo:rsid="07d00479"/>
    </style:style>
    <style:style style:name="T448" style:family="text">
      <style:text-properties fo:language="en" fo:country="US" officeooo:rsid="08066775"/>
    </style:style>
    <style:style style:name="T449" style:family="text">
      <style:text-properties fo:language="en" fo:country="US" officeooo:rsid="08082be2"/>
    </style:style>
    <style:style style:name="T450" style:family="text">
      <style:text-properties fo:language="en" fo:country="US" officeooo:rsid="0809068f"/>
    </style:style>
    <style:style style:name="T451" style:family="text">
      <style:text-properties fo:language="en" fo:country="US" officeooo:rsid="080dc3f8"/>
    </style:style>
    <style:style style:name="T452" style:family="text">
      <style:text-properties fo:language="en" fo:country="US" officeooo:rsid="08105763"/>
    </style:style>
    <style:style style:name="T453" style:family="text">
      <style:text-properties fo:language="en" fo:country="US" officeooo:rsid="08162e04"/>
    </style:style>
    <style:style style:name="T454" style:family="text">
      <style:text-properties fo:language="en" fo:country="US" officeooo:rsid="08221043"/>
    </style:style>
    <style:style style:name="T455" style:family="text">
      <style:text-properties fo:language="en" fo:country="US" officeooo:rsid="08349c17"/>
    </style:style>
    <style:style style:name="T456" style:family="text">
      <style:text-properties fo:language="en" fo:country="US" officeooo:rsid="0835588f"/>
    </style:style>
    <style:style style:name="T457" style:family="text">
      <style:text-properties fo:language="en" fo:country="US" officeooo:rsid="0840ea7f"/>
    </style:style>
    <style:style style:name="T458" style:family="text">
      <style:text-properties fo:language="en" fo:country="US" officeooo:rsid="0844464e"/>
    </style:style>
    <style:style style:name="T459" style:family="text">
      <style:text-properties fo:language="en" fo:country="US" officeooo:rsid="084baa64"/>
    </style:style>
    <style:style style:name="T460" style:family="text">
      <style:text-properties fo:language="en" fo:country="US" officeooo:rsid="085000db"/>
    </style:style>
    <style:style style:name="T461" style:family="text">
      <style:text-properties fo:language="en" fo:country="US" officeooo:rsid="08547380"/>
    </style:style>
    <style:style style:name="T462" style:family="text">
      <style:text-properties fo:language="en" fo:country="US" officeooo:rsid="0864b769"/>
    </style:style>
    <style:style style:name="T463" style:family="text">
      <style:text-properties fo:language="en" fo:country="US" officeooo:rsid="08683a1f"/>
    </style:style>
    <style:style style:name="T464" style:family="text">
      <style:text-properties fo:language="en" fo:country="US" officeooo:rsid="086ce86c"/>
    </style:style>
    <style:style style:name="T465" style:family="text">
      <style:text-properties style:use-window-font-color="true" fo:language="en" fo:country="US"/>
    </style:style>
    <style:style style:name="T466" style:family="text">
      <style:text-properties style:use-window-font-color="true" fo:language="en" fo:country="US" fo:font-style="italic" style:font-style-asian="italic" style:font-style-complex="italic"/>
    </style:style>
    <style:style style:name="T467" style:family="text">
      <style:text-properties style:use-window-font-color="true" fo:language="en" fo:country="US" officeooo:rsid="035e6c48"/>
    </style:style>
    <style:style style:name="T468" style:family="text">
      <style:text-properties style:use-window-font-color="true" fo:language="en" fo:country="US" officeooo:rsid="00236309"/>
    </style:style>
    <style:style style:name="T469" style:family="text">
      <style:text-properties style:use-window-font-color="true" fo:language="en" fo:country="US" officeooo:rsid="00236309" fo:background-color="transparent"/>
    </style:style>
    <style:style style:name="T470" style:family="text">
      <style:text-properties style:use-window-font-color="true" fo:language="en" fo:country="US" officeooo:rsid="02827451" fo:background-color="transparent"/>
    </style:style>
    <style:style style:name="T471" style:family="text">
      <style:text-properties style:use-window-font-color="true" fo:language="en" fo:country="US" officeooo:rsid="064abd53" fo:background-color="transparent"/>
    </style:style>
    <style:style style:name="T472" style:family="text">
      <style:text-properties style:use-window-font-color="true" fo:language="en" fo:country="US" officeooo:rsid="0434f2ec" fo:background-color="transparent"/>
    </style:style>
    <style:style style:name="T473" style:family="text">
      <style:text-properties style:use-window-font-color="true" fo:language="en" fo:country="US" officeooo:rsid="04faa93a" fo:background-color="transparent"/>
    </style:style>
    <style:style style:name="T474" style:family="text">
      <style:text-properties style:use-window-font-color="true" fo:language="en" fo:country="US" officeooo:rsid="0636431c" fo:background-color="transparent"/>
    </style:style>
    <style:style style:name="T475" style:family="text">
      <style:text-properties style:use-window-font-color="true" fo:language="en" fo:country="US" officeooo:rsid="0283f7ca" fo:background-color="transparent"/>
    </style:style>
    <style:style style:name="T476" style:family="text">
      <style:text-properties style:use-window-font-color="true" fo:language="en" fo:country="US" officeooo:rsid="02a0e757" fo:background-color="transparent"/>
    </style:style>
    <style:style style:name="T477" style:family="text">
      <style:text-properties style:use-window-font-color="true" fo:language="en" fo:country="US" officeooo:rsid="02861fad" fo:background-color="transparent"/>
    </style:style>
    <style:style style:name="T478" style:family="text">
      <style:text-properties style:use-window-font-color="true" fo:language="en" fo:country="US" officeooo:rsid="02f7af08" fo:background-color="transparent"/>
    </style:style>
    <style:style style:name="T479" style:family="text">
      <style:text-properties style:use-window-font-color="true" fo:language="en" fo:country="US" officeooo:rsid="02f71233" fo:background-color="transparent"/>
    </style:style>
    <style:style style:name="T480" style:family="text">
      <style:text-properties style:use-window-font-color="true" fo:language="en" fo:country="US" officeooo:rsid="028b33e7" fo:background-color="transparent"/>
    </style:style>
    <style:style style:name="T481" style:family="text">
      <style:text-properties style:use-window-font-color="true" fo:language="en" fo:country="US" officeooo:rsid="040c4879" fo:background-color="transparent"/>
    </style:style>
    <style:style style:name="T482" style:family="text">
      <style:text-properties style:use-window-font-color="true" fo:language="en" fo:country="US" officeooo:rsid="042daba7"/>
    </style:style>
    <style:style style:name="T483" style:family="text">
      <style:text-properties style:use-window-font-color="true" fo:language="en" fo:country="US" officeooo:rsid="04114696"/>
    </style:style>
    <style:style style:name="T484" style:family="text">
      <style:text-properties style:use-window-font-color="true" fo:language="en" fo:country="US" officeooo:rsid="01d17ab4"/>
    </style:style>
    <style:style style:name="T485" style:family="text">
      <style:text-properties style:use-window-font-color="true" fo:language="en" fo:country="US" officeooo:rsid="00299099"/>
    </style:style>
    <style:style style:name="T486" style:family="text">
      <style:text-properties style:use-window-font-color="true" fo:language="en" fo:country="US" officeooo:rsid="00eaa98d"/>
    </style:style>
    <style:style style:name="T487" style:family="text">
      <style:text-properties style:use-window-font-color="true" fo:language="en" fo:country="US" officeooo:rsid="079d0201"/>
    </style:style>
    <style:style style:name="T488" style:family="text">
      <style:text-properties style:use-window-font-color="true" fo:language="en" fo:country="US" officeooo:rsid="042fc913"/>
    </style:style>
    <style:style style:name="T489" style:family="text">
      <style:text-properties style:use-window-font-color="true" fo:language="en" fo:country="US" officeooo:rsid="04332b21"/>
    </style:style>
    <style:style style:name="T490" style:family="text">
      <style:text-properties style:use-window-font-color="true" fo:language="en" fo:country="US" fo:font-style="normal" officeooo:rsid="04361cc7" style:font-style-asian="normal" style:font-style-complex="normal"/>
    </style:style>
    <style:style style:name="T491" style:family="text">
      <style:text-properties style:use-window-font-color="true" fo:language="en" fo:country="US" fo:font-style="normal" officeooo:rsid="06f6a806" style:font-style-asian="normal" style:font-style-complex="normal"/>
    </style:style>
    <style:style style:name="T492" style:family="text">
      <style:text-properties style:use-window-font-color="true" fo:language="en" fo:country="US" fo:font-style="normal" officeooo:rsid="0437a8c8" style:font-style-asian="normal" style:font-style-complex="normal"/>
    </style:style>
    <style:style style:name="T493" style:family="text">
      <style:text-properties style:use-window-font-color="true" fo:language="en" fo:country="US" fo:font-style="normal" officeooo:rsid="050446d6" style:font-style-asian="normal" style:font-style-complex="normal"/>
    </style:style>
    <style:style style:name="T494" style:family="text">
      <style:text-properties style:use-window-font-color="true" fo:language="en" fo:country="US" fo:font-style="normal" officeooo:rsid="06f74d50" style:font-style-asian="normal" style:font-style-complex="normal"/>
    </style:style>
    <style:style style:name="T495" style:family="text">
      <style:text-properties style:use-window-font-color="true" fo:language="en" fo:country="US" fo:font-style="normal" officeooo:rsid="05c373db" style:font-style-asian="normal" style:font-style-complex="normal"/>
    </style:style>
    <style:style style:name="T496" style:family="text">
      <style:text-properties style:use-window-font-color="true" fo:language="en" fo:country="US" fo:font-style="normal" officeooo:rsid="0438dea0" style:font-style-asian="normal" style:font-style-complex="normal"/>
    </style:style>
    <style:style style:name="T497" style:family="text">
      <style:text-properties style:use-window-font-color="true" fo:language="en" fo:country="US" fo:font-style="normal" officeooo:rsid="028c52a6" style:font-style-asian="normal" style:font-style-complex="normal"/>
    </style:style>
    <style:style style:name="T498" style:family="text">
      <style:text-properties style:use-window-font-color="true" fo:language="en" fo:country="US" fo:font-style="normal" officeooo:rsid="085ec7ec" style:font-style-asian="normal" style:font-style-complex="normal"/>
    </style:style>
    <style:style style:name="T499" style:family="text">
      <style:text-properties style:use-window-font-color="true" fo:language="en" fo:country="US" fo:font-style="normal" officeooo:rsid="040c4879" fo:background-color="transparent" style:font-style-asian="normal" style:font-style-complex="normal"/>
    </style:style>
    <style:style style:name="T500" style:family="text">
      <style:text-properties style:use-window-font-color="true" fo:language="en" fo:country="US" fo:font-style="normal" officeooo:rsid="04361cc7" fo:background-color="transparent" style:font-style-asian="normal" style:font-style-complex="normal"/>
    </style:style>
    <style:style style:name="T501" style:family="text">
      <style:text-properties style:use-window-font-color="true" fo:language="en" fo:country="US" officeooo:rsid="043c24f1"/>
    </style:style>
    <style:style style:name="T502" style:family="text">
      <style:text-properties style:use-window-font-color="true" fo:language="en" fo:country="US" officeooo:rsid="00282206"/>
    </style:style>
    <style:style style:name="T503" style:family="text">
      <style:text-properties style:use-window-font-color="true" fo:language="en" fo:country="US" officeooo:rsid="0426c0cc"/>
    </style:style>
    <style:style style:name="T504" style:family="text">
      <style:text-properties style:use-window-font-color="true" fo:language="en" fo:country="US" officeooo:rsid="042cbbda"/>
    </style:style>
    <style:style style:name="T505" style:family="text">
      <style:text-properties style:use-window-font-color="true" fo:language="en" fo:country="US" officeooo:rsid="01ce6530"/>
    </style:style>
    <style:style style:name="T506" style:family="text">
      <style:text-properties style:use-window-font-color="true" fo:language="en" fo:country="US" officeooo:rsid="03623448"/>
    </style:style>
    <style:style style:name="T507" style:family="text">
      <style:text-properties style:use-window-font-color="true" fo:language="en" fo:country="US" officeooo:rsid="01ce6cfd"/>
    </style:style>
    <style:style style:name="T508" style:family="text">
      <style:text-properties style:use-window-font-color="true" fo:language="en" fo:country="US" officeooo:rsid="036124bc"/>
    </style:style>
    <style:style style:name="T509" style:family="text">
      <style:text-properties style:use-window-font-color="true" fo:language="en" fo:country="US" officeooo:rsid="0279bcd9"/>
    </style:style>
    <style:style style:name="T510" style:family="text">
      <style:text-properties style:use-window-font-color="true" fo:language="en" fo:country="US" officeooo:rsid="029ea267"/>
    </style:style>
    <style:style style:name="T511" style:family="text">
      <style:text-properties style:use-window-font-color="true" fo:language="en" fo:country="US" officeooo:rsid="0281cac1"/>
    </style:style>
    <style:style style:name="T512" style:family="text">
      <style:text-properties style:use-window-font-color="true" fo:language="en" fo:country="US" officeooo:rsid="00eb23c8"/>
    </style:style>
    <style:style style:name="T513" style:family="text">
      <style:text-properties style:use-window-font-color="true" fo:language="en" fo:country="US" officeooo:rsid="029f2053"/>
    </style:style>
    <style:style style:name="T514" style:family="text">
      <style:text-properties style:use-window-font-color="true" fo:language="en" fo:country="US" officeooo:rsid="05bfc2a9"/>
    </style:style>
    <style:style style:name="T515" style:family="text">
      <style:text-properties style:use-window-font-color="true" fo:language="en" fo:country="US" officeooo:rsid="05bcb050"/>
    </style:style>
    <style:style style:name="T516" style:family="text">
      <style:text-properties style:use-window-font-color="true" fo:language="en" fo:country="US" officeooo:rsid="04316aca"/>
    </style:style>
    <style:style style:name="T517" style:family="text">
      <style:text-properties style:use-window-font-color="true" fo:language="en" fo:country="US" officeooo:rsid="06f19c66"/>
    </style:style>
    <style:style style:name="T518" style:family="text">
      <style:text-properties style:use-window-font-color="true" fo:language="en" fo:country="US" officeooo:rsid="06f31d87"/>
    </style:style>
    <style:style style:name="T519" style:family="text">
      <style:text-properties style:use-window-font-color="true" fo:language="en" fo:country="US" officeooo:rsid="06f63592"/>
    </style:style>
    <style:style style:name="T520" style:family="text">
      <style:text-properties style:use-window-font-color="true" fo:language="en" fo:country="US" officeooo:rsid="02896755"/>
    </style:style>
    <style:style style:name="T521" style:family="text">
      <style:text-properties style:use-window-font-color="true" fo:language="en" fo:country="US" officeooo:rsid="02f47662"/>
    </style:style>
    <style:style style:name="T522" style:family="text">
      <style:text-properties style:use-window-font-color="true" fo:language="en" fo:country="US" officeooo:rsid="0501965f"/>
    </style:style>
    <style:style style:name="T523" style:family="text">
      <style:text-properties style:use-window-font-color="true" fo:language="en" fo:country="US" officeooo:rsid="04ff98b0"/>
    </style:style>
    <style:style style:name="T524" style:family="text">
      <style:text-properties style:use-window-font-color="true" fo:language="en" fo:country="US" officeooo:rsid="05c0ebc6"/>
    </style:style>
    <style:style style:name="T525" style:family="text">
      <style:text-properties style:use-window-font-color="true" fo:language="en" fo:country="US" officeooo:rsid="0500ca5f"/>
    </style:style>
    <style:style style:name="T526" style:family="text">
      <style:text-properties style:use-window-font-color="true" fo:language="en" fo:country="US" officeooo:rsid="028b32ca"/>
    </style:style>
    <style:style style:name="T527" style:family="text">
      <style:text-properties style:use-window-font-color="true" fo:language="en" fo:country="US" officeooo:rsid="03637da2"/>
    </style:style>
    <style:style style:name="T528" style:family="text">
      <style:text-properties style:use-window-font-color="true" fo:language="en" fo:country="US" officeooo:rsid="02a15ee3"/>
    </style:style>
    <style:style style:name="T529" style:family="text">
      <style:text-properties style:use-window-font-color="true" fo:language="en" fo:country="US" officeooo:rsid="04fe9e0e"/>
    </style:style>
    <style:style style:name="T530" style:family="text">
      <style:text-properties style:use-window-font-color="true" fo:language="en" fo:country="US" officeooo:rsid="05c17992"/>
    </style:style>
    <style:style style:name="T531" style:family="text">
      <style:text-properties style:use-window-font-color="true" fo:language="en" fo:country="US" officeooo:rsid="0412e567"/>
    </style:style>
    <style:style style:name="T532" style:family="text">
      <style:text-properties style:use-window-font-color="true" fo:language="en" fo:country="US" officeooo:rsid="05087425"/>
    </style:style>
    <style:style style:name="T533" style:family="text">
      <style:text-properties style:use-window-font-color="true" fo:language="en" fo:country="US" officeooo:rsid="050a65f9"/>
    </style:style>
    <style:style style:name="T534" style:family="text">
      <style:text-properties style:use-window-font-color="true" fo:language="en" fo:country="US" officeooo:rsid="050c4d99"/>
    </style:style>
    <style:style style:name="T535" style:family="text">
      <style:text-properties style:use-window-font-color="true" fo:language="en" fo:country="US" officeooo:rsid="02acce4b"/>
    </style:style>
    <style:style style:name="T536" style:family="text">
      <style:text-properties style:use-window-font-color="true" fo:language="en" fo:country="US" officeooo:rsid="028c52a6"/>
    </style:style>
    <style:style style:name="T537" style:family="text">
      <style:text-properties style:use-window-font-color="true" fo:language="en" fo:country="US" officeooo:rsid="03675329"/>
    </style:style>
    <style:style style:name="T538" style:family="text">
      <style:text-properties style:use-window-font-color="true" fo:language="en" fo:country="US" officeooo:rsid="02ad1e51"/>
    </style:style>
    <style:style style:name="T539" style:family="text">
      <style:text-properties style:use-window-font-color="true" fo:language="en" fo:country="US" officeooo:rsid="0414807f"/>
    </style:style>
    <style:style style:name="T540" style:family="text">
      <style:text-properties style:use-window-font-color="true" fo:language="en" fo:country="US" officeooo:rsid="076b127d"/>
    </style:style>
    <style:style style:name="T541" style:family="text">
      <style:text-properties style:use-window-font-color="true" fo:language="en" fo:country="US" officeooo:rsid="076c73e0"/>
    </style:style>
    <style:style style:name="T542" style:family="text">
      <style:text-properties style:use-window-font-color="true" fo:language="en" fo:country="US" officeooo:rsid="07989dd4"/>
    </style:style>
    <style:style style:name="T543" style:family="text">
      <style:text-properties style:use-window-font-color="true" fo:language="en" fo:country="US" officeooo:rsid="079a3c88"/>
    </style:style>
    <style:style style:name="T544" style:family="text">
      <style:text-properties style:use-window-font-color="true" fo:language="en" fo:country="US" officeooo:rsid="079acb1e"/>
    </style:style>
    <style:style style:name="T545" style:family="text">
      <style:text-properties style:use-window-font-color="true" fo:language="en" fo:country="US" officeooo:rsid="079cb0d6"/>
    </style:style>
    <style:style style:name="T546" style:family="text">
      <style:text-properties style:use-window-font-color="true" fo:language="en" fo:country="US" officeooo:rsid="079d9588"/>
    </style:style>
    <style:style style:name="T547" style:family="text">
      <style:text-properties style:use-window-font-color="true" fo:language="en" fo:country="US" officeooo:rsid="079f7a6b"/>
    </style:style>
    <style:style style:name="T548" style:family="text">
      <style:text-properties style:use-window-font-color="true" fo:language="en" fo:country="US" officeooo:rsid="07a032a3"/>
    </style:style>
    <style:style style:name="T549" style:family="text">
      <style:text-properties style:use-window-font-color="true" fo:language="en" fo:country="US" officeooo:rsid="07a2a1af"/>
    </style:style>
    <style:style style:name="T550" style:family="text">
      <style:text-properties style:use-window-font-color="true" fo:language="en" fo:country="US" officeooo:rsid="07a47edd"/>
    </style:style>
    <style:style style:name="T551" style:family="text">
      <style:text-properties style:use-window-font-color="true" fo:language="en" fo:country="US" officeooo:rsid="08386e89"/>
    </style:style>
    <style:style style:name="T552" style:family="text">
      <style:text-properties style:use-window-font-color="true" fo:language="en" fo:country="US" officeooo:rsid="083a5e60"/>
    </style:style>
    <style:style style:name="T553" style:family="text">
      <style:text-properties style:use-window-font-color="true" fo:language="en" fo:country="US" officeooo:rsid="083b05af"/>
    </style:style>
    <style:style style:name="T554" style:family="text">
      <style:text-properties style:use-window-font-color="true" fo:language="en" fo:country="US" officeooo:rsid="083c34b3"/>
    </style:style>
    <style:style style:name="T555" style:family="text">
      <style:text-properties style:use-window-font-color="true" fo:language="en" fo:country="US" officeooo:rsid="083c563f"/>
    </style:style>
    <style:style style:name="T556" style:family="text">
      <style:text-properties style:use-window-font-color="true" fo:language="en" fo:country="US" officeooo:rsid="083d898e"/>
    </style:style>
    <style:style style:name="T557" style:family="text">
      <style:text-properties style:use-window-font-color="true" fo:language="en" fo:country="US" officeooo:rsid="085957fb"/>
    </style:style>
    <style:style style:name="T558" style:family="text">
      <style:text-properties style:use-window-font-color="true" fo:language="en" fo:country="US" officeooo:rsid="085acea8"/>
    </style:style>
    <style:style style:name="T559" style:family="text">
      <style:text-properties style:use-window-font-color="true" fo:language="en" fo:country="US" officeooo:rsid="085ce512"/>
    </style:style>
    <style:style style:name="T560" style:family="text">
      <style:text-properties style:use-window-font-color="true" fo:language="en" fo:country="US" officeooo:rsid="085f4f5c"/>
    </style:style>
    <style:style style:name="T561" style:family="text">
      <style:text-properties style:use-window-font-color="true" fo:language="en" fo:country="US" officeooo:rsid="085fa21c"/>
    </style:style>
    <style:style style:name="T562" style:family="text">
      <style:text-properties style:use-window-font-color="true" fo:language="en" fo:country="US" officeooo:rsid="086902f9" fo:background-color="#ffff00"/>
    </style:style>
    <style:style style:name="T563" style:family="text">
      <style:text-properties style:use-window-font-color="true" officeooo:rsid="0414807f"/>
    </style:style>
    <style:style style:name="T564" style:family="text">
      <style:text-properties style:use-window-font-color="true" officeooo:rsid="0609bbb9"/>
    </style:style>
    <style:style style:name="T565" style:family="text">
      <style:text-properties officeooo:rsid="01d2d413"/>
    </style:style>
    <style:style style:name="T566" style:family="text">
      <style:text-properties officeooo:rsid="001af8ae"/>
    </style:style>
    <style:style style:name="T567" style:family="text">
      <style:text-properties fo:font-weight="normal" fo:background-color="transparent" style:font-weight-asian="normal" style:font-weight-complex="normal"/>
    </style:style>
    <style:style style:name="T568" style:family="text">
      <style:text-properties fo:font-weight="normal" officeooo:rsid="08415893" fo:background-color="transparent" style:font-weight-asian="normal" style:font-weight-complex="normal"/>
    </style:style>
    <style:style style:name="T569" style:family="text">
      <style:text-properties fo:font-weight="normal" officeooo:rsid="06972c28" fo:background-color="transparent" style:font-weight-asian="normal" style:font-weight-complex="normal"/>
    </style:style>
    <style:style style:name="T570" style:family="text">
      <style:text-properties fo:font-weight="normal" officeooo:rsid="077a8aec" fo:background-color="transparent" style:font-weight-asian="normal" style:font-weight-complex="normal"/>
    </style:style>
    <style:style style:name="T571" style:family="text">
      <style:text-properties fo:font-weight="normal" officeooo:rsid="0446f2d8" fo:background-color="transparent" style:font-weight-asian="normal" style:font-weight-complex="normal"/>
    </style:style>
    <style:style style:name="T572" style:family="text">
      <style:text-properties fo:font-weight="normal" officeooo:rsid="044a04ac" fo:background-color="transparent" style:font-weight-asian="normal" style:font-weight-complex="normal"/>
    </style:style>
    <style:style style:name="T573" style:family="text">
      <style:text-properties fo:font-weight="normal" officeooo:rsid="0115a8de" fo:background-color="transparent" style:font-weight-asian="normal" style:font-weight-complex="normal"/>
    </style:style>
    <style:style style:name="T574" style:family="text">
      <style:text-properties fo:font-weight="normal" officeooo:rsid="01160220" fo:background-color="transparent" style:font-weight-asian="normal" style:font-weight-complex="normal"/>
    </style:style>
    <style:style style:name="T575" style:family="text">
      <style:text-properties fo:font-weight="normal" officeooo:rsid="00221ab5" fo:background-color="transparent" style:font-weight-asian="normal" style:font-weight-complex="normal"/>
    </style:style>
    <style:style style:name="T576" style:family="text">
      <style:text-properties fo:font-weight="normal" officeooo:rsid="011dc62d" fo:background-color="transparent" style:font-weight-asian="normal" style:font-weight-complex="normal"/>
    </style:style>
    <style:style style:name="T577" style:family="text">
      <style:text-properties fo:font-weight="normal" officeooo:rsid="0132fc1d" fo:background-color="transparent" style:font-weight-asian="normal" style:font-weight-complex="normal"/>
    </style:style>
    <style:style style:name="T578" style:family="text">
      <style:text-properties fo:font-weight="normal" officeooo:rsid="0066386e" fo:background-color="transparent" style:font-weight-asian="normal" style:font-weight-complex="normal"/>
    </style:style>
    <style:style style:name="T579" style:family="text">
      <style:text-properties fo:font-weight="normal" officeooo:rsid="0137fb6b" fo:background-color="transparent" style:font-weight-asian="normal" style:font-weight-complex="normal"/>
    </style:style>
    <style:style style:name="T580" style:family="text">
      <style:text-properties fo:font-weight="normal" officeooo:rsid="01ea018b" fo:background-color="transparent" style:font-weight-asian="normal" style:font-weight-complex="normal"/>
    </style:style>
    <style:style style:name="T581" style:family="text">
      <style:text-properties fo:font-weight="normal" officeooo:rsid="01ebe158" fo:background-color="transparent" style:font-weight-asian="normal" style:font-weight-complex="normal"/>
    </style:style>
    <style:style style:name="T582" style:family="text">
      <style:text-properties fo:font-weight="normal" officeooo:rsid="02c1a702" fo:background-color="transparent" style:font-weight-asian="normal" style:font-weight-complex="normal"/>
    </style:style>
    <style:style style:name="T583" style:family="text">
      <style:text-properties fo:font-weight="normal" officeooo:rsid="02c28c72" fo:background-color="transparent" style:font-weight-asian="normal" style:font-weight-complex="normal"/>
    </style:style>
    <style:style style:name="T584" style:family="text">
      <style:text-properties fo:font-weight="normal" officeooo:rsid="03736b2e" fo:background-color="transparent" style:font-weight-asian="normal" style:font-weight-complex="normal"/>
    </style:style>
    <style:style style:name="T585" style:family="text">
      <style:text-properties fo:font-weight="normal" officeooo:rsid="0375186c" fo:background-color="transparent" style:font-weight-asian="normal" style:font-weight-complex="normal"/>
    </style:style>
    <style:style style:name="T586" style:family="text">
      <style:text-properties fo:font-weight="normal" officeooo:rsid="037c4159" fo:background-color="transparent" style:font-weight-asian="normal" style:font-weight-complex="normal"/>
    </style:style>
    <style:style style:name="T587" style:family="text">
      <style:text-properties fo:font-weight="normal" officeooo:rsid="037d4959" fo:background-color="transparent" style:font-weight-asian="normal" style:font-weight-complex="normal"/>
    </style:style>
    <style:style style:name="T588" style:family="text">
      <style:text-properties fo:font-weight="normal" officeooo:rsid="0380e37e" fo:background-color="transparent" style:font-weight-asian="normal" style:font-weight-complex="normal"/>
    </style:style>
    <style:style style:name="T589" style:family="text">
      <style:text-properties fo:font-weight="normal" officeooo:rsid="0443fe6f" fo:background-color="transparent" style:font-weight-asian="normal" style:font-weight-complex="normal"/>
    </style:style>
    <style:style style:name="T590" style:family="text">
      <style:text-properties fo:font-weight="normal" officeooo:rsid="0445ccf4" fo:background-color="transparent" style:font-weight-asian="normal" style:font-weight-complex="normal"/>
    </style:style>
    <style:style style:name="T591" style:family="text">
      <style:text-properties fo:font-weight="normal" officeooo:rsid="0448d49a" fo:background-color="transparent" style:font-weight-asian="normal" style:font-weight-complex="normal"/>
    </style:style>
    <style:style style:name="T592" style:family="text">
      <style:text-properties fo:font-weight="normal" officeooo:rsid="044c01c4" fo:background-color="transparent" style:font-weight-asian="normal" style:font-weight-complex="normal"/>
    </style:style>
    <style:style style:name="T593" style:family="text">
      <style:text-properties fo:font-weight="normal" officeooo:rsid="044dbc7f" fo:background-color="transparent" style:font-weight-asian="normal" style:font-weight-complex="normal"/>
    </style:style>
    <style:style style:name="T594" style:family="text">
      <style:text-properties fo:font-weight="normal" officeooo:rsid="044ee90b" fo:background-color="transparent" style:font-weight-asian="normal" style:font-weight-complex="normal"/>
    </style:style>
    <style:style style:name="T595" style:family="text">
      <style:text-properties fo:font-weight="normal" officeooo:rsid="0451206e" fo:background-color="transparent" style:font-weight-asian="normal" style:font-weight-complex="normal"/>
    </style:style>
    <style:style style:name="T596" style:family="text">
      <style:text-properties fo:font-weight="normal" officeooo:rsid="04529dc0" fo:background-color="transparent" style:font-weight-asian="normal" style:font-weight-complex="normal"/>
    </style:style>
    <style:style style:name="T597" style:family="text">
      <style:text-properties fo:font-weight="normal" officeooo:rsid="0512db7b" fo:background-color="transparent" style:font-weight-asian="normal" style:font-weight-complex="normal"/>
    </style:style>
    <style:style style:name="T598" style:family="text">
      <style:text-properties fo:font-weight="normal" officeooo:rsid="05161255" fo:background-color="transparent" style:font-weight-asian="normal" style:font-weight-complex="normal"/>
    </style:style>
    <style:style style:name="T599" style:family="text">
      <style:text-properties fo:font-weight="normal" officeooo:rsid="0517075b" fo:background-color="transparent" style:font-weight-asian="normal" style:font-weight-complex="normal"/>
    </style:style>
    <style:style style:name="T600" style:family="text">
      <style:text-properties fo:font-weight="normal" officeooo:rsid="0525e84f" fo:background-color="transparent" style:font-weight-asian="normal" style:font-weight-complex="normal"/>
    </style:style>
    <style:style style:name="T601" style:family="text">
      <style:text-properties fo:font-weight="normal" officeooo:rsid="0528b2b8" fo:background-color="transparent" style:font-weight-asian="normal" style:font-weight-complex="normal"/>
    </style:style>
    <style:style style:name="T602" style:family="text">
      <style:text-properties fo:font-weight="normal" officeooo:rsid="05c9c8d7" fo:background-color="transparent" style:font-weight-asian="normal" style:font-weight-complex="normal"/>
    </style:style>
    <style:style style:name="T603" style:family="text">
      <style:text-properties fo:font-weight="normal" officeooo:rsid="061d6692" fo:background-color="transparent" style:font-weight-asian="normal" style:font-weight-complex="normal"/>
    </style:style>
    <style:style style:name="T604" style:family="text">
      <style:text-properties fo:font-weight="normal" officeooo:rsid="067ca87a" fo:background-color="transparent" style:font-weight-asian="normal" style:font-weight-complex="normal"/>
    </style:style>
    <style:style style:name="T605" style:family="text">
      <style:text-properties fo:font-weight="normal" officeooo:rsid="069ae66b" fo:background-color="transparent" style:font-weight-asian="normal" style:font-weight-complex="normal"/>
    </style:style>
    <style:style style:name="T606" style:family="text">
      <style:text-properties fo:font-weight="normal" officeooo:rsid="069b9cee" fo:background-color="transparent" style:font-weight-asian="normal" style:font-weight-complex="normal"/>
    </style:style>
    <style:style style:name="T607" style:family="text">
      <style:text-properties fo:font-weight="normal" officeooo:rsid="05281bd6" fo:background-color="transparent" style:font-weight-asian="normal" style:font-weight-complex="normal"/>
    </style:style>
    <style:style style:name="T608" style:family="text">
      <style:text-properties fo:font-weight="normal" officeooo:rsid="061bc4e4" fo:background-color="transparent" style:font-weight-asian="normal" style:font-weight-complex="normal"/>
    </style:style>
    <style:style style:name="T609" style:family="text">
      <style:text-properties fo:font-weight="normal" officeooo:rsid="0708a199" fo:background-color="transparent" style:font-weight-asian="normal" style:font-weight-complex="normal"/>
    </style:style>
    <style:style style:name="T610" style:family="text">
      <style:text-properties fo:font-weight="normal" officeooo:rsid="06aaf320" fo:background-color="transparent" style:font-weight-asian="normal" style:font-weight-complex="normal"/>
    </style:style>
    <style:style style:name="T611" style:family="text">
      <style:text-properties fo:font-weight="normal" officeooo:rsid="070a468c" fo:background-color="transparent" style:font-weight-asian="normal" style:font-weight-complex="normal"/>
    </style:style>
    <style:style style:name="T612" style:family="text">
      <style:text-properties fo:font-weight="normal" officeooo:rsid="070c19c0" fo:background-color="transparent" style:font-weight-asian="normal" style:font-weight-complex="normal"/>
    </style:style>
    <style:style style:name="T613" style:family="text">
      <style:text-properties fo:font-weight="normal" officeooo:rsid="07ad432b" fo:background-color="transparent" style:font-weight-asian="normal" style:font-weight-complex="normal"/>
    </style:style>
    <style:style style:name="T614" style:family="text">
      <style:text-properties fo:font-weight="normal" officeooo:rsid="07ade9b9" fo:background-color="transparent" style:font-weight-asian="normal" style:font-weight-complex="normal"/>
    </style:style>
    <style:style style:name="T615" style:family="text">
      <style:text-properties fo:font-weight="normal" officeooo:rsid="07af6092" fo:background-color="transparent" style:font-weight-asian="normal" style:font-weight-complex="normal"/>
    </style:style>
    <style:style style:name="T616" style:family="text">
      <style:text-properties fo:font-weight="normal" officeooo:rsid="07b08b2a" fo:background-color="transparent" style:font-weight-asian="normal" style:font-weight-complex="normal"/>
    </style:style>
    <style:style style:name="T617" style:family="text">
      <style:text-properties fo:font-weight="normal" officeooo:rsid="07b1a3e1" fo:background-color="transparent" style:font-weight-asian="normal" style:font-weight-complex="normal"/>
    </style:style>
    <style:style style:name="T618" style:family="text">
      <style:text-properties fo:font-weight="normal" officeooo:rsid="08193397" fo:background-color="transparent" style:font-weight-asian="normal" style:font-weight-complex="normal"/>
    </style:style>
    <style:style style:name="T619" style:family="text">
      <style:text-properties fo:font-weight="normal" officeooo:rsid="0861dd75" fo:background-color="transparent" style:font-weight-asian="normal" style:font-weight-complex="normal"/>
    </style:style>
    <style:style style:name="T620" style:family="text">
      <style:text-properties fo:font-weight="normal" officeooo:rsid="086b3c7c" fo:background-color="transparent" style:font-weight-asian="normal" style:font-weight-complex="normal"/>
    </style:style>
    <style:style style:name="T621" style:family="text">
      <style:text-properties fo:font-weight="normal" style:font-weight-asian="normal" style:font-weight-complex="normal"/>
    </style:style>
    <style:style style:name="T622" style:family="text">
      <style:text-properties fo:font-weight="normal" officeooo:rsid="0019b20b" style:font-weight-asian="normal" style:font-weight-complex="normal"/>
    </style:style>
    <style:style style:name="T623" style:family="text">
      <style:text-properties fo:font-weight="normal" officeooo:rsid="001de278" style:font-weight-asian="normal" style:font-weight-complex="normal"/>
    </style:style>
    <style:style style:name="T624" style:family="text">
      <style:text-properties fo:font-weight="normal" officeooo:rsid="00221ab5" style:font-weight-asian="normal" style:font-weight-complex="normal"/>
    </style:style>
    <style:style style:name="T625" style:family="text">
      <style:text-properties fo:font-weight="normal" officeooo:rsid="003f72e2" style:font-weight-asian="normal" style:font-weight-complex="normal"/>
    </style:style>
    <style:style style:name="T626" style:family="text">
      <style:text-properties fo:font-weight="normal" officeooo:rsid="0040bfaa" style:font-weight-asian="normal" style:font-weight-complex="normal"/>
    </style:style>
    <style:style style:name="T627" style:family="text">
      <style:text-properties fo:font-weight="normal" officeooo:rsid="00425618" style:font-weight-asian="normal" style:font-weight-complex="normal"/>
    </style:style>
    <style:style style:name="T628" style:family="text">
      <style:text-properties fo:font-weight="normal" officeooo:rsid="00c214a6" style:font-weight-asian="normal" style:font-weight-complex="normal"/>
    </style:style>
    <style:style style:name="T629" style:family="text">
      <style:text-properties fo:font-weight="normal" officeooo:rsid="00c40e18" style:font-weight-asian="normal" style:font-weight-complex="normal"/>
    </style:style>
    <style:style style:name="T630" style:family="text">
      <style:text-properties fo:font-weight="normal" officeooo:rsid="010f0573" style:font-weight-asian="normal" style:font-weight-complex="normal"/>
    </style:style>
    <style:style style:name="T631" style:family="text">
      <style:text-properties fo:font-weight="normal" officeooo:rsid="01141b5a" style:font-weight-asian="normal" style:font-weight-complex="normal"/>
    </style:style>
    <style:style style:name="T632" style:family="text">
      <style:text-properties fo:font-weight="normal" officeooo:rsid="02b973d4" style:font-weight-asian="normal" style:font-weight-complex="normal"/>
    </style:style>
    <style:style style:name="T633" style:family="text">
      <style:text-properties fo:font-weight="normal" officeooo:rsid="05c9c8d7" style:font-weight-asian="normal" style:font-weight-complex="normal"/>
    </style:style>
    <style:style style:name="T634" style:family="text">
      <style:text-properties fo:font-weight="normal" officeooo:rsid="08415893" fo:background-color="#ffff00" style:font-weight-asian="normal" style:font-weight-complex="normal"/>
    </style:style>
    <style:style style:name="T635" style:family="text">
      <style:text-properties style:font-name="Times New Roman3"/>
    </style:style>
    <style:style style:name="T636" style:family="text">
      <style:text-properties style:font-name="Times New Roman3" officeooo:rsid="001af8ae" style:font-name-asian="Times New Roman3" style:font-name-complex="Times New Roman3"/>
    </style:style>
    <style:style style:name="T637" style:family="text">
      <style:text-properties style:font-name="Times New Roman3" officeooo:rsid="0020f0b5"/>
    </style:style>
    <style:style style:name="T638" style:family="text">
      <style:text-properties style:font-name="Times New Roman3" fo:background-color="transparent"/>
    </style:style>
    <style:style style:name="T639" style:family="text">
      <style:text-properties style:font-name="Times New Roman3" officeooo:rsid="00229035" fo:background-color="transparent"/>
    </style:style>
    <style:style style:name="T640" style:family="text">
      <style:text-properties style:font-name="Times New Roman3" officeooo:rsid="00234a12" fo:background-color="transparent"/>
    </style:style>
    <style:style style:name="T641" style:family="text">
      <style:text-properties style:font-name="Times New Roman3" officeooo:rsid="0020f0b5" fo:background-color="transparent"/>
    </style:style>
    <style:style style:name="T642" style:family="text">
      <style:text-properties style:font-name="Times New Roman3" officeooo:rsid="0116afb6" fo:background-color="transparent"/>
    </style:style>
    <style:style style:name="T643" style:family="text">
      <style:text-properties style:font-name="Times New Roman3" officeooo:rsid="013082cb" fo:background-color="transparent"/>
    </style:style>
    <style:style style:name="T644" style:family="text">
      <style:text-properties style:font-name="Times New Roman3" officeooo:rsid="01e17404" fo:background-color="transparent"/>
    </style:style>
    <style:style style:name="T645" style:family="text">
      <style:text-properties style:font-name="Times New Roman3" officeooo:rsid="01e184b2" fo:background-color="transparent"/>
    </style:style>
    <style:style style:name="T646" style:family="text">
      <style:text-properties style:font-name="Times New Roman3" officeooo:rsid="02d3dcf6" fo:background-color="transparent" style:font-name-asian="Times New Roman3" style:font-name-complex="Times New Roman3"/>
    </style:style>
    <style:style style:name="T647" style:family="text">
      <style:text-properties style:font-name="Times New Roman3" officeooo:rsid="02f0a1fc" fo:background-color="transparent" style:font-name-asian="Times New Roman3" style:font-name-complex="Times New Roman3"/>
    </style:style>
    <style:style style:name="T648" style:family="text">
      <style:text-properties style:font-name="Times New Roman3" officeooo:rsid="0703d8ac" fo:background-color="transparent"/>
    </style:style>
    <style:style style:name="T649" style:family="text">
      <style:text-properties style:font-name="Times New Roman3" officeooo:rsid="00444c4c"/>
    </style:style>
    <style:style style:name="T650" style:family="text">
      <style:text-properties style:font-name="Times New Roman3" officeooo:rsid="00466e96"/>
    </style:style>
    <style:style style:name="T651" style:family="text">
      <style:text-properties style:font-name="Times New Roman3" officeooo:rsid="037447a9"/>
    </style:style>
    <style:style style:name="T652" style:family="text">
      <style:text-properties style:font-name="Times New Roman3" officeooo:rsid="0698ecd4"/>
    </style:style>
    <style:style style:name="T653" style:family="text">
      <style:text-properties style:font-name="Times New Roman3" officeooo:rsid="069fc146"/>
    </style:style>
    <style:style style:name="T654" style:family="text">
      <style:text-properties style:font-name="Times New Roman3" officeooo:rsid="07ab7d86"/>
    </style:style>
    <style:style style:name="T655" style:family="text">
      <style:text-properties officeooo:rsid="01ed7d72"/>
    </style:style>
    <style:style style:name="T656" style:family="text">
      <style:text-properties officeooo:rsid="008ecfd0"/>
    </style:style>
    <style:style style:name="T657" style:family="text">
      <style:text-properties officeooo:rsid="0480d097"/>
    </style:style>
    <style:style style:name="T658" style:family="text">
      <style:text-properties officeooo:rsid="03d2c64a"/>
    </style:style>
    <style:style style:name="T659" style:family="text">
      <style:text-properties fo:font-variant="normal" fo:text-transform="none" style:text-position="0% 100%" fo:font-style="normal" style:text-underline-style="none" fo:font-weight="normal"/>
    </style:style>
    <style:style style:name="T660" style:family="text">
      <style:text-properties fo:font-variant="normal" fo:text-transform="none" style:text-position="0% 100%" fo:language="en" fo:country="US" fo:font-style="normal" style:text-underline-style="none" fo:font-weight="normal" officeooo:rsid="05c64773" fo:background-color="transparent"/>
    </style:style>
    <style:style style:name="T661" style:family="text">
      <style:text-properties fo:font-variant="normal" fo:text-transform="none" style:text-position="0% 100%" fo:language="en" fo:country="US" fo:font-style="normal" style:text-underline-style="none" fo:font-weight="normal" officeooo:rsid="00faa178"/>
    </style:style>
    <style:style style:name="T662"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663" style:family="text">
      <style:text-properties fo:font-style="normal" style:font-style-asian="normal"/>
    </style:style>
    <style:style style:name="T664" style:family="text">
      <style:text-properties fo:font-style="normal" officeooo:rsid="01ad9a04" style:font-style-asian="normal" style:font-style-complex="normal"/>
    </style:style>
    <style:style style:name="T665" style:family="text">
      <style:text-properties fo:font-style="normal" officeooo:rsid="023485c7" style:font-style-asian="normal" style:font-style-complex="normal"/>
    </style:style>
    <style:style style:name="T666" style:family="text">
      <style:text-properties fo:font-style="normal" officeooo:rsid="02d6565d" style:font-style-asian="normal" style:font-style-complex="normal"/>
    </style:style>
    <style:style style:name="T667" style:family="text">
      <style:text-properties fo:font-style="normal" officeooo:rsid="008ecfd0" style:font-style-asian="normal" style:font-style-complex="normal"/>
    </style:style>
    <style:style style:name="T668" style:family="text">
      <style:text-properties fo:font-style="normal" officeooo:rsid="00a05418" style:font-style-asian="normal" style:font-style-complex="normal"/>
    </style:style>
    <style:style style:name="T669" style:family="text">
      <style:text-properties fo:font-style="normal" officeooo:rsid="0614b266" style:font-style-asian="normal" style:font-style-complex="normal"/>
    </style:style>
    <style:style style:name="T670" style:family="text">
      <style:text-properties fo:font-style="normal" officeooo:rsid="01e2aca5" style:font-style-asian="normal" style:font-style-complex="normal"/>
    </style:style>
    <style:style style:name="T671" style:family="text">
      <style:text-properties fo:font-style="normal" officeooo:rsid="068e3cc7" style:font-style-asian="normal" style:font-style-complex="normal"/>
    </style:style>
    <style:style style:name="T672" style:family="text">
      <style:text-properties fo:font-style="normal" officeooo:rsid="06a2f59a" style:font-style-asian="normal" style:font-style-complex="normal"/>
    </style:style>
    <style:style style:name="T673" style:family="text">
      <style:text-properties fo:font-style="normal" fo:font-weight="normal" style:font-style-asian="normal" style:font-weight-asian="normal" style:font-style-complex="normal" style:font-weight-complex="normal"/>
    </style:style>
    <style:style style:name="T674" style:family="text">
      <style:text-properties fo:font-style="normal" officeooo:rsid="06a4bf12" fo:background-color="transparent" style:font-style-asian="normal" style:font-style-complex="normal"/>
    </style:style>
    <style:style style:name="T675" style:family="text">
      <style:text-properties fo:font-style="normal" officeooo:rsid="05b4f127" fo:background-color="transparent" style:font-style-asian="normal" style:font-style-complex="normal"/>
    </style:style>
    <style:style style:name="T676" style:family="text">
      <style:text-properties officeooo:rsid="025a4704" fo:background-color="#ffff00"/>
    </style:style>
    <style:style style:name="T677" style:family="text">
      <style:text-properties officeooo:rsid="00136f1c"/>
    </style:style>
    <style:style style:name="T678" style:family="text">
      <style:text-properties officeooo:rsid="00156552"/>
    </style:style>
    <style:style style:name="T679" style:family="text">
      <style:text-properties officeooo:rsid="0012c7ad"/>
    </style:style>
    <style:style style:name="T680" style:family="text">
      <style:text-properties style:font-name="Times New Roman" officeooo:rsid="001af8ae" style:font-name-asian="WenQuanYi Micro Hei" style:font-name-complex="Lohit Hindi"/>
    </style:style>
    <style:style style:name="T681" style:family="text">
      <style:text-properties style:font-name="Times New Roman" officeooo:rsid="02d3dcf6" fo:background-color="transparent" style:font-name-asian="DejaVu Sans" style:font-name-complex="Lohit Hindi"/>
    </style:style>
    <style:style style:name="T682" style:family="text">
      <style:text-properties style:font-name="Times New Roman" officeooo:rsid="04580f42" fo:background-color="transparent" style:font-name-asian="DejaVu Sans" style:font-name-complex="Lohit Hindi"/>
    </style:style>
    <style:style style:name="T683" style:family="text">
      <style:text-properties style:font-name="Times New Roman" officeooo:rsid="02f0a1fc" fo:background-color="transparent" style:font-name-asian="DejaVu Sans" style:font-name-complex="Lohit Hindi"/>
    </style:style>
    <style:style style:name="T684" style:family="text">
      <style:text-properties style:font-name="Times New Roman" officeooo:rsid="0480d097" fo:background-color="transparent" style:font-name-asian="DejaVu Sans" style:font-name-complex="Lohit Hindi"/>
    </style:style>
    <style:style style:name="T685" style:family="text">
      <style:text-properties style:font-name="Times New Roman" officeooo:rsid="06252dfa" fo:background-color="transparent" style:font-name-asian="DejaVu Sans" style:font-name-complex="Lohit Hindi"/>
    </style:style>
    <style:style style:name="T686" style:family="text">
      <style:text-properties officeooo:rsid="00203263"/>
    </style:style>
    <style:style style:name="T687" style:family="text">
      <style:text-properties officeooo:rsid="0024cf6b"/>
    </style:style>
    <style:style style:name="T688" style:family="text">
      <style:text-properties fo:font-style="italic" style:font-style-asian="italic"/>
    </style:style>
    <style:style style:name="T689" style:family="text">
      <style:text-properties fo:font-style="italic" style:font-style-asian="italic" style:font-style-complex="italic"/>
    </style:style>
    <style:style style:name="T690" style:family="text">
      <style:text-properties fo:font-style="italic" officeooo:rsid="014aa658" style:font-style-asian="italic" style:font-style-complex="italic"/>
    </style:style>
    <style:style style:name="T691" style:family="text">
      <style:text-properties fo:font-style="italic" officeooo:rsid="047db93e" style:font-style-asian="italic" style:font-style-complex="italic"/>
    </style:style>
    <style:style style:name="T692" style:family="text">
      <style:text-properties fo:font-style="italic" officeooo:rsid="0480d097" style:font-style-asian="italic" style:font-style-complex="italic"/>
    </style:style>
    <style:style style:name="T693" style:family="text">
      <style:text-properties fo:font-style="italic" officeooo:rsid="0664624a" style:font-style-asian="italic" style:font-style-complex="italic"/>
    </style:style>
    <style:style style:name="T694" style:family="text">
      <style:text-properties fo:font-style="italic" officeooo:rsid="06879a4a" style:font-style-asian="italic" style:font-style-complex="italic"/>
    </style:style>
    <style:style style:name="T695" style:family="text">
      <style:text-properties fo:font-style="italic" officeooo:rsid="069cd03c" style:font-style-asian="italic" style:font-style-complex="italic"/>
    </style:style>
    <style:style style:name="T696" style:family="text">
      <style:text-properties fo:font-style="italic" officeooo:rsid="03879bed" style:font-style-asian="italic" style:font-style-complex="italic"/>
    </style:style>
    <style:style style:name="T697" style:family="text">
      <style:text-properties fo:font-style="italic" officeooo:rsid="06a2f59a" style:font-style-asian="italic" style:font-style-complex="italic"/>
    </style:style>
    <style:style style:name="T698" style:family="text">
      <style:text-properties fo:font-style="italic" officeooo:rsid="07b26b06" style:font-style-asian="italic" style:font-style-complex="italic"/>
    </style:style>
    <style:style style:name="T699" style:family="text">
      <style:text-properties fo:font-style="italic" officeooo:rsid="00735f24" fo:background-color="transparent" style:font-style-asian="italic" style:font-style-complex="italic"/>
    </style:style>
    <style:style style:name="T700" style:family="text">
      <style:text-properties fo:font-style="italic" officeooo:rsid="014aa658" fo:background-color="transparent" style:font-style-asian="italic" style:font-style-complex="italic"/>
    </style:style>
    <style:style style:name="T701" style:family="text">
      <style:text-properties fo:font-style="italic" officeooo:rsid="011bfe6c" fo:background-color="transparent" style:font-style-asian="italic" style:font-style-complex="italic"/>
    </style:style>
    <style:style style:name="T702" style:family="text">
      <style:text-properties fo:font-style="italic" officeooo:rsid="0214c1cf" fo:background-color="transparent" style:font-style-asian="italic" style:font-style-complex="italic"/>
    </style:style>
    <style:style style:name="T703" style:family="text">
      <style:text-properties fo:font-style="italic" officeooo:rsid="047db93e" fo:background-color="transparent" style:font-style-asian="italic" style:font-style-complex="italic"/>
    </style:style>
    <style:style style:name="T704" style:family="text">
      <style:text-properties fo:font-style="italic" officeooo:rsid="047e1993" fo:background-color="transparent" style:font-style-asian="italic" style:font-style-complex="italic"/>
    </style:style>
    <style:style style:name="T705" style:family="text">
      <style:text-properties fo:font-style="italic" officeooo:rsid="047f0bdd" fo:background-color="transparent" style:font-style-asian="italic" style:font-style-complex="italic"/>
    </style:style>
    <style:style style:name="T706" style:family="text">
      <style:text-properties fo:font-style="italic" officeooo:rsid="04a01942" fo:background-color="transparent" style:font-style-asian="italic" style:font-style-complex="italic"/>
    </style:style>
    <style:style style:name="T707" style:family="text">
      <style:text-properties fo:font-style="italic" officeooo:rsid="056e58d7" fo:background-color="transparent" style:font-style-asian="italic" style:font-style-complex="italic"/>
    </style:style>
    <style:style style:name="T708" style:family="text">
      <style:text-properties fo:font-style="italic" officeooo:rsid="06a4bf12" fo:background-color="transparent" style:font-style-asian="italic" style:font-style-complex="italic"/>
    </style:style>
    <style:style style:name="T709" style:family="text">
      <style:text-properties fo:font-style="italic" officeooo:rsid="06b307de" fo:background-color="transparent" style:font-style-asian="italic" style:font-style-complex="italic"/>
    </style:style>
    <style:style style:name="T710" style:family="text">
      <style:text-properties fo:font-style="italic" officeooo:rsid="0125aa9e" fo:background-color="transparent" style:font-style-asian="italic" style:font-style-complex="italic"/>
    </style:style>
    <style:style style:name="T711" style:family="text">
      <style:text-properties fo:font-style="italic" style:text-underline-style="none" officeooo:rsid="01290faf" fo:background-color="transparent" style:font-style-asian="italic" style:font-style-complex="italic"/>
    </style:style>
    <style:style style:name="T712" style:family="text">
      <style:text-properties fo:font-style="italic" style:text-underline-style="none" officeooo:rsid="0479eb5e" fo:background-color="transparent" style:font-style-asian="italic" style:font-style-complex="italic"/>
    </style:style>
    <style:style style:name="T713" style:family="text">
      <style:text-properties fo:font-style="italic" style:text-underline-style="none" officeooo:rsid="047f0bdd" fo:background-color="transparent" style:font-style-asian="italic" style:font-style-complex="italic"/>
    </style:style>
    <style:style style:name="T714" style:family="text">
      <style:text-properties fo:font-style="italic" fo:font-weight="normal" officeooo:rsid="0137fb6b" fo:background-color="transparent" style:font-style-asian="italic" style:font-weight-asian="normal" style:font-style-complex="italic" style:font-weight-complex="normal"/>
    </style:style>
    <style:style style:name="T715" style:family="text">
      <style:text-properties officeooo:rsid="0044984c"/>
    </style:style>
    <style:style style:name="T716" style:family="text">
      <style:text-properties officeooo:rsid="00572c42"/>
    </style:style>
    <style:style style:name="T717" style:family="text">
      <style:text-properties officeooo:rsid="00a05418"/>
    </style:style>
    <style:style style:name="T718" style:family="text">
      <style:text-properties officeooo:rsid="01113650"/>
    </style:style>
    <style:style style:name="T719" style:family="text">
      <style:text-properties officeooo:rsid="01194332"/>
    </style:style>
    <style:style style:name="T720" style:family="text">
      <style:text-properties officeooo:rsid="01ad9a04"/>
    </style:style>
    <style:style style:name="T721" style:family="text">
      <style:text-properties officeooo:rsid="01e4ae4e"/>
    </style:style>
    <style:style style:name="T722" style:family="text">
      <style:text-properties officeooo:rsid="01fba47d"/>
    </style:style>
    <style:style style:name="T723" style:family="text">
      <style:text-properties officeooo:rsid="0214c1cf"/>
    </style:style>
    <style:style style:name="T724" style:family="text">
      <style:text-properties officeooo:rsid="025a4704"/>
    </style:style>
    <style:style style:name="T725" style:family="text">
      <style:text-properties officeooo:rsid="02d3746a"/>
    </style:style>
    <style:style style:name="T726" style:family="text">
      <style:text-properties officeooo:rsid="02f0a1fc"/>
    </style:style>
    <style:style style:name="T727" style:family="text">
      <style:text-properties officeooo:rsid="000a788f"/>
    </style:style>
    <style:style style:name="T728" style:family="text">
      <style:text-properties officeooo:rsid="0408caa2"/>
    </style:style>
    <style:style style:name="T729" style:family="text">
      <style:text-properties officeooo:rsid="03879bed"/>
    </style:style>
    <style:style style:name="T730" style:family="text">
      <style:text-properties officeooo:rsid="014aa658"/>
    </style:style>
    <style:style style:name="T731" style:family="text">
      <style:text-properties style:text-underline-style="none" officeooo:rsid="01290faf" fo:background-color="transparent"/>
    </style:style>
    <style:style style:name="T732" style:family="text">
      <style:text-properties style:text-underline-style="none" officeooo:rsid="01f6ef10" fo:background-color="transparent"/>
    </style:style>
    <style:style style:name="T733" style:family="text">
      <style:text-properties style:text-underline-style="none" officeooo:rsid="0478a1ff" fo:background-color="transparent"/>
    </style:style>
    <style:style style:name="T734" style:family="text">
      <style:text-properties style:text-underline-style="none" officeooo:rsid="0479eb5e" fo:background-color="transparent"/>
    </style:style>
    <style:style style:name="T735" style:family="text">
      <style:text-properties style:text-underline-style="none" officeooo:rsid="04830eef" fo:background-color="transparent"/>
    </style:style>
    <style:style style:name="T736" style:family="text">
      <style:text-properties style:text-underline-style="none" officeooo:rsid="0533e71a" fo:background-color="transparent"/>
    </style:style>
    <style:style style:name="T737" style:family="text">
      <style:text-properties style:text-underline-style="none" officeooo:rsid="0534c9ba" fo:background-color="transparent"/>
    </style:style>
    <style:style style:name="T738" style:family="text">
      <style:text-properties style:text-underline-style="none" officeooo:rsid="06b176f4" fo:background-color="transparent"/>
    </style:style>
    <style:style style:name="T739" style:family="text">
      <style:text-properties officeooo:rsid="047bda7f"/>
    </style:style>
    <style:style style:name="T740" style:family="text">
      <style:text-properties officeooo:rsid="047db93e"/>
    </style:style>
    <style:style style:name="T741" style:family="text">
      <style:text-properties officeooo:rsid="04ed9e43"/>
    </style:style>
    <style:style style:name="T742" style:family="text">
      <style:text-properties officeooo:rsid="04f6b7b6"/>
    </style:style>
    <style:style style:name="T743" style:family="text">
      <style:text-properties officeooo:rsid="04f9a915"/>
    </style:style>
    <style:style style:name="T744" style:family="text">
      <style:text-properties officeooo:rsid="05cac5f2"/>
    </style:style>
    <style:style style:name="T745" style:family="text">
      <style:text-properties fo:color="#000000" officeooo:rsid="03ef0f19" fo:background-color="transparent"/>
    </style:style>
    <style:style style:name="T746" style:family="text">
      <style:text-properties fo:color="#000000" fo:language="en" fo:country="US" officeooo:rsid="03f01b1f"/>
    </style:style>
    <style:style style:name="T747" style:family="text">
      <style:text-properties officeooo:rsid="064d8e25"/>
    </style:style>
    <style:style style:name="T748" style:family="text">
      <style:text-properties officeooo:rsid="0664624a"/>
    </style:style>
    <style:style style:name="T749" style:family="text">
      <style:text-properties officeooo:rsid="06879a4a"/>
    </style:style>
    <style:style style:name="T750" style:family="text">
      <style:text-properties officeooo:rsid="0696a41d"/>
    </style:style>
    <style:style style:name="T751" style:family="text">
      <style:text-properties officeooo:rsid="06cd500c"/>
    </style:style>
    <style:style style:name="T752" style:family="text">
      <style:text-properties officeooo:rsid="000486b3"/>
    </style:style>
    <style:style style:name="T753" style:family="text">
      <style:text-properties officeooo:rsid="06cdf9b0"/>
    </style:style>
    <style:style style:name="T754" style:family="text">
      <style:text-properties officeooo:rsid="06ce1f29"/>
    </style:style>
    <style:style style:name="T755" style:family="text">
      <style:text-properties officeooo:rsid="06cef0a6"/>
    </style:style>
    <style:style style:name="T756" style:family="text">
      <style:text-properties officeooo:rsid="071f92b5"/>
    </style:style>
    <style:style style:name="T757" style:family="text">
      <style:text-properties style:font-style-asian="normal"/>
    </style:style>
    <style:style style:name="T758" style:family="text">
      <style:text-properties officeooo:rsid="074a2f78"/>
    </style:style>
    <style:style style:name="T759" style:family="text">
      <style:text-properties officeooo:rsid="078d843e"/>
    </style:style>
    <style:style style:name="T760" style:family="text">
      <style:text-properties officeooo:rsid="07a9d16d"/>
    </style:style>
    <style:style style:name="T761" style:family="text">
      <style:text-properties officeooo:rsid="07b4cfba"/>
    </style:style>
    <style:style style:name="T762" style:family="text">
      <style:text-properties officeooo:rsid="07b90bfc"/>
    </style:style>
    <style:style style:name="T763" style:family="text">
      <style:text-properties officeooo:rsid="07ba6904"/>
    </style:style>
    <style:style style:name="T764" style:family="text">
      <style:text-properties officeooo:rsid="07baf626"/>
    </style:style>
    <style:style style:name="T765" style:family="text">
      <style:text-properties officeooo:rsid="082830f9"/>
    </style:style>
    <style:style style:name="T766" style:family="text">
      <style:text-properties officeooo:rsid="08291169"/>
    </style:style>
    <style:style style:name="T767" style:family="text">
      <style:text-properties officeooo:rsid="082a5066"/>
    </style:style>
    <style:style style:name="T768" style:family="text">
      <style:text-properties officeooo:rsid="082bdb01"/>
    </style:style>
    <style:style style:name="T769" style:family="text">
      <style:text-properties officeooo:rsid="082ed194"/>
    </style:style>
    <style:style style:name="T770" style:family="text">
      <style:text-properties officeooo:rsid="0830b8de"/>
    </style:style>
    <style:style style:name="T771" style:family="text">
      <style:text-properties officeooo:rsid="0836fc07"/>
    </style:style>
    <style:style style:name="T772" style:family="text">
      <style:text-properties officeooo:rsid="0846b47f"/>
    </style:style>
    <style:style style:name="T773" style:family="text">
      <style:text-properties officeooo:rsid="0857a2e3"/>
    </style:style>
    <style:style style:name="T774" style:family="text">
      <style:text-properties officeooo:rsid="086773ed"/>
    </style:style>
    <style:style style:name="T775" style:family="text">
      <style:text-properties officeooo:rsid="0868fb42"/>
    </style:style>
    <style:style style:name="T776" style:family="text">
      <style:text-properties officeooo:rsid="086902f9"/>
    </style:style>
    <style:style style:name="T777" style:family="text">
      <style:text-properties officeooo:rsid="05d8fcdb"/>
    </style:style>
    <style:style style:name="T77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track-changes="false">
        <text:changed-region xml:id="ct85771696" text:id="ct85771696">
          <text:deletion>
            <office:change-info>
              <dc:creator>Sebastiaan Mathôt</dc:creator>
              <dc:date>2013-11-12T10:47:00</dc:date>
            </office:change-info>
            <text:p text:style-name="Text_20_body"><text:span text:style-name="T1">low-level properties </text:span><text:span text:style-name="T2">of the stimuli</text:span><text:span text:style-name="T1">. </text:span></text:p>
          </text:deletion>
        </text:changed-region>
        <text:changed-region xml:id="ct61766512" text:id="ct61766512">
          <text:insertion>
            <office:change-info>
              <dc:creator>Sebastiaan Mathôt</dc:creator>
              <dc:date>2013-11-12T10:47:00</dc:date>
            </office:change-info>
          </text:insertion>
        </text:changed-region>
        <text:changed-region xml:id="ct104218096" text:id="ct104218096">
          <text:insertion>
            <office:change-info>
              <dc:creator>Sebastiaan Mathôt</dc:creator>
              <dc:date>2013-11-12T10:48:00</dc:date>
            </office:change-info>
          </text:insertion>
        </text:changed-region>
        <text:changed-region xml:id="ct89058448" text:id="ct89058448">
          <text:insertion>
            <office:change-info>
              <dc:creator>Sebastiaan Mathôt</dc:creator>
              <dc:date>2013-11-12T12:28:00</dc:date>
            </office:change-info>
          </text:insertion>
        </text:changed-region>
        <text:changed-region xml:id="ct89593856" text:id="ct89593856">
          <text:deletion>
            <office:change-info>
              <dc:creator>Sebastiaan Mathôt</dc:creator>
              <dc:date>2013-11-12T11:33:00</dc:date>
            </office:change-info>
            <text:p text:style-name="Text_20_body"><text:span text:style-name="T3">appear to </text:span></text:p>
          </text:deletion>
        </text:changed-region>
        <text:changed-region xml:id="ct57866432" text:id="ct57866432">
          <text:deletion>
            <office:change-info>
              <dc:creator>Sebastiaan Mathôt</dc:creator>
              <dc:date>2013-11-12T11:34:00</dc:date>
            </office:change-info>
            <text:p text:style-name="Text_20_body"><text:span text:style-name="T4">The non-handle bias in refixations is in line with the action-direction hypothesis, </text:span><text:span text:style-name="T5">but could also be explained by the fact that this part of the object was more semantically informative (see also General Discussion).</text:span></text:p>
          </text:deletion>
        </text:changed-region>
        <text:changed-region xml:id="ct55950096" text:id="ct55950096">
          <text:deletion>
            <office:change-info>
              <dc:creator>Sebastiaan Mathôt</dc:creator>
              <dc:date>2013-11-12T11:49:00</dc:date>
            </office:change-info>
            <text:p text:style-name="Text_20_body"><text:span text:style-name="T6">(e.g. a bias towards </text:span><text:span text:style-name="T7">the handle, a bias</text:span><text:span text:style-name="T6"> away from the handle, </text:span><text:span text:style-name="T8">or no bias at all</text:span><text:span text:style-name="T6">)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Running head: <text:span text:style-name="T751">EYE MOVEMENTS TOWARDS GRASPABLE OBJECTS</text:span></text:p>
      <text:p text:style-name="P52"/>
      <text:p text:style-name="P50"/>
      <text:p text:style-name="P35"><text:span text:style-name="T741">G</text:span>etting a Handle on Eye-Movement Behaviour Towards Isolated Graspable Objects</text:p>
      <text:p text:style-name="P25"/>
      <text:p text:style-name="P24">Lotje van der Linden, Sebastiaan Mathôt and Françoise Vitu</text:p>
      <text:p text:style-name="P27">Laboratoire de Psychologie Cognitive, Aix-Marseille Université, CNRS, Marseille, France</text:p>
      <text:p text:style-name="P27"/>
      <text:p text:style-name="P26"/>
      <text:p text:style-name="P46">Corresponding author:</text:p>
      <text:p text:style-name="P47">Lotje van der Linden</text:p>
      <text:p text:style-name="P48"><text:span text:style-name="T724">L</text:span>aboratoire de Psychologie Cognitive (LPC)</text:p>
      <text:p text:style-name="P48">CNRS, Université de Provence, UMR 7290</text:p>
      <text:p text:style-name="P45">Centre St Charles, Bâtiment 9, Case D</text:p>
      <text:p text:style-name="P45">3 place Victor Hugo</text:p>
      <text:p text:style-name="P45">13331 Marseille, cedex 03</text:p>
      <text:p text:style-name="P44"><text:span text:style-name="T406">e-mail address</text:span><text:span text:style-name="T242">: </text:span><text:a xlink:type="simple" xlink:href="mailto:soazig.casteau@univ-amu.fr" office:target-frame-name="_blank" xlink:show="new"><text:span text:style-name="T407">l</text:span></text:a><text:span text:style-name="T407">.vanderlinden@cogsci.nl</text:span></text:p>
      <text:p text:style-name="P45">tel<text:span text:style-name="T678">ephone number</text:span>: 04.<text:span text:style-name="T677">13.55.09.66</text:span></text:p>
      <text:p text:style-name="P48"><text:span text:style-name="T678">fax number: </text:span><text:span text:style-name="T676">+33 4 88 57 68 95</text:span></text:p>
      <text:p text:style-name="P51"/>
      <text:p text:style-name="P49">Keywords: <text:s/>Saccadic landing positions, Refixations, Center of gravity, Object affordances, Visuospatial attention</text:p>
      <text:h text:style-name="P88" text:outline-level="1">Abstract</text:h>
      <text:p text:style-name="P3">The purpose of the current <text:span text:style-name="T753">study </text:span>was to explore where the eyes <text:span text:style-name="T776">land when making eye movements towards isolated </text:span>daily-life objects. Specifically, we investigated whether saccadic<text:span text:style-name="T9">-</text:span>landing positions depend solely on low-level factors such as luminance contrast, or whether higher-level factors, such as object affordances, also play a role. Participants were instructed to make vertical saccades towards peripherally presented graspable objects (e.g. a <text:span text:style-name="T754">hammer</text:span>), and to categorise them with a left- or right-handed response. <text:span text:style-name="T754">O</text:span>bjects were rotated such that their <text:span text:style-name="T754">graspable part (e.g. the hammer's handle)</text:span> pointed either towards the left or the right, <text:span text:style-name="T754">whereas their action-performing part (i.e. the hammer's head) pointed towards the other side. We found </text:span>that initial saccades were <text:span text:style-name="T9">neither</text:span> biased towards <text:span text:style-name="T759">the object's graspable part, nor towards its action-performing part</text:span>. Instead, initial landing positions could be fully explained by low-level effects: Participants' eyes landed near the center of gravity of <text:span text:style-name="T752">the </text:span>object, with the least possible deviation from the horizontal starting position. Only within-object refixations were subject to top-down influences, being significantly biased <text:span text:style-name="T755">away from the object's handle. A saliency-map simulation revealed that the latter could not be explained by visual saliency</text:span><text:span text:style-name="T152">. Possible </text:span><text:span text:style-name="T11">explanations for the tendency to refixate the non-handle</text:span><text:span text:style-name="T218">d</text:span><text:span text:style-name="T218"><office:annotation><dc:creator>Sebastiaan Mathôt</dc:creator><dc:date>2013-11-12T11:56:09</dc:date><text:list text:style-name=""><text:list-item><text:p text:style-name="P97"><text:span text:style-name="T778">I think you would say 'handled side' and 'non-handled side', but I'm not sure. How do others write it? Similar elsewhere.</text:span></text:p></text:list-item></text:list></office:annotation></text:span><text:span text:style-name="T11"> side of graspable objects are discussed.</text:span></text:p>
      <text:p text:style-name="P57"><text:span text:style-name="T419">G</text:span><text:span text:style-name="T420">etting a Handle on Eye-Movement Behaviour Towards Isolated Graspable Objects</text:span></text:p>
      <text:p text:style-name="P11"><text:span text:style-name="T727">Before picking up a spoon to steer your coffee, you will probably quickly move your eyes towards it, to bring it into foveal vision </text:span><text:reference-mark-start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727">(Land &amp; Hayhoe, 2001)</text:span><text:reference-mark-end text:name="ZOTERO_ITEM CSL_CITATION {&quot;citationID&quot;:&quot;1ttf648eqv&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4HsP1FxyxT"/><text:span text:style-name="T727">. But where on the spoon will your eyes actually land? Is your saccade the mere end result of a 'saliency map' of the object? Or do your eyes guide the upcoming grasping movement, such that you direct your gaze towards the future contact points between the utensil and your hand </text:span><text:reference-mark-start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7DFnDSnUeW"/><text:span text:style-name="T727">(cf. Gilster, Hesse, &amp; Deubel, 2012)</text:span><text:reference-mark-end text:name="ZOTERO_ITEM CSL_CITATION {&quot;citationID&quot;:&quot;xrCJVTRL&quot;,&quot;properties&quot;:{&quot;formattedCitation&quot;:&quot;(cf. Gilster, Hesse, &amp; Deubel, 2012)&quot;,&quot;plainCitation&quot;:&quot;(cf. Gilster, Hesse, &amp; Deubel, 2012)&quot;},&quot;citationItems&quot;:[{&quot;id&quot;:1931,&quot;uris&quot;:[&quot;http://zotero.org/users/local/OLmfyFPR/items/DPDIQNBP&quot;],&quot;uri&quot;:[&quot;http://zotero.org/users/local/OLmfyFPR/items/DPDIQNBP&quot;],&quot;itemData&quot;:{&quot;id&quot;:1931,&quot;type&quot;:&quot;article-journal&quot;,&quot;title&quot;:&quot;Contact points during multidigit grasping of geometric objects&quot;,&quot;container-title&quot;:&quot;Experimental Brain Research&quot;,&quot;page&quot;:&quot;137–151&quot;,&quot;volume&quot;:&quot;217&quot;,&quot;issue&quot;:&quot;1&quot;,&quot;source&quot;:&quot;Google Scholar&quot;,&quot;author&quot;:[{&quot;family&quot;:&quot;Gilster&quot;,&quot;given&quot;:&quot;R.&quot;},{&quot;family&quot;:&quot;Hesse&quot;,&quot;given&quot;:&quot;C.&quot;},{&quot;family&quot;:&quot;Deubel&quot;,&quot;given&quot;:&quot;H.&quot;}],&quot;issued&quot;:{&quot;date-parts&quot;:[[&quot;2012&quot;]]},&quot;accessed&quot;:{&quot;date-parts&quot;:[[&quot;2013&quot;,5,22]]}},&quot;prefix&quot;:&quot;cf.&quot;}],&quot;schema&quot;:&quot;https://github.com/citation-style-language/schema/raw/master/csl-citation.json&quot;} RND7DFnDSnUeW"/><text:span text:style-name="T727">? Or, alternatively, will you look at the part of the spoon that will do the actual coffee stirring? </text:span><text:span text:style-name="T727"><office:annotation><dc:creator>Sebastiaan Mathôt</dc:creator><dc:date>2013-11-12T11:56:59</dc:date><text:list text:continue-numbering="true" text:style-name=""><text:list-item><text:p text:style-name="P97"><text:span text:style-name="T778">I would rework these two opening paragraphs. Right now, the first is informal, which is good, but it's really short. The second is more formal, and therefore mostly redundant, because you will say everything again in more detail.</text:span></text:p></text:list-item><text:list-item><text:p text:style-name="P97"><text:span text:style-name="T778"/></text:p></text:list-item><text:list-item><text:p text:style-name="P97"><text:span text:style-name="T778">I understand that you want to start with an overview, so that the rest of the paper is easier to follow. But I would do it differently. I would line out the three hypotheses very gently, without using any jargon. For example, don't use 'saliency map' right away, but explain what it is. Similarly, “direct your gaze (…) and your hand” is just a complicated way of saying that you look at the part of an object that you're going to pick up.</text:span></text:p></text:list-item><text:list-item><text:p text:style-name="P97"><text:span text:style-name="T778"/></text:p></text:list-item><text:list-item><text:p text:style-name="P97"><text:span text:style-name="T778">So basically, I would scrap the second paragraph entirely, and extend the first paragraph so that it's very understandable and easy to read.</text:span></text:p></text:list-item><text:list-item><text:p text:style-name="P97"><text:span text:style-name="T778"/></text:p></text:list-item><text:list-item><text:p text:style-name="P97"><text:span text:style-name="T778">First impressions are very important!</text:span></text:p></text:list-item></text:list></office:annotation></text:span></text:p>
      <text:p text:style-name="P9"><text:span text:style-name="T243">On the basis of previous literature, three alternatives are possible. Firstly, saccades towards daily-life objects, such as a spoon, may simply be directed towards the center of gravity (i.e., the weighted average contrast) of the object. Many previous studies showed such a 'gobal effect' by using more simple displays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243">(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243">. On the basis of these findings, one might argue that the global effect transfers to more complex stimuli, such as daily-life objects, as well. We refer to this possibility as the 'center-of-gravity' (CoG) hypothesis. A second possibility is that saccades are drawn towards the part of the object that afford</text:span><text:span text:style-name="T429">s </text:span><text:span text:style-name="T243">a grasping movement. Several authors have argued that potentials for action, such as 'graspability', automatically capture visuospatial attention </text:span><text:reference-mark-start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243">(Handy, Grafton, Shroff, Ketay, &amp; Gazzaniga, 2003)</text:span><text:reference-mark-end text:name="ZOTERO_ITEM CSL_CITATION {&quot;citationID&quot;:&quot;7c7o1jmhd&quot;,&quot;properties&quot;:{&quot;formattedCitation&quot;:&quot;(Handy, Grafton, Shroff, Ketay, &amp; Gazzaniga, 2003)&quot;,&quot;plainCitation&quot;:&quot;(Handy, Grafton, Shroff, Ketay, &amp; Gazzaniga,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G2bA8F8WpD"/><text:span text:style-name="T243">, and the eyes </text:span><text:reference-mark-start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gVlQaiEyMG"/><text:span text:style-name="T243">(Myachykov, Ellis, Cangelosi, &amp; Fischer, 2013)</text:span><text:reference-mark-end text:name="ZOTERO_ITEM CSL_CITATION {&quot;citationID&quot;:&quot;124cv8ubss&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gVlQaiEyMG"/><text:span text:style-name="T243">. According to this reasoning, eye movements should be drawn towards the graspable part </text:span><text:span text:style-name="T430">(i.e. </text:span><text:span text:style-name="T243">the handle</text:span><text:span text:style-name="T430">)</text:span><text:span text:style-name="T243"> of the object; the handle-affordance hypothesis. Thirdly, some researchers have suggested that viewing an action-related object induces an attentional shift in the direction of the action (e.g. 'stirring', in case of a spoon) implied by the object </text:span><text:reference-mark-start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243">(Roberts &amp; Humphreys, 2006)</text:span><text:reference-mark-end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243">. </text:span><text:span text:style-name="T431">Following this logic</text:span><text:span text:style-name="T243">, the eyes should be drawn towards the action-performing part of the object; the 'action-direction' hypothesis. In the following paragraphs we provide a brief overview of studies showing CoG, handle-affordance, and action-direction effects, respectively, and point to the questions that have </text:span><text:soft-page-break/><text:span text:style-name="T243">still remained unanswered. </text:span></text:p>
      <text:h text:style-name="P58" text:outline-level="2">Center-of-gravity effect</text:h>
      <text:p text:style-name="P10"><text:span text:style-name="T244">In visual displays containing two simple shapes (a target and a distractor), saccades typically reveal a so-called 'global' effect: Even though participants aim </text:span><text:span text:style-name="T461">for</text:span><text:span text:style-name="T244"> the target, their eyes deviate towards the distractor, and land on an intermediate location 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244">(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244">. Because the deviation towards the distractor is more profound for large or luminant 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244">(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244">, the global effect is commonly described as a tendency to direct the eyes towards the CoG of peripheral configurations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244">(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244">. Many studies have reported similar findings</text:span><text:span text:style-name="T245">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245">(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245">. A display</text:span><text:span text:style-name="T455">'</text:span><text:span text:style-name="T245">s CoG even predicts initial saccad</text:span><text:span text:style-name="T432">ic landing positions </text:span><text:span text:style-name="T245">during more natural behaviour 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661">(Vitu, McConkie, Kerr, &amp; O</text:span><text:span text:style-name="T659">’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245">,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245">(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245">,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45">(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45">. </text:span></text:p>
      <text:p text:style-name="Text_20_body"><text:span text:style-name="T245">Surprisingly, to the best of our knowledge, it has never been investigated whether the eyes are also biased towards the CoG in displays containing a </text:span><text:span text:style-name="T426">single</text:span><text:span text:style-name="T245"> daily-life object.</text:span><text:span text:style-name="T245"><office:annotation><dc:creator>Sebastiaan Mathôt</dc:creator><dc:date>2013-11-12T10:35:16</dc:date><text:list text:continue-numbering="true" text:style-name=""><text:list-item><text:p text:style-name="P97"><text:span text:style-name="T778">I would start by simply introducing the studies with multiple objects. And then at the end of the paragraph, you can mention that this has never been done with single objects. That way you work towards your main point.</text:span></text:p></text:list-item></text:list></office:annotation></text:span><text:span text:style-name="T245"> </text:span><text:span text:style-name="T433">Studies measuring within-object landing positions in </text:span><text:span text:style-name="T427">multiple</text:span><text:span text:style-name="T433">-object displays are sparse as well. The following are notable exceptions. 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33">(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33"> provided participants with arrays of line drawings of objects and found that within-object saccadic landing positions were clustered around the object</text:span><text:span text:style-name="T437">'</text:span><text:span text:style-name="T433">s center </text:span><text:reference-mark-start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see also Foulsham &amp; Underwood, 2009 for similar findings with photographs of objects)<text:reference-mark-end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text:span text:style-name="T434">. These results provided a generalisation of the finding that saccades towards peripherally presented words land near the word's center, or slightly to the left of i</text:span><text:span text:style-name="T435">t</text:span><text:span text:style-name="T456">, a phenomenon referred to as the preffered-viewing-location effect</text:span><text:span text:style-name="T456"><office:annotation><dc:creator>Sebastiaan Mathôt</dc:creator><dc:date>2013-11-12T10:33:50</dc:date><text:list text:continue-numbering="true" text:style-name=""><text:list-item><text:p text:style-name="P97"><text:span text:style-name="T778">Many people will not read the stuff between brackets. Therefore, the reference to the PVL in the next sentence comes out of the blue. </text:span></text:p></text:list-item></text:list></office:annotation></text:span><text:span text:style-name="T434"> </text:span><text:reference-mark-start text:name="ZOTERO_ITEM CSL_CITATION {&quot;citationID&quot;:&quot;1gVRCWSU&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BlhQ24KjMv"/><text:span text:style-name="T434">(i.e., the preferred-viewing-location effect, Rayner, 1979)</text:span><text:reference-mark-end text:name="ZOTERO_ITEM CSL_CITATION {&quot;citationID&quot;:&quot;1gVRCWSU&quot;,&quot;properties&quot;:{&quot;formattedCitation&quot;:&quot;(i.e., the preferred-viewing-location effect, Rayner, 1979)&quot;,&quot;plainCitation&quot;:&quot;(i.e., the preferred-viewing-location effect, 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prefix&quot;:&quot;i.e., the preferred-viewing-location effect, &quot;}],&quot;schema&quot;:&quot;https://github.com/citation-style-language/schema/raw/master/csl-citation.json&quot;} RNDBlhQ24KjMv"/><text:span text:style-name="T434">. </text:span><text:span text:style-name="T333">The existence of a preferred viewing location </text:span><text:span text:style-name="T334">for</text:span><text:span text:style-name="T333"> objects was later </text:span><text:span text:style-name="T335">confirmed </text:span><text:span text:style-name="T333">by </text:span><text:span text:style-name="T334">studies </text:span><text:span text:style-name="T336">using</text:span><text:span text:style-name="T334"> </text:span><text:span text:style-name="T361">objects embedded in </text:span><text:span text:style-name="T334">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334">(Foulsham &amp; Kingstone, 2013; Nuthmann &amp; Henderson, 2010; Pajak &amp; </text:span><text:soft-page-break/><text:span text:style-name="T334">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335">.</text:span><text:span text:style-name="T337"> Imp</text:span><text:span text:style-name="T434">ortantly, in none of these studies the object'</text:span><text:span text:style-name="T438">s</text:span><text:span text:style-name="T434"> CoG was taken into account. Thus, it remains unknown whether the preferred viewing location is affected by the extent to which the object's </text:span><text:span text:style-name="T439">absolute </text:span><text:span text:style-name="T434">center and the object's CoG overlap or diverge.</text:span></text:p>
      <text:p text:style-name="P12">In sum, the CoG hypothesis predicts that the eyes are simply drawn to an object's weighted center. For example, in <text:span text:style-name="T771">the </text:span>case of a spoon, the eyes would land slightly towards the 'heavy' <text:span text:style-name="T773">scoop</text:span>, but no more than would be expected based on the stimulus' low-level properties.</text:p>
      <text:h text:style-name="P59" text:outline-level="2"><text:span text:style-name="T728">A</text:span>ffordances</text:h>
      <text:p text:style-name="Text_20_body"><text:span text:style-name="T465">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465">(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465"> p</text:span><text:span text:style-name="T502">e</text:span><text:span text:style-name="T465">ople observe objects in terms of their potential usage. He coined the term </text:span><text:span text:style-name="T466">affordances</text:span><text:span text:style-name="T465"> to refer to the action possibilities offered by the environment </text:span><text:reference-mark-start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465">(Gibson, 1977; for recent perspectives see Tucker &amp; Ellis, 1998)</text:span><text:span text:style-name="T551">.</text:span><text:reference-mark-end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465"> </text:span><text:span text:style-name="T242">To investigate thi</text:span><text:span text:style-name="T469">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469">(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468"> presented two objects, one graspable, </text:span><text:span text:style-name="T503">and</text:span><text:span text:style-name="T468"> one non-graspable, bilaterally and asked </text:span><text:span text:style-name="T504">participants</text:span><text:span text:style-name="T468"> to indicate over which of the two a target was superimposed. </text:span><text:span text:style-name="T467">They found </text:span><text:span text:style-name="T551">that </text:span><text:span text:style-name="T503">the event-related-potential component </text:span><text:span text:style-name="T467">P1, </text:span><text:span text:style-name="T503">which is </text:span><text:span text:style-name="T505">assumed to reflect </text:span><text:span text:style-name="T468">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468">(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467">, </text:span><text:span text:style-name="T551">was </text:span><text:span text:style-name="T467"><text:s/></text:span><text:span text:style-name="T506">larger</text:span><text:span text:style-name="T467"> if the </text:span><text:span text:style-name="T468">target was superimposed over a </text:span><text:span text:style-name="T507">graspable </text:span><text:span text:style-name="T508">compared</text:span><text:span text:style-name="T468"> to </text:span><text:span text:style-name="T508">a </text:span><text:span text:style-name="T507">non-graspable object. </text:span><text:span text:style-name="T467">From </text:span><text:span text:style-name="T482">this finding</text:span><text:span text:style-name="T467">, the authors concluded that </text:span><text:span text:style-name="T507">action-related </text:span><text:span text:style-name="T509">objects</text:span><text:span text:style-name="T507"> </text:span><text:span text:style-name="T468">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468">(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551">, in line</text:span><text:span text:style-name="T468"> </text:span><text:span text:style-name="T551">with Gibson's </text:span><text:span text:style-name="T562">(REF)</text:span><text:span text:style-name="T551"> theory of affordances. </text:span><text:span text:style-name="T552">In a related study, </text:span><text:span text:style-name="T486">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486">(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486"> measured eye movements while participants viewed and </text:span><text:span text:style-name="T510">categorised</text:span><text:span text:style-name="T486"> graspable objects. </text:span><text:span text:style-name="T511">They</text:span><text:span text:style-name="T486"> found that participants spent proportionally more time looking </text:span><text:span text:style-name="T543">a</text:span><text:span text:style-name="T544">t</text:span><text:span text:style-name="T486"> </text:span><text:span text:style-name="T544">an </text:span><text:span text:style-name="T486">object'</text:span><text:span text:style-name="T542">s</text:span><text:span text:style-name="T486"> handle than </text:span><text:span text:style-name="T543">at </text:span><text:span text:style-name="T486">other </text:span><text:span text:style-name="T545">parts</text:span><text:span text:style-name="T512">, even though the (location of the) handle was irrelevant </text:span><text:span text:style-name="T545">for </text:span><text:span text:style-name="T517">the </text:span><text:span text:style-name="T512">task. From these results, the authors concluded that </text:span><text:span text:style-name="T557">an</text:span><text:span text:style-name="T487"> </text:span><text:span text:style-name="T512">object</text:span><text:span text:style-name="T484">'</text:span><text:span text:style-name="T487">s</text:span><text:span text:style-name="T512"> </text:span><text:span text:style-name="T484">graspable part</text:span><text:span text:style-name="T512"> automatically </text:span><text:span text:style-name="T518">capture</text:span><text:span text:style-name="T546">s</text:span><text:span text:style-name="T512"> visuospatial </text:span><text:span text:style-name="T513">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513">(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512">. </text:span><text:span text:style-name="T552">Phrased differently, previous research suggests that attention is biased towards graspable objects over non-graspable objects (Handy et al., 2003), and </text:span><text:span text:style-name="T558">that </text:span><text:span text:style-name="T552">attention is biased towards graspable parts </text:span><text:span text:style-name="T559">within graspable objects </text:span><text:span text:style-name="T552">(Myachykov et al., 2013). </text:span><text:span text:style-name="T1">However, </text:span><text:span text:style-name="T519">again, </text:span><text:span text:style-name="T1">it is important to note that </text:span><text:span text:style-name="T514">the </text:span><text:span text:style-name="T1">CoG</text:span><text:span text:style-name="T515"> </text:span><text:span text:style-name="T547">of the </text:span><text:span text:style-name="T548">object</text:span><text:span text:style-name="T550">s</text:span><text:span text:style-name="T547"> </text:span><text:soft-page-break/><text:span text:style-name="T514">was not </text:span><text:span text:style-name="T515">taken </text:span><text:span text:style-name="T1">into account. Therefore, it remains unclear whether the </text:span><text:span text:style-name="T516">observed </text:span><text:span text:style-name="T2">tendency to look at </text:span><text:span text:style-name="T549">an </text:span><text:span text:style-name="T2">object'</text:span><text:span text:style-name="T549">s</text:span><text:span text:style-name="T2"> handle </text:span><text:span text:style-name="T1">might simply be explained by </text:span><text:change text:change-id="ct85771696"/><text:change-start text:change-id="ct61766512"/><text:span text:style-name="T553">the fact that </text:span><text:change-end text:change-id="ct61766512"/><text:change-start text:change-id="ct104218096"/><text:span text:style-name="T553">the graspable part of an object tends to be disproportionally heavy.</text:span><text:change-end text:change-id="ct104218096"/></text:p>
      <text:h text:style-name="P69" text:outline-level="2">Attention<text:span text:style-name="T750">al shift towards</text:span> <text:span text:style-name="T743">implied action</text:span> <text:span text:style-name="T742">direction</text:span></text:h>
      <text:p text:style-name="Text_20_body"><text:span text:style-name="T470">In </text:span><text:span text:style-name="T471">direct </text:span><text:span text:style-name="T470">contrast </text:span><text:span text:style-name="T472">to </text:span><text:span text:style-name="T473">the handle-affordance hypothesis</text:span><text:span text:style-name="T474"> </text:span><text:reference-mark-start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474">(Myachykov et al., 2013)</text:span><text:reference-mark-end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470">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470">(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470"> </text:span><text:span text:style-name="T475">reasoned </text:span><text:span text:style-name="T476">that</text:span><text:span text:style-name="T470"> </text:span><text:span text:style-name="T477">action-related objects should bias visuospatial attention in the direction of the action implied by the object. </text:span><text:span text:style-name="T478">For example</text:span><text:span text:style-name="T479">, viewing a hammer would </text:span><text:span text:style-name="T478">imply </text:span><text:span text:style-name="T473">the action</text:span><text:span text:style-name="T478"> 'hammering', which induces an attentional shift towards the hammer's head rather than its handle. </text:span><text:span text:style-name="T473">After all, </text:span><text:span text:style-name="T477">in daily life that would be the most probably location </text:span><text:span text:style-name="T472">to find the</text:span><text:span text:style-name="T479"> (to-be-hammered-on) nail</text:span><text:span text:style-name="T520">. To test </text:span><text:span text:style-name="T521">their </text:span><text:span text:style-name="T520">prediction, </text:span><text:span text:style-name="T521">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521">(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521"> </text:span><text:span text:style-name="T520">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20">(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20"> in which graspable objects functioned as central cues. </text:span><text:span text:style-name="T522">The authors predicted, and found, </text:span><text:span text:style-name="T520">a cueing effect at the non-handled </text:span><text:span text:style-name="T540">side</text:span><text:span text:style-name="T520"> of the object </text:span><text:span text:style-name="T523">(e.g. at the head, but not at the handle, of a hammer). </text:span><text:span text:style-name="T524">They </text:span><text:span text:style-name="T525">concluded</text:span><text:span text:style-name="T526"> </text:span><text:span text:style-name="T527">that </text:span><text:span text:style-name="T528">visuospatial attention is </text:span><text:span text:style-name="T527">indeed </text:span><text:span text:style-name="T529">biase</text:span><text:span text:style-name="T541">d </text:span><text:span text:style-name="T530">towards the </text:span><text:span text:style-name="T529">direction of the action implied by the object</text:span><text:span text:style-name="T520">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20">(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20">. </text:span><text:span text:style-name="T480">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80">(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480"> employed a similar paradigm </text:span><text:span text:style-name="T481">(although to test the hande-affordance hypothesis</text:span><text:span text:style-name="T499">), and did not find a bias to either side of the object. </text:span><text:span text:style-name="T500">Again, </text:span><text:span text:style-name="T493">importantly,</text:span><text:span text:style-name="T490"> </text:span><text:span text:style-name="T498">neither study took</text:span><text:span text:style-name="T491"> </text:span><text:span text:style-name="T494">the </text:span><text:span text:style-name="T490">CoG </text:span><text:span text:style-name="T494">of the objects </text:span><text:span text:style-name="T490">into account. Therefore, it remains unclear whether the </text:span><text:span text:style-name="T492">attentional shift </text:span><text:span text:style-name="T495">observed by Roberts &amp; Humphreys </text:span><text:reference-mark-start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495">(2006)</text:span><text:reference-mark-end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495"> </text:span><text:span text:style-name="T492">may simply be explained by the fact that, for example, </text:span><text:span text:style-name="T496">on average </text:span><text:span text:style-name="T492">the</text:span><text:span text:style-name="T498">ir</text:span><text:span text:style-name="T492"> stimuli were more 'heavy' on </text:span><text:span text:style-name="T498">the action</text:span><text:span text:style-name="T492"> side. </text:span></text:p>
      <text:h text:style-name="P68" text:outline-level="2">The current study</text:h>
      <text:p text:style-name="P40"><text:span text:style-name="T483"><text:s/></text:span><text:span text:style-name="T560">A review of the literature reveals several issues. </text:span><text:span text:style-name="T531">Firstly, previous studies on </text:span><text:span text:style-name="T532">the </text:span><text:span text:style-name="T533">effect </text:span><text:span text:style-name="T534">of </text:span><text:span text:style-name="T531">action-relatedness </text:span><text:span text:style-name="T532">on </text:span><text:span text:style-name="T531">visual processing have yielded equivocal results</text:span><text:span text:style-name="T554"> when it comes to the </text:span><text:soft-page-break/><text:span text:style-name="T554">distribution of attention within </text:span><text:span text:style-name="T555">graspable</text:span><text:span text:style-name="T556"> </text:span><text:span text:style-name="T554">daily-life objects</text:span><text:span text:style-name="T531">. </text:span><text:span text:style-name="T535">Where the </text:span><text:span text:style-name="T531">aforementioned </text:span><text:span text:style-name="T535">cueing paradigms demonstrated an </text:span><text:span text:style-name="T536">attentional shift </text:span><text:span text:style-name="T497">away</text:span><text:span text:style-name="T53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53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536">, </text:span><text:span text:style-name="T537">or </text:span><text:span text:style-name="T536">no attentional shift </text:span><text:span text:style-name="T537">at all</text:span><text:span text:style-name="T53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53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536">, </text:span><text:span text:style-name="T535">Myachykov and colle</text:span><text:span text:style-name="T538">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538">(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538"> found </text:span><text:span text:style-name="T536">a bias </text:span><text:span text:style-name="T497">towards</text:span><text:span text:style-name="T536"> the handle. </text:span><text:span text:style-name="T531">Secondly, </text:span><text:span text:style-name="T501">to our knowledge, none of these studies</text:span><text:span text:style-name="T483"> have </text:span><text:change-start text:change-id="ct89058448"/><text:span text:style-name="T561">systematically </text:span><text:change-end text:change-id="ct89058448"/><text:span text:style-name="T483">taken the </text:span><text:span text:style-name="T531">low-level properties (e.g. the CoG and the saliency) </text:span><text:span text:style-name="T483">of the stimuli into account. </text:span><text:span text:style-name="T531">Consequently, it </text:span><text:span text:style-name="T483">remains very difficult to </text:span><text:span text:style-name="T531">dissociate between the three </text:span><text:span text:style-name="T539">possible effects of object properties on eye movements.</text:span></text:p>
      <text:p text:style-name="P13"><text:span text:style-name="T563">Therefore, t</text:span><text:span text:style-name="T565">he purpose of the current study was to investigate the three effects simultaneously. To this end, we measured landing positions of eye movements towards isolated graspable objects. More specifically, we analysed landing positions</text:span><text:span text:style-name="T565"><office:annotation><dc:creator>Sebastiaan Mathôt</dc:creator><dc:date>2013-11-12T10:55:26</dc:date><text:list text:continue-numbering="true" text:style-name=""><text:list-item><text:p text:style-name="P97"><text:span text:style-name="T778">Françoise likes the term 'metrics', but it's very non-specific. Any measurable property is a metric.</text:span></text:p></text:list-item></text:list></office:annotation></text:span><text:span text:style-name="T565"> of initial saccades, which brought peripherally presented stimuli into participants' foveal vision, as well as landing positions of subsequent within-object refixations (i.e., additional eye movements that were needed for object recognition). To dissociate higher-level effects from a low-level CoG effect, we calculated the CoG (weighted average contrast) of our stimuli, and carried out 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65">(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65">. According to the CoG hypothesis, low-level stimulus properties are sufficient to predict saccadic landing positions. In contrast, both the handle-affordance and the action-direction hypothesis predict that (on top of potential low-level effects) higher-level object properties also play a role.</text:span></text:p>
      <text:p text:style-name="P41"><text:span text:style-name="T316">To foresee the results, in line with the CoG hypothesis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316">(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316">, initial saccades were directed towards </text:span><text:span text:style-name="T362">the </text:span><text:span text:style-name="T338">object'</text:span><text:span text:style-name="T362">s</text:span><text:span text:style-name="T316"> CoG. In contrast, subsequent refixations were systematically directed </text:span><text:span text:style-name="T424">away</text:span><text:span text:style-name="T246"> from </text:span><text:span text:style-name="T363">the </text:span><text:span text:style-name="T246">object'</text:span><text:span text:style-name="T363">s</text:span><text:span text:style-name="T246"> handle, towards </text:span><text:span text:style-name="T364">its</text:span><text:span text:style-name="T246"> non-handled part. </text:span><text:span text:style-name="T388">Crucially, </text:span><text:span text:style-name="T388">t</text:span><text:span text:style-name="T246">he latter could not be explained by a low-level saliency effect. Thus, our results are </text:span><text:span text:style-name="T388">inconsistent</text:span><text:span text:style-name="T388"><office:annotation><dc:creator>Sebastiaan Mathôt</dc:creator><dc:date>2013-11-12T10:58:30</dc:date><text:list text:continue-numbering="true" text:style-name=""><text:list-item><text:p text:style-name="P97"><text:span text:style-name="T778">contradict / are inconsistent with</text:span></text:p></text:list-item></text:list></office:annotation></text:span><text:span text:style-name="T388"> </text:span><text:span text:style-name="T246">with the idea that the eyes are automatically drawn towards graspable parts during object viewing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246">(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246">. </text:span><text:span text:style-name="T375">Instead, t</text:span><text:span text:style-name="T4">he non-handle bias in refixations is in line with the action-direction </text:span><text:span text:style-name="T411">hypothesis</text:span><text:span text:style-name="T412"> (cf. </text:span><text:soft-page-break/><text:span text:style-name="T412">Roberts &amp; Humphreys, 2006)</text:span><text:span text:style-name="T4">, </text:span><text:span text:style-name="T394">or a general bias towards the object's most semantically informative part.</text:span><text:span text:style-name="T394"><office:annotation><dc:creator>Sebastiaan Mathôt</dc:creator><dc:date>2013-11-12T12:31:33</dc:date><text:list text:continue-numbering="true" text:style-name=""><text:list-item><text:p text:style-name="P97"><text:span text:style-name="T778">Careful with 'but', because it implies a contradiction. Here it's not really a 'but', but more of an 'or' case.</text:span></text:p></text:list-item></text:list></office:annotation></text:span></text:p>
      <text:h text:style-name="P85" text:outline-level="1">Experiment 1</text:h>
      <text:h text:style-name="P60" text:outline-level="2">Methods</text:h>
      <text:h text:style-name="P71" text:outline-level="3">Participants</text:h>
      <text:p text:style-name="P14"><text:span text:style-name="T679">Eighteen observers participated in Experiment 1. All were right-handed, had normal or corrected-to-normal vision, and were naive as to the purpose of the experiment. They received payment (</text:span><text:span text:style-name="T636">€10 </text:span><text:span text:style-name="T680">per hour) </text:span><text:span text:style-name="T566">in return for their participation and gave their written informed consent. The experimental procedure was in accordance with <text:s/>the Ethical Committee of Aix-Marseille Université and the Declaration of Helsinki.</text:span></text:p>
      <text:h text:style-name="P72" text:outline-level="3">Apparatus</text:h>
      <text:p text:style-name="P42"><text:span text:style-name="T396">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65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6">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6">(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6"> on a 21'' CRT monitor with a resolution of 1024 by 768 px and a refresh rate of 100 Hz. The distance between participants' eyes and the monitor was approximately 75 cm and was kept constant by stabilising </text:span><text:span text:style-name="T457">the </text:span><text:span text:style-name="T396">head with a chin rest. Manual responses were collected on a </text:span><text:span text:style-name="T306">button box</text:span><text:span text:style-name="T396">. Eye-position data were recorded with an EyeLink 1000 head-mounted system (SR Research Ltd., Mississauga, Ontario, Canada) with a sampling rate of 1000 Hz. </text:span></text:p>
      <text:h text:style-name="P71" text:outline-level="3">Materials</text:h>
      <text:p text:style-name="P42"><text:span text:style-name="T312">We selected </text:span><text:span text:style-name="T313">e</text:span><text:span text:style-name="T306">ighteen coloured photographs </text:span><text:span text:style-name="T314">of daily-life objects </text:span><text:span text:style-name="T306">from </text:span><text:span text:style-name="T315">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60">(Brodeur, Dionne-Dostie, Montreuil, Lepage, &amp; Op de Beeck, 2010; Moreno-Mart</text:span><text:span text:style-name="T659">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306">. Half of </text:span><text:span text:style-name="T307">the </text:span><text:span text:style-name="T306">objects were kitchen </text:span><text:span text:style-name="T308">utensils</text:span><text:span text:style-name="T306">, whereas the other half were garage tools. </text:span><text:soft-page-break/><text:span text:style-name="T306">All objects were relatively long and narrow, and were presented horizontally. Per category, six objects were 'handled objects' (e.g. a knife). The </text:span><text:span text:style-name="T309">remaining objects were </text:span><text:span text:style-name="T389">roughly </text:span><text:span text:style-name="T248">symmetrical, and equally graspable on both sides (e.g. a ruler). The latter were used </text:span><text:span text:style-name="T310">as</text:span><text:span text:style-name="T248"> filler</text:span><text:span text:style-name="T310">s</text:span><text:span text:style-name="T248">, to retain participants' </text:span><text:span text:style-name="T310">naivety</text:span><text:span text:style-name="T248"> as to the purpose of our experiment. </text:span><text:span text:style-name="T311">The filler trials </text:span><text:span text:style-name="T248">were not included in the analyses.</text:span></text:p>
      <text:h text:style-name="P73" text:outline-level="3">Design</text:h>
      <text:p text:style-name="P15"><text:span text:style-name="T623">O</text:span><text:span text:style-name="T621">bjects were </text:span><text:span text:style-name="T632">presented</text:span><text:span text:style-name="T621"> in two different </text:span><text:span text:style-name="T673">orientations, </text:span><text:span text:style-name="T621">such that their handle </text:span><text:span text:style-name="T631">was </text:span><text:span text:style-name="T621">pointing either towards the left or to</text:span><text:span text:style-name="T628">wards</text:span><text:span text:style-name="T621"> the right. Consequently, the </text:span><text:span text:style-name="T625">object's </text:span><text:span text:style-name="T632">orientation</text:span><text:span text:style-name="T625"> </text:span><text:span text:style-name="T629">could be</text:span><text:span text:style-name="T627"> </text:span><text:span text:style-name="T621">compatible with </text:span><text:span text:style-name="T625">either </text:span><text:span text:style-name="T621">a right- </text:span><text:span text:style-name="T625">or </text:span><text:span text:style-name="T621">a left-handed grasp.</text:span><text:span text:style-name="T630"> </text:span><text:span text:style-name="T718">We crossed this manipulation with a contrast manipulation (contrast degraded at the left or the right side of the object, or no contrast manipulation), resulting in a 2x3 within-subjects factorial design. Because the sole purpose of the contrast manipulation was to perform sanity checks on our CoG and saliency-map calculations (see below), the methods and results of the contrast-degraded trials are not discussed in the main text </text:span><text:span text:style-name="T183">(but see </text:span><text:span text:style-name="T188">the </text:span><text:span text:style-name="T184">Electronic</text:span><text:span text:style-name="T185"> </text:span><text:span text:style-name="T183">Supplementary Material). </text:span><text:span text:style-name="T584">T</text:span><text:span text:style-name="T573">o induce a wide range of saccade latencies</text:span><text:span text:style-name="T567">, </text:span><text:span text:style-name="T568">on </text:span><text:span text:style-name="T620">half of the </text:span><text:span text:style-name="T568">trials, the fixation dot was removed when the object appeared, which is know</text:span><text:span text:style-name="T619">n</text:span><text:span text:style-name="T568"> to reduce latencies </text:span><text:span text:style-name="T569"><text:s/></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69">(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67">. </text:span><text:span text:style-name="T597">Furthermore, o</text:span><text:span text:style-name="T574">bjects were presented either in the upper or in the lower visual field. </text:span><text:span text:style-name="T597">Both </text:span><text:span text:style-name="T602">fixation-dot offset and </text:span><text:span text:style-name="T598">saccade direction</text:span><text:span text:style-name="T597"> were randomly varied </text:span><text:span text:style-name="T584">within blocks, </text:span><text:span text:style-name="T599">but not crossed in our </text:span><text:span text:style-name="T573">factorial design. </text:span><text:span text:style-name="T622">Finally, </text:span><text:span text:style-name="T662">trial lists </text:span><text:span text:style-name="T622">per block were generated according to a Latin-square design, </text:span><text:span text:style-name="T633">such that </text:span><text:span text:style-name="T622">potential object-repetition effects </text:span><text:span text:style-name="T626">would not</text:span><text:span text:style-name="T622"> be confounded with the manipulations of interest. </text:span></text:p>
      <text:h text:style-name="P74" text:outline-level="3">Procedure</text:h>
      <text:p text:style-name="P6"><text:span text:style-name="T28">The experiment started with a nine-point grid calibration procedure. </text:span><text:span text:style-name="T143">A typical trial sequence is shown in Figure 1a. </text:span>Before the start of each trial, a <text:span text:style-name="T686">one-point eye-trac</text:span><text:span text:style-name="T50">ker recalibration (</text:span><text:span text:style-name="T51">'</text:span><text:span text:style-name="T50">drift correction</text:span><text:span text:style-name="T51">'</text:span><text:span text:style-name="T50">) was performed. </text:span><text:span text:style-name="T10">The trial proper started with a central black fixation dot (0.24</text:span><text:span text:style-name="T638">°</text:span><text:span text:style-name="T10">). After a </text:span><text:soft-page-break/><text:span text:style-name="T10">random </text:span><text:span text:style-name="T30">interval</text:span><text:span text:style-name="T10"> </text:span><text:span text:style-name="T30">(μ = </text:span><text:span text:style-name="T52">400</text:span><text:span text:style-name="T30"> ms, σ = 50 ms, from a </text:span><text:span text:style-name="T54">Gaussian</text:span><text:span text:style-name="T30">, min. = </text:span><text:span text:style-name="T52">200 </text:span><text:span text:style-name="T53">ms</text:span><text:span text:style-name="T52">, max. = 1000 </text:span><text:span text:style-name="T53">ms)</text:span><text:span text:style-name="T10">, and only when participant</text:span><text:span text:style-name="T53">s</text:span><text:span text:style-name="T10"> fixated the dot </text:span><text:span text:style-name="T28">(i.e., when vertical stable fixation position did not differ more than 0.75</text:span><text:span text:style-name="T641">°</text:span><text:span text:style-name="T28"> from the </text:span><text:span text:style-name="T57">center</text:span><text:span text:style-name="T28">)</text:span><text:span text:style-name="T10">, the object appeared. </text:span><text:span text:style-name="T60">Ve</text:span><text:span text:style-name="T10">rtical eccentricity was varied randomly (between 5</text:span><text:span text:style-name="T638">° and </text:span><text:span text:style-name="T635">7° </text:span><text:span text:style-name="T637">above or below fixation</text:span><text:span text:style-name="T635">). </text:span><text:span text:style-name="T649">The object's center (i.e. the middle of the bitmap) was aligned on the vertical meridian </text:span><text:span text:style-name="T653">(see Figure 1b)</text:span><text:span text:style-name="T649">. </text:span></text:p>
      <text:p text:style-name="P4"><text:span text:style-name="T10">Participants were</text:span> instructed to <text:span text:style-name="T715">look at the object and </text:span>categorise <text:span text:style-name="T715">it </text:span>as either a kitchen utensil or a garage tool <text:span text:style-name="T715">by making </text:span>a right- or a left-handed button press. <text:span text:style-name="T744">Thus, t</text:span>he hand of response <text:span text:style-name="T719">(left or right)</text:span> could be either compatible or incompatible with the grasp afforded by <text:span text:style-name="T719">the object's handle (pointing towards the left or right). </text:span>Importantly, this <text:span text:style-name="T721">stimulus-response </text:span>compatibility <text:span text:style-name="T687">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760">A button press </text:span><text:span text:style-name="T10">could only be collected if participants </text:span><text:span text:style-name="T31">gazed at</text:span><text:span text:style-name="T10"> the object </text:span><text:span text:style-name="T29">(i.e. when vertical stable fixation position did not differ more than 1.5</text:span><text:span text:style-name="T639">° from the vertical center of the object)</text:span>. <text:span text:style-name="T716">If a fixation check took more than </text:span><text:span text:style-name="T55">1000</text:span><text:span text:style-name="T716"> ms to complete, it was considered as </text:span><text:span text:style-name="T186">failed</text:span><text:span text:style-name="T716">. </text:span><text:span text:style-name="T635">The object remained on screen until a response was made or a timeout of 2500 ms occurred. Depending on the response, a red (for incorrect) or a green (for correct) fixation dot </text:span><text:span text:style-name="T650">(500 ms) </text:span><text:span text:style-name="T635">inform</text:span><text:span text:style-name="T651">ed</text:span><text:span text:style-name="T635"> participants about their accuracy. At the end of every block, participants were provided with their average response time and accuracy. </text:span><text:span text:style-name="T654">If their accuracy was below 85 percent, they </text:span><text:span text:style-name="T635">received a warning message asking </text:span><text:span text:style-name="T652">them</text:span><text:span text:style-name="T635"> to be more accurate.</text:span></text:p>
      <text:p text:style-name="P28"><text:span text:style-name="T575">The experiment contained </text:span><text:span text:style-name="T576">6</text:span><text:span text:style-name="T575"> blocks of 96 trials, </text:span><text:span text:style-name="T585">and commenced with 6</text:span><text:span text:style-name="T624"> practice trials. The response rule (e.g. 'left for kitchen, right for garage') was swapped half-way the experiment, and the order of response rules was counterbalanced across participants. </text:span></text:p>
      <text:h text:style-name="P61" text:outline-level="2">Results</text:h>
      <text:p text:style-name="P16"><text:span text:style-name="T655">Trials were excluded according to the following criteria: No saccade was detected (0.04%), an incorrect response was given (5.43%), the initial saccade did not cross an imaginary line between </text:span><text:soft-page-break/><text:span text:style-name="T655">the center and the smallest-possible target eccentricity (0.24%), an anticipatory saccade was made (.08%) or the gaze-contingent fixation checks failed or timed out (15.86%). <text:s/>Saccades were detected using the built-in EyeLink saccade-detection algorithm with the default parameters.</text:span></text:p>
      <text:h text:style-name="P82" text:outline-level="3"><text:span text:style-name="T242">Normalisation</text:span></text:h>
      <text:p text:style-name="P7"><text:span text:style-name="T25">All stimulus bitmaps </text:span><text:span text:style-name="T23">were </text:span><text:span text:style-name="T38">7.28</text:span><text:span text:style-name="T641">°</text:span><text:span text:style-name="T38"> </text:span><text:span text:style-name="T26">by</text:span><text:span text:style-name="T38"> 5.45</text:span><text:span text:style-name="T641">°. </text:span><text:span text:style-name="T648">However,</text:span><text:span text:style-name="T643"> </text:span><text:span text:style-name="T32">because </text:span><text:span text:style-name="T153">the original </text:span><text:span text:style-name="T154">bitmaps</text:span><text:span text:style-name="T22"> </text:span><text:span text:style-name="T32">consist</text:span><text:span text:style-name="T39">ed</text:span><text:span text:style-name="T32"> of </text:span><text:span text:style-name="T23">a white background </text:span><text:span text:style-name="T32">on which</text:span><text:span text:style-name="T23"> a photograph of an object </text:span><text:span text:style-name="T22">was </text:span><text:span text:style-name="T23">superimposed, </text:span><text:span text:style-name="T32">the actual </text:span><text:span text:style-name="T23">objects were not of exactly </text:span><text:span text:style-name="T32">the same </text:span><text:span text:style-name="T23">size </text:span><text:span text:style-name="T53">(</text:span><text:span text:style-name="T640">4.4°</text:span><text:span text:style-name="T644">-</text:span><text:span text:style-name="T640">5.7° </text:span><text:span text:style-name="T645">by</text:span><text:span text:style-name="T644"> </text:span><text:span text:style-name="T642">0.65</text:span><text:span text:style-name="T641">°</text:span><text:span text:style-name="T644">-</text:span><text:span text:style-name="T642">2.02</text:span><text:span text:style-name="T641">°</text:span><text:span text:style-name="T644">)</text:span><text:span text:style-name="T23">. To be able to average across objects, we normalised </text:span><text:span text:style-name="T22">saccadic landing positions</text:span><text:span text:style-name="T23"> </text:span><text:span text:style-name="T24">such that, </text:span><text:span text:style-name="T26">irrespective of the object's </text:span><text:span text:style-name="T24">exact size</text:span><text:span text:style-name="T142"> or orientation</text:span><text:span text:style-name="T24">, landing positions ranged between -.5 and .5.</text:span><text:span text:style-name="T142"> </text:span><text:span text:style-name="T155">P</text:span><text:span text:style-name="T142">ositive values indicate a bias towards the handle, </text:span><text:span text:style-name="T157">and </text:span><text:span text:style-name="T156">negative values indicate a </text:span><text:span text:style-name="T157">bias </text:span><text:span text:style-name="T158">towards the non-handle </text:span><text:span text:style-name="T156">side</text:span><text:span text:style-name="T24">.</text:span><text:span text:style-name="T142"> W</text:span><text:span text:style-name="T27">e </text:span><text:span text:style-name="T99">only analysed </text:span><text:span text:style-name="T100">the </text:span><text:span text:style-name="T27">x-coordinates of the landing positions.</text:span></text:p>
      <text:h text:style-name="P83" text:outline-level="3">Center of gravity</text:h>
      <text:p text:style-name="P5"><text:span text:style-name="T605">To calculate </text:span><text:span text:style-name="T613">an </text:span><text:span text:style-name="T605">object'</text:span><text:span text:style-name="T613">s </text:span><text:span text:style-name="T605">CoG, we </text:span><text:span text:style-name="T606">applied an edge-detection algorithm and </text:span><text:span text:style-name="T609">subsequently </text:span><text:span text:style-name="T606">determined the object's weighted center </text:span><text:span text:style-name="T607">(</text:span><text:span text:style-name="T608">see </text:span><text:span text:style-name="T609">Electronic Supplementary Material</text:span><text:span text:style-name="T607">, </text:span><text:span text:style-name="T609">ESM_</text:span><text:span text:style-name="T610">Figure 1</text:span><text:span text:style-name="T607">). </text:span><text:span text:style-name="T601">This </text:span><text:span text:style-name="T589">calculation revealed that, </text:span><text:span text:style-name="T590">on average, the </text:span><text:span text:style-name="T606">CoG </text:span><text:span text:style-name="T590">of our stimuli was shifted (by about 1.</text:span><text:span text:style-name="T604">2</text:span><text:span text:style-name="T596">5 </text:span><text:span text:style-name="T590">% of the object'</text:span><text:span text:style-name="T618">s</text:span><text:span text:style-name="T590"> width) towards the non-handle </text:span><text:span text:style-name="T595">side</text:span><text:span text:style-name="T590">. Only 3 out of 14 stimuli were more heavy on the</text:span><text:span text:style-name="T614">ir</text:span><text:span text:style-name="T590"> handle side. </text:span><text:span text:style-name="T594">We</text:span><text:span text:style-name="T590"> </text:span><text:span text:style-name="T614">emphasi</text:span><text:span text:style-name="T615">s</text:span><text:span text:style-name="T614">e </text:span><text:span text:style-name="T592">that we </text:span><text:span text:style-name="T590">do not consider this as a confound or a disadvantage of our design. </text:span><text:span text:style-name="T571">After all, </text:span><text:span text:style-name="T590">the purpose of the current study was to investigate whether such (</text:span><text:span text:style-name="T591">asymmetries in</text:span><text:span text:style-name="T590">) stimulus properties </text:span><text:span text:style-name="T616">(</text:span><text:span text:style-name="T591">which most </text:span><text:span text:style-name="T572">likely also hold for other stimulus sets </text:span><text:span text:style-name="T593">of</text:span><text:span text:style-name="T572"> graspable objects)</text:span><text:span text:style-name="T590"> </text:span><text:span text:style-name="T571">provide an alternative explanation for </text:span><text:span text:style-name="T590">previously-</text:span><text:span text:style-name="T606">reported </text:span><text:span text:style-name="T590">handle-affordance or action-direction effects.</text:span></text:p>
      <text:h text:style-name="P75" text:outline-level="3"><text:soft-page-break/>Statistical tests</text:h>
      <text:p text:style-name="P29"><text:span text:style-name="T611">Our</text:span><text:span text:style-name="T601"> CoG calculation</text:span><text:span text:style-name="T600"> enabled us to analyse </text:span><text:span text:style-name="T578">landing positions in two different ways: relative to the </text:span><text:span text:style-name="T586">object'</text:span><text:span text:style-name="T616">s</text:span><text:span text:style-name="T586"> </text:span><text:span text:style-name="T606">absolute </text:span><text:span text:style-name="T586">center </text:span><text:span text:style-name="T577">and</text:span><text:span text:style-name="T578"> relative to </text:span><text:span text:style-name="T606">objec</text:span><text:span text:style-name="T616">t</text:span><text:span text:style-name="T606">'</text:span><text:span text:style-name="T616">s</text:span><text:span text:style-name="T587"> </text:span><text:span text:style-name="T577">CoG</text:span><text:span text:style-name="T580">. </text:span><text:span text:style-name="T579">The critical test for </text:span><text:span text:style-name="T580">both dependent variables was </text:span><text:span text:style-name="T579">whether </text:span><text:span text:style-name="T606">the</text:span><text:span text:style-name="T588"> values differed</text:span><text:span text:style-name="T579"> significantly from their respective reference point</text:span><text:span text:style-name="T582">s</text:span><text:span text:style-name="T579">. We tested this by carrying out </text:span><text:span text:style-name="T583">Bonferroni-corrected </text:span><text:span text:style-name="T579">one-sample </text:span><text:span text:style-name="T714">t</text:span><text:span text:style-name="T579">-tests. </text:span><text:span text:style-name="T603">Because w</text:span><text:span text:style-name="T588">e </text:span><text:span text:style-name="T579">tested landing positions of three saccades </text:span><text:span text:style-name="T581">(see below)</text:span><text:span text:style-name="T579"> with two different reference points </text:span><text:span text:style-name="T612">(</text:span><text:span text:style-name="T617">absolute </text:span><text:span text:style-name="T612">center, CoG)</text:span><text:span text:style-name="T579">, </text:span><text:span text:style-name="T603">we used an alpha level of </text:span><text:span text:style-name="T579">.</text:span><text:span text:style-name="T583">05/</text:span><text:span text:style-name="T612">(3*2)</text:span><text:span text:style-name="T583"> = .</text:span><text:span text:style-name="T579">008. </text:span></text:p>
      <text:h text:style-name="P78" text:outline-level="3"><text:span text:style-name="T41">L</text:span><text:span text:style-name="T40">anding positions</text:span></text:h>
      <text:p text:style-name="P30"><text:span text:style-name="T189">We found no effect of </text:span><text:span text:style-name="T45">hand of response, </text:span><text:span text:style-name="T37">nor </text:span><text:span text:style-name="T189">of </text:span><text:span text:style-name="T45">handle orientation</text:span><text:span text:style-name="T45"><text:note text:id="ftn1" text:note-class="footnote"><text:note-citation>1</text:note-citation><text:note-body><text:p text:style-name="P53">Note that this <text:span text:style-name="T725">indicates</text:span> that the <text:span text:style-name="T698">strength of the </text:span><text:span text:style-name="T689">bias towards </text:span><text:span text:style-name="T695">(or away from) </text:span><text:span text:style-name="T689">the handle </text:span>did not differ between handle-left <text:span text:style-name="T761">and </text:span>handle-right trials. It does not mean that handle <text:span text:style-name="T722">orientation </text:span>had no effect on absolute landing positions.</text:p></text:note-body></text:note></text:span><text:span text:style-name="T37"> (all </text:span><text:span text:style-name="T701">F</text:span><text:span text:style-name="T37">'s </text:span><text:span text:style-name="T66">&lt; 1.</text:span><text:span text:style-name="T67">77</text:span><text:span text:style-name="T37">, </text:span><text:span text:style-name="T68">all </text:span><text:span text:style-name="T701">p</text:span><text:span text:style-name="T37">'s &gt; .</text:span><text:span text:style-name="T66">2</text:span><text:span text:style-name="T67">0</text:span><text:span text:style-name="T37">). </text:span><text:span text:style-name="T159">Therefore, </text:span><text:span text:style-name="T46">we </text:span><text:span text:style-name="T37">collapsed across these factors. </text:span><text:span text:style-name="T56">Trials on which landing positions deviated more than 2.5 SD's from participants' means were discarded (</text:span><text:span text:style-name="T646">≈</text:span><text:span text:style-name="T681"> 1.</text:span><text:span text:style-name="T682">59</text:span><text:span text:style-name="T681">%, exact percentages </text:span><text:span text:style-name="T682">depending on saccade and reference point</text:span><text:span text:style-name="T58">)</text:span><text:span text:style-name="T56">.</text:span></text:p>
      <text:p text:style-name="P17"><text:span text:style-name="T729">Participants needed at least one (100%), two (70%) or three (19%) saccades before categorising the object with a button press. Average landing positions of those saccades are shown in Figure 2. Relative to the object's </text:span><text:span text:style-name="T696">absolute</text:span><text:span text:style-name="T729"> </text:span><text:span text:style-name="T690">center</text:span><text:span text:style-name="T666"> </text:span><text:span text:style-name="T672">(see Figure 2a, </text:span><text:span text:style-name="T697">straight</text:span><text:span text:style-name="T672"> line) </text:span><text:span text:style-name="T730">initial saccades were slightly biased </text:span><text:span text:style-name="T690">away </text:span><text:span text:style-name="T730">from the object's handle (</text:span><text:span text:style-name="T691">M</text:span><text:span text:style-name="T740"> = -0.040, </text:span><text:span text:style-name="T691">SE</text:span><text:span text:style-name="T740"> = 0.004, </text:span><text:span text:style-name="T691">t</text:span><text:span text:style-name="T740">(17) = -10.42, </text:span><text:span text:style-name="T691">p</text:span><text:span text:style-name="T740"> &lt; .0001). This bias was even more pronounced for the subsequent refixations (second saccade: </text:span><text:span text:style-name="T691">M</text:span><text:span text:style-name="T740"> = -0.193, </text:span><text:span text:style-name="T691">SE</text:span><text:span text:style-name="T740"> = 0.012, </text:span><text:span text:style-name="T691">t</text:span><text:span text:style-name="T740">(17) = -15.64, </text:span><text:span text:style-name="T691">p</text:span><text:span text:style-name="T740"> &lt; .0001; third saccade: </text:span><text:span text:style-name="T691">M</text:span><text:span text:style-name="T740"> = -0.115, SE = 0.019, </text:span><text:span text:style-name="T691">t</text:span><text:span text:style-name="T740">(17) = -6.02, </text:span><text:span text:style-name="T691">p</text:span><text:span text:style-name="T740"> &lt; .0001).</text:span></text:p>
      <text:p text:style-name="P91"><text:span text:style-name="T35">In contrast</text:span><text:span text:style-name="T34">, </text:span><text:span text:style-name="T47">relative to </text:span><text:span text:style-name="T191">the</text:span><text:span text:style-name="T190"> </text:span><text:span text:style-name="T47">object's </text:span><text:span text:style-name="T700">CoG </text:span><text:span text:style-name="T674">(see Figure 2a, </text:span><text:span text:style-name="T708">dotted</text:span><text:span text:style-name="T674"> line)</text:span><text:span text:style-name="T47">, </text:span><text:span text:style-name="T34">initial saccade</text:span><text:span text:style-name="T59">s</text:span><text:span text:style-name="T34"> </text:span><text:span text:style-name="T61">were </text:span><text:span text:style-name="T34">slight</text:span><text:span text:style-name="T61">ly</text:span><text:span text:style-name="T34"> bias</text:span><text:span text:style-name="T61">ed</text:span><text:span text:style-name="T34"> </text:span><text:span text:style-name="T699">towards</text:span><text:span text:style-name="T34"> the handle (</text:span><text:span text:style-name="T703">M</text:span><text:span text:style-name="T75"> = 0.024, </text:span><text:span text:style-name="T703">SE</text:span><text:span text:style-name="T75"> = 0.004, </text:span><text:span text:style-name="T703">t</text:span><text:span text:style-name="T75">(17) = 5.88, </text:span><text:span text:style-name="T703">p</text:span><text:span text:style-name="T75"> &lt; .0001</text:span><text:span text:style-name="T34">). Interestingly, </text:span><text:span text:style-name="T49">taking the </text:span><text:span text:style-name="T34">CoG </text:span><text:span text:style-name="T49">as a reference point </text:span><text:span text:style-name="T62">did</text:span><text:span text:style-name="T34"> not change the direction of the refixations: </text:span><text:span text:style-name="T48">these </text:span><text:span text:style-name="T63">were</text:span><text:span text:style-name="T34"> still </text:span><text:soft-page-break/><text:span text:style-name="T160">biased</text:span><text:span text:style-name="T34"> </text:span><text:span text:style-name="T699">away</text:span><text:span text:style-name="T34"> from the handle</text:span><text:span text:style-name="T36"> </text:span><text:span text:style-name="T34">(</text:span><text:span text:style-name="T33">second saccade: </text:span><text:span text:style-name="T704">M</text:span><text:span text:style-name="T76"> = -0.123, </text:span><text:span text:style-name="T704">SE</text:span><text:span text:style-name="T76"> = 0.010, </text:span><text:span text:style-name="T704">t</text:span><text:span text:style-name="T76">(17) = -12.45, </text:span><text:span text:style-name="T704">p</text:span><text:span text:style-name="T76"> &lt; .0001</text:span><text:span text:style-name="T33">; </text:span><text:span text:style-name="T82">third </text:span><text:span text:style-name="T33">saccade: </text:span><text:span text:style-name="T705">M</text:span><text:span text:style-name="T77"> = -0.090, </text:span><text:span text:style-name="T705">SE</text:span><text:span text:style-name="T77"> = 0.019, </text:span><text:span text:style-name="T705">t</text:span><text:span text:style-name="T77">(17) = -4.66, </text:span><text:span text:style-name="T713">p</text:span><text:span text:style-name="T77"> = .0016</text:span><text:span text:style-name="T33">)</text:span><text:span text:style-name="T36">.</text:span><text:span text:style-name="T36"><text:note text:id="ftn2" text:note-class="footnote"><text:note-citation>2</text:note-citation><text:note-body><text:p text:style-name="P8">The lines representing the two dependent variables are not parallel, nor are their statistics identical. This is because after trial exclusion, the data used for statistical testing did not contain an equal number of each object anymore <text:span text:style-name="T763">As a consequence, the </text:span>average CoG <text:span text:style-name="T764">(i.e. the reference point for the dotted line) was</text:span> different for every <text:span text:style-name="T689">t</text:span>-test. <text:span text:style-name="T762">Therefore</text:span>, the dotted line does not simply depict a shift of the straight line.</text:p></text:note-body></text:note></text:span></text:p>
      <text:h text:style-name="P76" text:outline-level="3">Manual responses<office:annotation><dc:creator>Sebastiaan Mathôt</dc:creator><dc:date>2013-11-12T12:36:54</dc:date><text:list text:continue-numbering="true" text:style-name=""><text:list-item><text:p text:style-name="P97"><text:span text:style-name="T778">Maybe you can move this to the end of the results section. It's not the main point and gives off a negative vibe.</text:span></text:p></text:list-item></text:list></office:annotation></text:h>
      <text:p text:style-name="P92"><text:span text:style-name="T221">The </text:span><text:span text:style-name="T222">stimulus-response-compatibility paradigm </text:span><text:span text:style-name="T223">employed</text:span><text:span text:style-name="T221"> in </text:span><text:span text:style-name="T224">the current study </text:span><text:span text:style-name="T222">typically </text:span><text:span text:style-name="T225">results in</text:span><text:span text:style-name="T222"> </text:span><text:span text:style-name="T226">an </text:span><text:span text:style-name="T222">affordance effect </text:span><text:span text:style-name="T226">on manual responses, </text:span><text:span text:style-name="T227">such that </text:span><text:span text:style-name="T222">right-handed button presses are facilitated when the object is oriented with its handle to the right, </text:span><text:span text:style-name="T228">and vice versa </text:span><text:span text:style-name="T222">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222">(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222">. </text:span><text:span text:style-name="T229">To test for this effect, we carried out a two-factorial repeated measu</text:span><text:span text:style-name="T221">res analysis of variance (ANOVA) with response hand (left, right) and handle orientation (left, </text:span><text:span text:style-name="T230">right</text:span><text:span text:style-name="T221">) as within-subject factors, and mean correct response time (RT) as the dependent variable. Trials on which RT </text:span><text:span text:style-name="T229">deviated more than 2.5 SD's from participants' condition means were </text:span><text:span text:style-name="T231">discarded </text:span><text:span text:style-name="T232">(2.89%)</text:span><text:span text:style-name="T229">. </text:span><text:span text:style-name="T232">I</text:span><text:span text:style-name="T221">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221">(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221">, </text:span><text:span text:style-name="T233">the interaction between </text:span><text:span text:style-name="T234">response </text:span><text:span text:style-name="T235">hand </text:span><text:span text:style-name="T234">and handle orientation </text:span><text:span text:style-name="T233">did not </text:span><text:span text:style-name="T236">approach</text:span><text:span text:style-name="T233"> </text:span><text:span text:style-name="T237">significance </text:span><text:span text:style-name="T233">(</text:span><text:span text:style-name="T710">F</text:span><text:span text:style-name="T233">(</text:span><text:span text:style-name="T238">1,17</text:span><text:span text:style-name="T233">) = </text:span><text:span text:style-name="T238">0.</text:span><text:span text:style-name="T239">43</text:span><text:span text:style-name="T233">, </text:span><text:span text:style-name="T710">p</text:span><text:span text:style-name="T233"> = </text:span><text:span text:style-name="T238">.5</text:span><text:span text:style-name="T239">2</text:span><text:span text:style-name="T233">).</text:span></text:p>
      <text:h text:style-name="P79" text:outline-level="3">Discussion</text:h>
      <text:p text:style-name="P43"><text:span text:style-name="T464">Firstly</text:span><text:span text:style-name="T397">, Experiment 1 showed that, on average, initial saccades did not land exactly at </text:span><text:span text:style-name="T440">the</text:span><text:span text:style-name="T397"> object'</text:span><text:span text:style-name="T440">s</text:span><text:span text:style-name="T397"> absolute center, nor exactly at </text:span><text:span text:style-name="T441">its</text:span><text:span text:style-name="T397"> CoG, but rather somewhere in between. Strikingly, we could therefore interpret initial landing position as being biased towards (cf. the handle-affordance hypothesis), or away (cf. the action-direction hypothesis) from the handle, depending on which reference point we take. </text:span><text:span text:style-name="T436">T</text:span><text:span text:style-name="T397">he CoG hypothesis cannot be ruled out either. After all, it is possible that participants did aim to make a saccade towards </text:span><text:span text:style-name="T442">the </text:span><text:span text:style-name="T397">object'</text:span><text:span text:style-name="T442">s</text:span><text:span text:style-name="T397"> CoG, but systematically undershot this </text:span><text:soft-page-break/><text:span text:style-name="T397">target position</text:span><text:span text:style-name="T458">, landing slightly closer to the vertical meridian</text:span><text:span text:style-name="T397"> </text:span><text:span text:style-name="T317">(see </text:span><text:span text:style-name="T318">Electronic Supplementary Material</text:span><text:span text:style-name="T319">, </text:span><text:span text:style-name="T320">ESM_Figure 2</text:span><text:span text:style-name="T317">).</text:span><text:span text:style-name="T321"> </text:span><text:span text:style-name="T317">In order to distinguish between these possibilities, we carried out a second experiment (see below). </text:span></text:p>
      <text:p text:style-name="P43"><text:span text:style-name="T395">Thirdly</text:span><text:span text:style-name="T358">, r</text:span><text:span text:style-name="T317">efixations were directed towards the non-handled part of the object, </text:span><text:span text:style-name="T425">irrespective </text:span><text:span text:style-name="T321">of whether </text:span><text:span text:style-name="T383">the </text:span><text:span text:style-name="T321">object'</text:span><text:span text:style-name="T382">s</text:span><text:span text:style-name="T321"> absolute center or </text:span><text:span text:style-name="T384">the object's </text:span><text:span text:style-name="T321">CoG was used as a reference point </text:span><text:reference-mark-start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321">(cf. Roberts &amp; Humphreys, 2006)</text:span><text:reference-mark-end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321">.</text:span></text:p>
      <text:p text:style-name="P93"><text:span text:style-name="T241">Finally</text:span><text:span text:style-name="T101">, i</text:span><text:span text:style-name="T102">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102">(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102">, manual responses did not appear to be facilitated </text:span><text:span text:style-name="T103">if</text:span><text:span text:style-name="T102"> object orientation was congruent, compared to </text:span><text:span text:style-name="T745">incongruent, with the hand of response. </text:span><text:span text:style-name="T321">This may have been due to the fact that we used a conservative online saccade-detection algorithm, which classified some of the very fast responses as occurring before saccade execution. To make sure that this </text:span><text:span text:style-name="T240">would not </text:span><text:span text:style-name="T321">prevent us from observing an affordance effect in manual responses, we changed this aspect of the paradigm in Experiment 2 </text:span><text:span text:style-name="T240">(see below)</text:span><text:span text:style-name="T321">.</text:span></text:p>
      <text:h text:style-name="P84" text:outline-level="1">Experiment 2</text:h>
      <text:p text:style-name="P19"><text:span text:style-name="T656">Experiment 2 differed in a small but important manner from Experiment 1: We aligned objects with their </text:span><text:span text:style-name="T667">CoG </text:span><text:span text:style-name="T656">(instead of their absolute center) on the vertical meridian </text:span><text:span text:style-name="T161">(see Figure </text:span><text:span text:style-name="T162">1c</text:span><text:span text:style-name="T161">)</text:span><text:span text:style-name="T656">. The main purpose of Experiment 2 was to further investigate the direction of initial saccades towards isolated objects. We reasoned as follows. If the initial deviation from the CoG that we observed in Experiment 1 was caused by a saccadic undershoot (see Electronic Supplementary Material, ESM_Figure S2), the eyes should now land approximately at the CoG (i.e. at the vertical meridian), irrespective of object orientation. Instead, if the previously-observed initial deviation reflected a higher-level effect, Experiment 2 should reveal a similar pattern. In addition, we wanted to replicate the finding that within-object refixations (but not initial landing positions) are biased towards the </text:span><text:soft-page-break/><text:span text:style-name="T656">non-handled part of an object.</text:span></text:p>
      <text:h text:style-name="P62" text:outline-level="2">Methods</text:h>
      <text:p text:style-name="P20">Experiment 2 differed from Experiment 1 only <text:span text:style-name="T772">i</text:span>n the following aspects. Eighteen different observers participated. Data from one participant were excluded from the analyses because the participant was left handed according to post-hoc self report. Furthermore, we aligned objects with their CoG (instead of their center) on the vertical meridian (see Figure 2c). Finally, in Experiment 1 the criteria for the gaze-contingent fixation checks were set conservatively. This had led to the exclusion of a large number of trials. Therefore, <text:span text:style-name="T756">in Experiment 2 </text:span>we decided not to use <text:span text:style-name="T756">any other on-line </text:span>fixation checks <text:span text:style-name="T756">than the </text:span>one-point eye-tracker recalibration <text:span text:style-name="T756">at the beginning of the trial.</text:span></text:p>
      <text:h text:style-name="P63" text:outline-level="2">Results</text:h>
      <text:p text:style-name="P18">Trials were discarded on the basis of the following criteria: The EyeLink saccade-detection algorithm detected no saccades (2.76%), the initial saccade did not cross an imaginary line between the center and the smallest-possible target eccentricity (0.35%), an anticipatory saccade was made (0.30%), or an erroneous response was given or a timeout occurred (6.26%).</text:p>
      <text:h text:style-name="P81" text:outline-level="3"><text:span text:style-name="T777">Landing positions</text:span></text:h>
      <text:p text:style-name="P37"><text:span text:style-name="T739">As in Experiment 1, p</text:span><text:span text:style-name="T42">articipants </text:span><text:span text:style-name="T43">needed at least </text:span><text:span text:style-name="T42">one </text:span><text:span text:style-name="T44">(100%)</text:span><text:span text:style-name="T42">, two (</text:span><text:span text:style-name="T83">64</text:span><text:span text:style-name="T42">%) or three (</text:span><text:span text:style-name="T69">1</text:span><text:span text:style-name="T83">2</text:span><text:span text:style-name="T42">%) saccades </text:span><text:span text:style-name="T43">before </text:span><text:span text:style-name="T164">categorising the object with a button press</text:span><text:span text:style-name="T42">. </text:span><text:span text:style-name="T84">We analysed the</text:span><text:span text:style-name="T165">se three </text:span><text:span text:style-name="T84">l</text:span><text:span text:style-name="T723">anding positions relative to the object's CoG, which coincided with the vertical meridian (see Figure 1c). Landing positions that deviated more than 2.5 SD's from participants' mean were discarded (</text:span><text:span text:style-name="T647">≈</text:span><text:span text:style-name="T683"> </text:span><text:span text:style-name="T684">1.6</text:span><text:span text:style-name="T685">0</text:span><text:span text:style-name="T78">%, </text:span><text:span text:style-name="T79">exact percentages depending on saccade</text:span><text:span text:style-name="T726">). As in Experiment 1, neither response hand nor handle orientation appeared to affect landing positions </text:span><text:span text:style-name="T78">(all </text:span><text:span text:style-name="T702">F</text:span><text:span text:style-name="T78">'s &lt; </text:span><text:span text:style-name="T80">2.8</text:span><text:span text:style-name="T81">0</text:span><text:span text:style-name="T78">, all </text:span><text:span text:style-name="T702">p</text:span><text:span text:style-name="T78">'s &gt; .</text:span><text:span text:style-name="T80">1</text:span><text:span text:style-name="T81">1</text:span><text:span text:style-name="T78">). </text:span><text:span text:style-name="T166">Thus,</text:span><text:span text:style-name="T723"> we collapsed across these conditions. Again, a Bonferroni-corrected alpha level of 0.008 (0.05/(3*2)) </text:span><text:soft-page-break/><text:span text:style-name="T723">was used, because the three landing positions were compared with two reference points: the CoG and simulated saliency-driven saccades (see below).</text:span></text:p>
      <text:p text:style-name="P21"><text:span text:style-name="T723">The results are shown in </text:span><text:span text:style-name="T78">Figure </text:span><text:span text:style-name="T144">2b</text:span><text:span text:style-name="T79"> </text:span><text:span text:style-name="T144">(</text:span><text:span text:style-name="T709">straight</text:span><text:span text:style-name="T144"> line)</text:span><text:span text:style-name="T723">. As predicted by the CoG hypothesis, initial saccades landed approximately on the object's CoG (</text:span><text:span text:style-name="T692">M</text:span><text:span text:style-name="T657"> = -0.006, </text:span><text:span text:style-name="T692">SE</text:span><text:span text:style-name="T657"> = 0.003, </text:span><text:span text:style-name="T692">t</text:span><text:span text:style-name="T657">(16) = -2.23, </text:span><text:span text:style-name="T692">p</text:span><text:span text:style-name="T657"> = .2420). Secondly, as in Experiment 1, refixations were directed </text:span><text:span text:style-name="T668">away</text:span><text:span text:style-name="T717"> from the object's handle (second saccade: </text:span><text:span text:style-name="T692">M</text:span><text:span text:style-name="T657"> = -0.173, </text:span><text:span text:style-name="T692">SE </text:span><text:span text:style-name="T657">= 0.012, t(16) = -14.39, </text:span><text:span text:style-name="T692">p</text:span><text:span text:style-name="T657"> &lt; .0001; third saccade: </text:span><text:span text:style-name="T692">M</text:span><text:span text:style-name="T657"> = -0.088, </text:span><text:span text:style-name="T692">SE</text:span><text:span text:style-name="T657"> = 0.026, </text:span><text:span text:style-name="T692">t</text:span><text:span text:style-name="T657">(16) = -3.25, </text:span><text:span text:style-name="T692">p</text:span><text:span text:style-name="T657"> = .0299).</text:span></text:p>
      <text:h text:style-name="P77" text:outline-level="3">Time course</text:h>
      <text:p text:style-name="P22"><text:span text:style-name="T12">The difference between initial saccades (directed towards </text:span><text:span text:style-name="T192">the</text:span><text:span text:style-name="T12"> CoG) and refixations (directed to</text:span><text:span text:style-name="T193">wards</text:span><text:span text:style-name="T12"> </text:span><text:span text:style-name="T193">the</text:span><text:span text:style-name="T12"> non-handle part) suggests </text:span><text:span text:style-name="T13">that the CoG effect occurs early and </text:span><text:span text:style-name="T117">decays rapidly</text:span><text:span text:style-name="T13">, whereas the non-handle bias takes </text:span><text:span text:style-name="T117">time</text:span><text:span text:style-name="T13"> to build up. </text:span><text:span text:style-name="T219">In other words</text:span><text:span text:style-name="T13">,</text:span><text:span text:style-name="T106"> </text:span><text:span text:style-name="T145">there</text:span><text:span text:style-name="T105"> should </text:span><text:span text:style-name="T145">be </text:span><text:span text:style-name="T65">a </text:span><text:span text:style-name="T85">positive</text:span><text:span text:style-name="T65"> correlation between </text:span><text:span text:style-name="T86">saccade latency (i.e.,</text:span><text:span text:style-name="T187">the interval between </text:span><text:span text:style-name="T86">stimulus onset </text:span><text:span text:style-name="T187">and saccade execution</text:span><text:span text:style-name="T86">) and </text:span><text:span text:style-name="T118">non-handle bias</text:span><text:span text:style-name="T64">. </text:span><text:span text:style-name="T107">Note that this prediction </text:span><text:span text:style-name="T118">only holds for </text:span><text:span text:style-name="T707">initial</text:span><text:span text:style-name="T107"> saccades, because it is </text:span><text:span text:style-name="T119">unlikely</text:span><text:span text:style-name="T107"> that </text:span><text:span text:style-name="T145">a</text:span><text:span text:style-name="T107"> rapidly-decaying CoG </text:span><text:span text:style-name="T167">effect </text:span><text:span text:style-name="T145">would </text:span><text:span text:style-name="T118">still play </text:span><text:span text:style-name="T145">a </text:span><text:span text:style-name="T118">role during refixation </text:span><text:span text:style-name="T146">behaviour</text:span><text:span text:style-name="T108">.</text:span></text:p>
      <text:p text:style-name="Text_20_body"><text:span text:style-name="T256">To test this </text:span><text:span text:style-name="T257">hypothesis</text:span><text:span text:style-name="T256">, </text:span><text:span text:style-name="T258">we </text:span><text:span text:style-name="T259">used </text:span><text:span text:style-name="T258">linear mixed</text:span><text:span text:style-name="T259">-</text:span><text:span text:style-name="T258">effects model</text:span><text:span text:style-name="T259">ing </text:span><text:span text:style-name="T258">with </text:span><text:span text:style-name="T260">initial </text:span><text:span text:style-name="T258">landing position as the dependent variable, participant and stimulus as random effects, and </text:span><text:span text:style-name="T260">initial saccade latency </text:span><text:span text:style-name="T258">as fixed effect. </text:span><text:span text:style-name="T261">Markov chain Monte Carlo </text:span><text:span text:style-name="T259">was used to the estimate </text:span><text:span text:style-name="T301">the </text:span><text:span text:style-name="T408">p</text:span><text:span text:style-name="T259">-value </text:span><text:reference-mark-start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259">(Baayen, Davidson, &amp; Bates, 2008)</text:span><text:reference-mark-end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259">. </text:span><text:span text:style-name="T261">This revealed a positive correlation between saccade latency and landing position</text:span><text:span text:style-name="T410"> (r = , <text:s/>p = ). </text:span><text:span text:style-name="T262">More specifically, </text:span><text:span text:style-name="T263">early initial saccades land</text:span><text:span text:style-name="T261">ed</text:span><text:span text:style-name="T263"> </text:span><text:span text:style-name="T261">around </text:span><text:span text:style-name="T385">the</text:span><text:span text:style-name="T261"> </text:span><text:span text:style-name="T263">CoG </text:span><text:span text:style-name="T365">(see Figure 2c, straight line, first markers)</text:span><text:span text:style-name="T264">, </text:span><text:span text:style-name="T265">whereas </text:span><text:span text:style-name="T261">later </text:span><text:span text:style-name="T266">initial saccades </text:span><text:span text:style-name="T260">already </text:span><text:span text:style-name="T267">show</text:span><text:span text:style-name="T260">ed</text:span><text:span text:style-name="T267"> a small deviation in the direction of </text:span><text:span text:style-name="T302">the</text:span><text:span text:style-name="T267"> non-handle side </text:span><text:span text:style-name="T262">(see Figure</text:span><text:span text:style-name="T269"> 2c, straight line, </text:span><text:span text:style-name="T365">last 3 markers</text:span><text:span text:style-name="T262">)</text:span><text:span text:style-name="T263">. </text:span><text:span text:style-name="T366">Still</text:span><text:span text:style-name="T268">, even when saccade latency is taken into account, the non-handle bias </text:span><text:span text:style-name="T367">is</text:span><text:span text:style-name="T268"> more pronounced for the refixations than for the initial saccades </text:span><text:span text:style-name="T269">(see Figure 2c, dotted line)</text:span><text:span text:style-name="T268">.</text:span></text:p>
      <text:h text:style-name="P80" text:outline-level="3"><text:soft-page-break/>Response times</text:h>
      <text:p text:style-name="P94"><text:span text:style-name="T70">As in Experiment 1, t</text:span><text:span text:style-name="T71">rials on which RT deviated more than 2.5 SD's from participants' condition means were </text:span><text:span text:style-name="T163">discarded </text:span><text:span text:style-name="T71">(</text:span><text:span text:style-name="T72">2.39</text:span><text:span text:style-name="T71">%). </text:span><text:span text:style-name="T104">T</text:span><text:span text:style-name="T73">he interaction between </text:span><text:span text:style-name="T74">hand of response and handle orientation </text:span><text:span text:style-name="T73">did not reach significance</text:span><text:span text:style-name="T731"> (</text:span><text:span text:style-name="T711">F</text:span><text:span text:style-name="T731">(</text:span><text:span text:style-name="T732">1,16</text:span><text:span text:style-name="T731">) = </text:span><text:span text:style-name="T732">2.</text:span><text:span text:style-name="T733">53</text:span><text:span text:style-name="T731">, </text:span><text:span text:style-name="T711">p</text:span><text:span text:style-name="T731"> = </text:span><text:span text:style-name="T732">.1</text:span><text:span text:style-name="T733">3</text:span><text:span text:style-name="T731">). </text:span><text:span text:style-name="T736">Yet, </text:span><text:span text:style-name="T734">the interaction </text:span><text:span text:style-name="T737">wa</text:span><text:span text:style-name="T734">s in the expected direction such that participants responded </text:span><text:span text:style-name="T737">marginally </text:span><text:span text:style-name="T734">faster if the hand of response was compatible (</text:span><text:span text:style-name="T712">M</text:span><text:span text:style-name="T734"> = </text:span><text:span text:style-name="T735">620.06</text:span><text:span text:style-name="T734">, </text:span><text:span text:style-name="T712">SE</text:span><text:span text:style-name="T734"> = </text:span><text:span text:style-name="T735">19.15</text:span><text:span text:style-name="T734">) as compared to incompatible (</text:span><text:span text:style-name="T712">M</text:span><text:span text:style-name="T734"> =</text:span><text:span text:style-name="T735">628.84</text:span><text:span text:style-name="T734">, </text:span><text:span text:style-name="T712">SE</text:span><text:span text:style-name="T734"> = </text:span><text:span text:style-name="T735">19.90</text:span><text:span text:style-name="T734">) with the orientation of the object'</text:span><text:span text:style-name="T738">s</text:span><text:span text:style-name="T734"> handle.</text:span></text:p>
      <text:h text:style-name="P64" text:outline-level="2">Discussion</text:h>
      <text:p text:style-name="Text_20_body"><text:span text:style-name="T270">In Experiment 1, initial saccades deviated from both </text:span><text:span text:style-name="T368">the </text:span><text:span text:style-name="T270">object'</text:span><text:span text:style-name="T368">s</text:span><text:span text:style-name="T270"> </text:span><text:span text:style-name="T271">absolute </text:span><text:span text:style-name="T270">center </text:span><text:span text:style-name="T272">and</text:span><text:span text:style-name="T270"> </text:span><text:span text:style-name="T369">the </text:span><text:span text:style-name="T270">object'</text:span><text:span text:style-name="T369">s</text:span><text:span text:style-name="T270"> CoG. </text:span><text:span text:style-name="T273">We reasoned that </text:span><text:span text:style-name="T269">this may </text:span><text:span text:style-name="T273">have been caused by </text:span><text:span text:style-name="T274">an undershoot in saccades aiming for the CoG of the </text:span><text:span text:style-name="T275">display </text:span><text:span text:style-name="T274">(see </text:span><text:span text:style-name="T303">Electronic Supplementary Material</text:span><text:span text:style-name="T275">, </text:span><text:span text:style-name="T303">ESM_</text:span><text:span text:style-name="T275">Figure 2</text:span><text:span text:style-name="T274">). </text:span><text:span text:style-name="T273">To test this prediction, we carried </text:span><text:span text:style-name="T304">out </text:span><text:span text:style-name="T275">Experiment 2, </text:span><text:span text:style-name="T273">in which we aligned objects with their CoG on the vertical meridian </text:span><text:span text:style-name="T276">(see Figure </text:span><text:span text:style-name="T277">1</text:span><text:span text:style-name="T276">b vs. </text:span><text:span text:style-name="T277">1</text:span><text:span text:style-name="T276">c)</text:span><text:span text:style-name="T273">. In this case, given that </text:span><text:span text:style-name="T370">the</text:span><text:span text:style-name="T273"> CoG is the saccade</text:span><text:span text:style-name="T278">-</text:span><text:span text:style-name="T273">target location, </text:span><text:span text:style-name="T279">a </text:span><text:span text:style-name="T280">saccadic</text:span><text:span text:style-name="T279"> undershoot on the x-axis </text:span><text:span text:style-name="T280">should not play any role, </text:span><text:span text:style-name="T371">and an undershoot on the y-axis should not influence our dependent variables (x-coordinates of the </text:span><text:span text:style-name="T372">landing </text:span><text:span text:style-name="T371">positions)</text:span><text:span text:style-name="T279">. </text:span><text:span text:style-name="T281">I</text:span><text:span text:style-name="T413">n line w</text:span><text:span text:style-name="T414">ith</text:span><text:span text:style-name="T413"> this prediction, in Experiment 2 </text:span><text:span text:style-name="T3">initial saccades did not </text:span><text:change text:change-id="ct89593856"/><text:span text:style-name="T3">deviate from </text:span><text:span text:style-name="T454">the</text:span><text:span text:style-name="T3"> CoG </text:span><text:span text:style-name="T415">(see Figure 2b, straight line, first marker</text:span><text:span text:style-name="T447">s</text:span><text:span text:style-name="T415">)</text:span><text:span text:style-name="T416">, except for the very </text:span><text:span text:style-name="T443">latest</text:span><text:span text:style-name="T416"> initial saccades, which </text:span><text:span text:style-name="T444">slightly </text:span><text:span text:style-name="T416">deviated </text:span><text:span text:style-name="T445">towards the</text:span><text:span text:style-name="T417"> </text:span><text:span text:style-name="T416">non-handle </text:span><text:span text:style-name="T446">side </text:span><text:span text:style-name="T418">(see Figure 2c, st</text:span><text:span text:style-name="T282">raight line, </text:span><text:span text:style-name="T305">last three markers</text:span><text:span text:style-name="T282">)</text:span><text:span text:style-name="T283">. </text:span><text:span text:style-name="T250">A</text:span><text:span text:style-name="T284">s in </text:span><text:span text:style-name="T285">Experiment 1, </text:span><text:span text:style-name="T286">refixations were </text:span><text:span text:style-name="T391">robustly </text:span><text:span text:style-name="T286">directed towards </text:span><text:span text:style-name="T373">the </text:span><text:span text:style-name="T286">non-handle side </text:span><text:span text:style-name="T287">(see Figure 2b, straight line, </text:span><text:span text:style-name="T359">second and third marker; </text:span><text:span text:style-name="T374">and Figure 2c, dotted line</text:span><text:span text:style-name="T287">)</text:span><text:span text:style-name="T286">. </text:span><text:change text:change-id="ct57866432"/><text:span text:style-name="T5"><text:s/></text:span><text:span text:style-name="T285">Thirdly, the </text:span><text:span text:style-name="T288">difference between initial-saccade direction</text:span><text:span text:style-name="T289">s</text:span><text:span text:style-name="T288"> (towards </text:span><text:span text:style-name="T386">the</text:span><text:span text:style-name="T288"> CoG) and subsequent-saccade directions (towards </text:span><text:span text:style-name="T387">the</text:span><text:span text:style-name="T276"> </text:span><text:span text:style-name="T288">non-handle part) </text:span><text:span text:style-name="T376">is</text:span><text:span text:style-name="T288"> </text:span><text:span text:style-name="T290">partly </text:span><text:span text:style-name="T376">the result of </text:span><text:span text:style-name="T377">the </text:span><text:span text:style-name="T252">time passed since stimulus onset</text:span><text:span text:style-name="T391">, </text:span><text:span text:style-name="T391">because the very latest </text:span><text:span text:style-name="T253">initial saccades </text:span><text:span text:style-name="T291">were </text:span><text:span text:style-name="T253">already </text:span><text:span text:style-name="T291">slightly biased towards </text:span><text:span text:style-name="T378">its</text:span><text:span text:style-name="T253"> non-handle side. </text:span><text:span text:style-name="T292">Nevertheless, </text:span><text:span text:style-name="T293">e</text:span><text:span text:style-name="T254">ven when taking th</text:span><text:span text:style-name="T278">is </text:span><text:span text:style-name="T254">time course into account, </text:span><text:span text:style-name="T278">initial </text:span><text:span text:style-name="T254">landing positions </text:span><text:span text:style-name="T278">and subsequent landing positions </text:span><text:span text:style-name="T254">d</text:span><text:span text:style-name="T277">id</text:span><text:span text:style-name="T254"> not overlap</text:span><text:span text:style-name="T391">: </text:span><text:span text:style-name="T360">t</text:span><text:span text:style-name="T294">he </text:span><text:span text:style-name="T295">non-handle bias remain</text:span><text:span text:style-name="T379">ed</text:span><text:span text:style-name="T295"> more pronounced for refixations than initial saccades</text:span><text:span text:style-name="T296"> </text:span><text:span text:style-name="T254">(see Figure </text:span><text:span text:style-name="T277">2c, </text:span><text:span text:style-name="T297">dotted vs. straight line</text:span><text:span text:style-name="T254">)</text:span><text:span text:style-name="T296">. </text:span><text:span text:style-name="T298">Finally, i</text:span><text:span text:style-name="T299">n line with previous studies, we found an affordance effect on manual responses, be it only marginal. </text:span><text:span text:style-name="T297">Thi</text:span><text:soft-page-break/><text:span text:style-name="T297">s indicates that there was a trend towards visuomotor priming of manual responses, as induced by </text:span><text:span text:style-name="T300">the </text:span><text:span text:style-name="T297">mere viewing </text:span><text:span text:style-name="T300">of</text:span><text:span text:style-name="T297"> graspable 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297">(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297">.</text:span></text:p>
      <text:h text:style-name="P86" text:outline-level="1">Simulation</text:h>
      <text:p text:style-name="P36">Our results suggest that initial saccades are driven by a low-level CoG effect, whereas refixations are the result of a higher-level (either semantic, or action-direction) effect. However, an alternative, low-level, explanation cannot yet been ruled out. On average, the non-handled side of our stimuli may have been more salient than the handle side. If this were the case, the non-handle bias may simply indicate that, after having fixated the CoG, participants moved their eyes towards the (next-)most salient location of the display.</text:p>
      <text:h text:style-name="P66" text:outline-level="2">Methods</text:h>
      <text:p text:style-name="Text_20_body"><text:span text:style-name="T421">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421">(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421"> to simulate three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421">(Itti et al., 1998, see Electronic Supplementary Material for more details)</text:span><text:reference-mark-end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421">. </text:span><text:span text:style-name="T422">The results enabled us to compare participants' eye-movement </text:span><text:span text:style-name="T423">behaviour </text:span><text:span text:style-name="T422">with three </text:span><text:span text:style-name="T462">simulated </text:span><text:span text:style-name="T422">saccades that were entirely saliency driven.</text:span></text:p>
      <text:h text:style-name="P65" text:outline-level="2"><text:soft-page-break/>Results</text:h>
      <text:p text:style-name="P31"><text:span text:style-name="T149">As can be seen </text:span><text:span text:style-name="T150">in Figure </text:span><text:span text:style-name="T151">2b</text:span><text:span text:style-name="T150"> (</text:span><text:span text:style-name="T151">dotted line</text:span><text:span text:style-name="T150">), </text:span><text:span text:style-name="T149">simulated refixations </text:span><text:span text:style-name="T87">significantly </text:span><text:span text:style-name="T89">differ</text:span><text:span text:style-name="T147">ed</text:span><text:span text:style-name="T89"> </text:span><text:span text:style-name="T87">from </text:span><text:span text:style-name="T120">the refixations observed in Experiment 2</text:span><text:span text:style-name="T90"> </text:span><text:span text:style-name="T87">(</text:span><text:span text:style-name="T120">saccade 2: </text:span><text:span text:style-name="T706">t</text:span><text:span text:style-name="T87">(16) = -</text:span><text:span text:style-name="T181">21</text:span><text:span text:style-name="T87">.</text:span><text:span text:style-name="T181">87</text:span><text:span text:style-name="T87">, </text:span><text:span text:style-name="T706">p</text:span><text:span text:style-name="T87"> &lt; 0.0001, </text:span><text:span text:style-name="T91">and </text:span><text:span text:style-name="T120">saccade 2:</text:span><text:span text:style-name="T91"> </text:span><text:span text:style-name="T706">t</text:span><text:span text:style-name="T87">(16) = -</text:span><text:span text:style-name="T182">5.24</text:span><text:span text:style-name="T87">, </text:span><text:span text:style-name="T706">p</text:span><text:span text:style-name="T87"> = 0.0102</text:span><text:span text:style-name="T120">)</text:span><text:span text:style-name="T87">. </text:span><text:span text:style-name="T120">In </text:span><text:span text:style-name="T93">Experiment 2, </text:span><text:span text:style-name="T121">participants tended to refixate </text:span><text:span text:style-name="T194">the </text:span><text:span text:style-name="T121">object'</text:span><text:span text:style-name="T194">s</text:span><text:span text:style-name="T121"> non-handle side, whereas </text:span><text:span text:style-name="T93">simulated refixations </text:span><text:span text:style-name="T111">were arbitrarily directed towards either </text:span><text:span text:style-name="T121">(extreme) side of </text:span><text:span text:style-name="T111">the object </text:span><text:span text:style-name="T122">(see </text:span><text:span text:style-name="T147">the distributions of landing positions in the </text:span><text:span text:style-name="T195">Electronic </text:span><text:span text:style-name="T122">Supplementary </text:span><text:span text:style-name="T147">Material, </text:span><text:span text:style-name="T195">ESM_Figure </text:span><text:span text:style-name="T147">5</text:span><text:span text:style-name="T206">c and </text:span><text:span text:style-name="T207">5d, </text:span><text:span text:style-name="T210">middle and right plots</text:span><text:span text:style-name="T122">). </text:span><text:span text:style-name="T111">The bi-directionality of simulated </text:span><text:span text:style-name="T147">second </text:span><text:span text:style-name="T111">saccades is important, because it indicates that </text:span><text:span text:style-name="T94">our stimuli were equally salient at both sides.</text:span></text:p>
      <text:p text:style-name="P38"><text:span text:style-name="T200">Furthermore, s</text:span><text:span text:style-name="T92">imulated </text:span><text:span text:style-name="T140">initial </text:span><text:span text:style-name="T92">saccade</text:span><text:span text:style-name="T123">s </text:span><text:span text:style-name="T148">(Figure 2b, dotted line)</text:span><text:span text:style-name="T92"> </text:span><text:span text:style-name="T109">deviate</text:span><text:span text:style-name="T124">d</text:span><text:span text:style-name="T109"> from </text:span><text:span text:style-name="T88">objects average CoG, </text:span><text:span text:style-name="T141">and were </text:span><text:span text:style-name="T125">more variable than </text:span><text:span text:style-name="T196">participants' </text:span><text:span text:style-name="T125">initial saccades.</text:span><text:span text:style-name="T110"> Where</text:span><text:span text:style-name="T126">as</text:span><text:span text:style-name="T110"> </text:span><text:span text:style-name="T168">participants'</text:span><text:span text:style-name="T110"> landing positions </text:span><text:span text:style-name="T127">were </text:span><text:span text:style-name="T110">clustered </text:span><text:span text:style-name="T148">around </text:span><text:span text:style-name="T197">the </text:span><text:span text:style-name="T148">object'</text:span><text:span text:style-name="T197">s</text:span><text:span text:style-name="T148"> CoG </text:span><text:span text:style-name="T208">(see ESM_Figure 5c, left plot)</text:span><text:span text:style-name="T148">, </text:span><text:span text:style-name="T198">and appear to be normally-distributed, </text:span><text:span text:style-name="T110">simulated </text:span><text:span text:style-name="T199">initial saccades </text:span><text:span text:style-name="T201">did not show this pattern</text:span><text:span text:style-name="T128"> </text:span><text:span text:style-name="T197">(see ESM_Figure 5</text:span><text:span text:style-name="T209">d, left plot</text:span><text:span text:style-name="T197">)</text:span><text:span text:style-name="T110">.</text:span></text:p>
      <text:h text:style-name="P67" text:outline-level="2">Discussion</text:h>
      <text:p text:style-name="P11"><text:span text:style-name="T112">In Experiment 2</text:span><text:span text:style-name="T96">, participants </text:span><text:span text:style-name="T129">tended to refixate </text:span><text:span text:style-name="T202">the </text:span><text:span text:style-name="T129">object'</text:span><text:span text:style-name="T202">s</text:span><text:span text:style-name="T129"> non-handle </text:span><text:span text:style-name="T203">part. </text:span><text:span text:style-name="T113">Purely</text:span><text:span text:style-name="T130">-</text:span><text:span text:style-name="T113">saliency</text:span><text:span text:style-name="T130">-</text:span><text:span text:style-name="T113">driven eye movements do not show </text:span><text:span text:style-name="T148">a similar</text:span><text:span text:style-name="T113"> bias. </text:span><text:span text:style-name="T96">This discrepancy </text:span><text:span text:style-name="T95">rule</text:span><text:span text:style-name="T96">s</text:span><text:span text:style-name="T95"> out the possibility that </text:span><text:span text:style-name="T97">participants' </text:span><text:span text:style-name="T95">refixations </text:span><text:span text:style-name="T98">were </text:span><text:span text:style-name="T95">solely saliency driven. </text:span><text:span text:style-name="T114">Furthermore, </text:span><text:span text:style-name="T115">simulated </text:span><text:span text:style-name="T675">initial</text:span><text:span text:style-name="T115"> saccades d</text:span><text:span text:style-name="T131">id</text:span><text:span text:style-name="T114"> not appear to be a good predictor of </text:span><text:span text:style-name="T131">participants' </text:span><text:span text:style-name="T168">first saccades</text:span><text:span text:style-name="T131">:</text:span><text:span text:style-name="T114"> Where</text:span><text:span text:style-name="T132">as</text:span><text:span text:style-name="T114"> our CoG calculation correctly predict</text:span><text:span text:style-name="T133">ed </text:span><text:span text:style-name="T114">initial landing positions (</text:span><text:span text:style-name="T148">see Figure 2b, straight line, first marker, </text:span><text:span text:style-name="T204">Electronic Supplementary Material, ESM_Figure 5</text:span><text:span text:style-name="T211">c, first plot</text:span><text:span text:style-name="T114">), </text:span><text:span text:style-name="T148">s</text:span><text:span text:style-name="T114">imulated </text:span><text:span text:style-name="T134">initial saccades</text:span><text:span text:style-name="T114"> deviate</text:span><text:span text:style-name="T135">d</text:span><text:span text:style-name="T114"> from </text:span><text:span text:style-name="T136">this reference point </text:span><text:span text:style-name="T169">(see Figure 2b, dotted line, first marker)</text:span><text:span text:style-name="T136"> and were </text:span><text:span text:style-name="T114">more variable (</text:span><text:span text:style-name="T205">i.e., more </text:span><text:span text:style-name="T114">extremely deviated to either side of the object, </text:span><text:span text:style-name="T205">see ESM_Figure 5</text:span><text:span text:style-name="T212">d, first plot</text:span><text:span text:style-name="T114">) than </text:span><text:span text:style-name="T137">observed</text:span><text:span text:style-name="T114"> saccades. </text:span><text:span text:style-name="T170">This is probably due to the fact that </text:span><text:span text:style-name="T116">the saliency model </text:span><text:span text:style-name="T138">that</text:span><text:span text:style-name="T116">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116">(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116"> does </text:span><text:soft-page-break/><text:span text:style-name="T116">not take </text:span><text:span text:style-name="T139">into account that visual acuity rapidly decays in the visual periphery. </text:span></text:p>
      <text:h text:style-name="P87" text:outline-level="1">General Discussion</text:h>
      <text:p text:style-name="P95"><text:span text:style-name="T564">T</text:span><text:span text:style-name="T565">he purpose of the current study was to determine where the eyes land when making eye movements towards isolated daily-life objects. To this end, we simultaneously investigated the low-level center-of-gravity (CoG) effect, and the more high-level object-affordance and action-direction effects, on saccadic landing positions. Firstly, we showed for the first time that initial saccades landed on the CoG of isolated graspable objects. Thus, as predicted by the CoG account, the 'global effect' that has previously been shown to predict initial landing positions in 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65">(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65">, 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65">(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65">, and natural 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65">(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65">, also generalises to displays containing an isolated real-life object.</text:span><text:span text:style-name="T171"> </text:span><text:span text:style-name="T172">This is </text:span><text:span text:style-name="T180">important</text:span><text:span text:style-name="T172"> because such a 'global effect</text:span><text:span text:style-name="T213">'</text:span><text:span text:style-name="T172"> on single-object displays was not shown before. </text:span><text:span text:style-name="T220">Although </text:span><text:span text:style-name="T174">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174">(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174"> </text:span><text:span text:style-name="T15">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15">(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15"> </text:span><text:span text:style-name="T174">found </text:span><text:span text:style-name="T16">initial on-object landing positions to be distributed around </text:span><text:span text:style-name="T213">the </text:span><text:span text:style-name="T16">object'</text:span><text:span text:style-name="T213">s</text:span><text:span text:style-name="T16"> center, </text:span><text:span text:style-name="T173">in these studies </text:span><text:span text:style-name="T16">the stimul</text:span><text:span text:style-name="T214">us'</text:span><text:span text:style-name="T16"> CoG </text:span><text:span text:style-name="T173">was not taken </text:span><text:span text:style-name="T16">into account. Therefore, </text:span><text:span text:style-name="T17">it remained unclear </text:span><text:span text:style-name="T16">whether participants aimed for </text:span><text:span text:style-name="T17">the object'</text:span><text:span text:style-name="T215">s</text:span><text:span text:style-name="T17"> center per se </text:span><text:span text:style-name="T175">(e.g. as a top-down strategy)</text:span><text:span text:style-name="T17">, or </text:span><text:span text:style-name="T176">whether the eyes were simply pulled towards </text:span><text:span text:style-name="T17">the </text:span><text:span text:style-name="T177">target's </text:span><text:span text:style-name="T178">CoG</text:span><text:span text:style-name="T17">. </text:span><text:span text:style-name="T16">The current results are in line with the latte</text:span><text:span text:style-name="T216">r, because w</text:span><text:span text:style-name="T175">e found that </text:span><text:span text:style-name="T16">initial saccades </text:span><text:span text:style-name="T179">landed at </text:span><text:span text:style-name="T217">the </text:span><text:span text:style-name="T179">object'</text:span><text:span text:style-name="T217">s</text:span><text:span text:style-name="T16"> CoG </text:span><text:span text:style-name="T179">rather than </text:span><text:span text:style-name="T176">at </text:span><text:span text:style-name="T217">its</text:span><text:span text:style-name="T179"> absolute center</text:span><text:span text:style-name="T16">.</text:span></text:p>
      <text:p text:style-name="Text_20_body"><text:span text:style-name="T428">Secondly, in contrast to 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428">(2013)</text:span><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428">, we did not find any indication for the eyes being drawn towards </text:span><text:span text:style-name="T448">the </text:span><text:span text:style-name="T428">object'</text:span><text:span text:style-name="T448">s</text:span><text:span text:style-name="T428"> handles. On the contrary: As soon as the low-level CoG effect decayed, saccades were directed </text:span><text:span text:style-name="T449">towards the object's non-handle side</text:span><text:span text:style-name="T400">. Importantly, the direction of these refixations could not be explained by low-level factors, because a saliency-model simulation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400">(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400"> revealed a completely different eye-movement pattern. </text:span><text:span text:style-name="T459"><text:s/>This </text:span><text:span text:style-name="T400">non-handle bias may reflect a tendency to move the eyes towards the part of </text:span><text:span text:style-name="T450">the</text:span><text:span text:style-name="T400"> object that is most informative for object identification. </text:span><text:span text:style-name="T322">Alternatively, as proposed by </text:span><text:span text:style-name="T323">Roberts and Humphreys</text:span><text:span text:style-name="T322"> </text:span><text:reference-mark-start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322">(2006)</text:span><text:reference-mark-end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322">, </text:span><text:soft-page-break/><text:span text:style-name="T324">visuospatial </text:span><text:span text:style-name="T322">attention </text:span><text:span text:style-name="T325">may </text:span><text:span text:style-name="T326">be </text:span><text:span text:style-name="T322">automatically </text:span><text:span text:style-name="T327">oriented</text:span><text:span text:style-name="T322"> </text:span><text:span text:style-name="T328">in the direction of the action </text:span><text:span text:style-name="T380">that is implied by the object </text:span><text:span text:style-name="T328">(e.g. 'washing [a cup]' in case of a washing brush). </text:span><text:span text:style-name="T329">F</text:span><text:span text:style-name="T255">uture studies </text:span><text:span text:style-name="T392">that </text:span><text:span text:style-name="T381">simultaneously </text:span><text:span text:style-name="T255">manipulat</text:span><text:span text:style-name="T393">e</text:span><text:span text:style-name="T255"> both action direction and semantic informativeness should </text:span><text:span text:style-name="T330">further </text:span><text:span text:style-name="T331">reveal the </text:span><text:span text:style-name="T332">influence of both factors on eye-movement behaviour</text:span><text:span text:style-name="T255">.</text:span></text:p>
      <text:p text:style-name="P11"><text:span text:style-name="T658">Thirdly, the CoG effect on initial saccades appears to occur early in time, and to decay rapidly. In contrast, the high-level non-handle bias 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58">(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58">. Nevertheless, these separate time courses do not explain all variance between initial and subsequent landing positions, because the very-latest initial saccades still show a much smaller non-handle bias than the very-earliest second saccades. The remaining difference could possibly be explained by the fact that initial saccades are made </text:span><text:span text:style-name="T664">towards</text:span><text:span text:style-name="T720"> a </text:span><text:span text:style-name="T664">peripherally </text:span><text:span text:style-name="T720">presented stimulus (in order to foveate it), whereas refixations are made </text:span><text:span text:style-name="T664">within</text:span><text:span text:style-name="T720"> an already-</text:span><text:span text:style-name="T665">foveated </text:span><text:span text:style-name="T669">stimulus</text:span><text:span text:style-name="T720">. Probably, it is easier to determine which part of an object is most informative, and to guide the eyes accordingly, when an object is already in (para)foveal vision as compared to when it is still in peripheral vision.</text:span></text:p>
      <text:p text:style-name="P23">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 Note that designs using handled objects as stimuli are particularly sensitive to <text:span text:style-name="T774">a CoG </text:span>confound, because the vast majority of handled objects is more salient, and more 'heavy', at the non-handled part than the handled part. Consequently, the possible effect of this low-level feature cannot be canceled out by, for example, simply using different object orientations. </text:p>
      <text:p text:style-name="Text_20_body"><text:span text:style-name="T451">O</text:span><text:span text:style-name="T6">ne might </text:span><text:span text:style-name="T460">argue</text:span><text:span text:style-name="T6"> that this asymmetry of graspable objects is an intrinsic property </text:span><text:span text:style-name="T460">and is </text:span><text:soft-page-break/><text:span text:style-name="T6">precisely </text:span><text:span text:style-name="T460">what </text:span><text:span text:style-name="T6">defines their action-relatedness</text:span><text:span text:style-name="T460"><office:annotation><dc:creator>Sebastiaan Mathôt</dc:creator><dc:date>2013-11-12T11:48:57</dc:date><text:list text:continue-numbering="true" text:style-name=""><text:list-item><text:p text:style-name="P97"><text:span text:style-name="T778">Can you find a reference for this? Would make it stronger.</text:span></text:p></text:list-item></text:list></office:annotation></text:span><text:span text:style-name="T6">. Controlling for it would therefore be unnatural and interfer</text:span><text:span text:style-name="T460">e</text:span><text:span text:style-name="T6"> with the process (i.e., action priming by object viewing) typically under investigation in affordance studies. </text:span><text:span text:style-name="T463">However, a</text:span><text:span text:style-name="T460">lthough this argument has some merit from an ecological perspective</text:span><text:span text:style-name="T6">, the fact that opposite conclusions </text:span><text:change text:change-id="ct55950096"/><text:span text:style-name="T6">can be drawn from roughly similar paradigms </text:span><text:reference-mark-start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6">(Myachykov et al., 2013; Roberts &amp; Humphreys, 2006; Vainio et al., 2007 and ours)</text:span><text:reference-mark-end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6"> is worrisome. </text:span><text:span text:style-name="T460">In light of the present results, </text:span><text:span text:style-name="T6">these differences may be explained by a previously-ignored effect: the CoG effect. </text:span><text:span text:style-name="T405">Therefore, we believe that it should be a prerequisite for studies using real objects </text:span><text:span text:style-name="T404">as stimuli </text:span><text:span text:style-name="T405">to guarantee that a </text:span><text:span text:style-name="T453">potential</text:span><text:span text:style-name="T405"> higher-level effect (e.g. an affordance effect) is not likely to be explained by the stimuli's low-level features. Such care should not only be taken when </text:span><text:span text:style-name="T452">measuring</text:span><text:span text:style-name="T6"> bottom-up-driven oculomotor behaviour</text:span><text:span text:style-name="T405">, but even when measuring other cognitive processes, such as visuospatial attention. </text:span></text:p>
      <text:p text:style-name="P39"/>
      <text:h text:style-name="P89" text:outline-level="1">Acknowledgements</text:h>
      <text:p text:style-name="Text_20_body">The <text:span text:style-name="T765">current</text:span> project was supported by a grant ('allocation de recherche') from the French Ministry of Research (2012-2015) attributed to L. van der Linden, and two French-German ANR-DFG grants (ANR-07-FRAL-014 and ANR-10-FRAL-009-0) attributed to F. Vitu. <text:span text:style-name="T775">S. Mathôt is supported by ERC grant 230313 attributed to Jonathan Grainger. </text:span>We presented the current work at ECEM 2013 in Lund, Sweden, and at the Annual Forum gdr-vision <text:span text:style-name="T767">2013</text:span>, Paris, France. <text:span text:style-name="T769">At both occasions, we </text:span>received indispensable feedback<text:span text:style-name="T769">.</text:span> <text:span text:style-name="T758">Furthermore, w</text:span>e <text:span text:style-name="T767">are very grateful to </text:span>G. Zelinsky, <text:span text:style-name="T770">as well as to </text:span>our colleagues from the Department of Cognitive Psychology at the VU University Amsterdam, for their helpful comments on <text:span text:style-name="T766">the </text:span>project. <text:span text:style-name="T768">Finally, we would like to thank Sarah Moulay and Emmanuel Santune for collecting the data for Experiment 2.</text:span></text:p>
      <text:h text:style-name="P90" text:outline-level="1">References</text:h>
      <text:section text:style-name="Sect1" text:name="ZOTERO_BIBL {&quot;custom&quot;:[]} CSL_BIBLIOGRAPHY RNDiiA5dtlzLt">
        <text:p text:style-name="Bibliography_20_1"><text:span text:style-name="T757">Baayen, R. H., Davidson, D. J., &amp; Bates, D. M. (2008). Mixed-effects modeling with crossed random effects for subjects and items. </text:span><text:span text:style-name="T688">Journal of Memory and Language</text:span><text:span text:style-name="T663">, </text:span><text:span text:style-name="T688">59</text:span><text:span text:style-name="T663">(4), 390–412.</text:span></text:p>
        <text:p text:style-name="Bibliography_20_1"><text:span text:style-name="T663">Brodeur, M. B., Dionne-Dostie, E., Montreuil, T., Lepage, M., &amp; Op de Beeck, H. P. (2010). The Bank of Standardized Stimuli (BOSS), a new set of 480 normative photos of objects to be used as visual stimuli in cognitive research. </text:span><text:span text:style-name="T688">PloS ONE</text:span><text:span text:style-name="T663">, </text:span><text:span text:style-name="T688">5</text:span><text:span text:style-name="T663">(5), e10773.</text:span></text:p>
        <text:p text:style-name="Bibliography_20_1"><text:span text:style-name="T663">Clark, V. P., &amp; Hillyard, S. A. (1996). Spatial selective attention affects early extrastriate but not striate components of the visual evoked potential. </text:span><text:span text:style-name="T688">Journal of Cognitive Neuroscience</text:span><text:span text:style-name="T663">, </text:span><text:span text:style-name="T688">8</text:span><text:span text:style-name="T663">(5), 387–402.</text:span></text:p>
        <text:p text:style-name="Bibliography_20_1"><text:span text:style-name="T663">Coren, S., &amp; Hoenig, P. (1972). Effect of non-target stimuli upon length of voluntary saccades. </text:span><text:span text:style-name="T688">Perceptual and Motor Skills</text:span><text:span text:style-name="T663">, </text:span><text:span text:style-name="T688">34</text:span><text:span text:style-name="T663">(2), 499–508.</text:span></text:p>
        <text:p text:style-name="Bibliography_20_1"><text:span text:style-name="T663">Deubel, H., Findlay, J., Jacobs, A., &amp; Brogan, D. (1988). Saccadic eye movements to targets defined by structure differences. </text:span><text:span text:style-name="T688">Eye Movement Research: Physiological and Psychological Aspects</text:span><text:span text:style-name="T663">, 107–145.</text:span></text:p>
        <text:p text:style-name="Bibliography_20_1"><text:span text:style-name="T663">Findlay, J. M. (1982). Global visual processing for saccadic eye movements. </text:span><text:span text:style-name="T688">Vision Research</text:span><text:span text:style-name="T663">, </text:span><text:span text:style-name="T688">22</text:span><text:span text:style-name="T663">(8), 1033–1045.</text:span></text:p>
        <text:p text:style-name="Bibliography_20_1"><text:span text:style-name="T663">Fischer, M. H., &amp; Dahl, C. D. (2007). The time course of visuo-motor affordances. </text:span><text:span text:style-name="T688">Experimental Brain Research</text:span><text:span text:style-name="T663">, </text:span><text:span text:style-name="T688">176</text:span><text:span text:style-name="T663">(3), 519–524.</text:span></text:p>
        <text:p text:style-name="Bibliography_20_1"><text:span text:style-name="T663">Foulsham, T., &amp; Kingstone, A. (2013). Optimal and preferred eye landing positions in objects and scenes. </text:span><text:span text:style-name="T688">The Quarterly Journal of Experimental Psychology</text:span><text:span text:style-name="T663">, </text:span><text:span text:style-name="T688">66</text:span><text:span text:style-name="T663">(9), 1707–17288.</text:span></text:p>
        <text:p text:style-name="Bibliography_20_1"><text:span text:style-name="T663">Foulsham, T., &amp; Underwood, G. (2009). Does conspicuity enhance distraction? Saliency and eye landing position when searching for objects. </text:span><text:span text:style-name="T688">The Quarterly Journal of Experimental Psychology</text:span><text:span text:style-name="T663">, </text:span><text:span text:style-name="T688">62</text:span><text:span text:style-name="T663">(6), 1088–1098.</text:span></text:p>
        <text:p text:style-name="Bibliography_20_1"><text:span text:style-name="T663">Gibson, J. J. (1977). The theory of affordances. </text:span><text:span text:style-name="T688">Perceiving, Acting, and Knowing: Toward an Ecological Psychology</text:span><text:span text:style-name="T663">, 67–82.</text:span></text:p>
        <text:p text:style-name="Bibliography_20_1"><text:span text:style-name="T663">Gibson, J. J. (1979). </text:span><text:span text:style-name="T688">The Ecological Approach to Visual Perception</text:span><text:span text:style-name="T663">. Boston: Houghton Mifflin.</text:span></text:p>
        <text:p text:style-name="Bibliography_20_1"><text:span text:style-name="T663">Gilster, R., Hesse, C., &amp; Deubel, H. (2012). Contact points during multidigit grasping of geometric </text:span><text:soft-page-break/><text:span text:style-name="T663">objects. </text:span><text:span text:style-name="T688">Experimental Brain Research</text:span><text:span text:style-name="T663">, </text:span><text:span text:style-name="T688">217</text:span><text:span text:style-name="T663">(1), 137–151.</text:span></text:p>
        <text:p text:style-name="Bibliography_20_1"><text:span text:style-name="T663">Handy, T. C., Grafton, S. T., Shroff, N. M., Ketay, S., &amp; Gazzaniga, M. S. (2003). Graspable objects grab attention when the potential for action is recognized. </text:span><text:span text:style-name="T688">Nature Neuroscience</text:span><text:span text:style-name="T663">, </text:span><text:span text:style-name="T688">6</text:span><text:span text:style-name="T663">(4), 421–427.</text:span></text:p>
        <text:p text:style-name="Bibliography_20_1"><text:span text:style-name="T663">Henderson, J. M. (1993). Eye movement control during visual object processing: Effects of initial fixation position and semantic constraint. </text:span><text:span text:style-name="T688">Canadian Journal of Experimental Psychology/Revue Canadienne de Psychologie Expérimentale</text:span><text:span text:style-name="T663">, </text:span><text:span text:style-name="T688">47</text:span><text:span text:style-name="T663">(1), 79.</text:span></text:p>
        <text:p text:style-name="Bibliography_20_1"><text:span text:style-name="T663">Itti, L., Koch, C., &amp; Niebur, E. (1998). A model of saliency-based visual attention for rapid scene analysis. </text:span><text:span text:style-name="T688">IEEE Transactions on Pattern Analysis and Machine Intelligence</text:span><text:span text:style-name="T663">, </text:span><text:span text:style-name="T688">20</text:span><text:span text:style-name="T663">(11), 1254–1259.</text:span></text:p>
        <text:p text:style-name="Bibliography_20_1"><text:span text:style-name="T663">Land, M. F., &amp; Hayhoe, M. (2001). In what ways do eye movements contribute to everyday activities? </text:span><text:span text:style-name="T688">Vision research</text:span><text:span text:style-name="T663">, </text:span><text:span text:style-name="T688">41</text:span><text:span text:style-name="T663">(25-26), 3559–3565.</text:span></text:p>
        <text:p text:style-name="Bibliography_20_1"><text:span text:style-name="T663">Mathôt, S., Schreij, D., &amp; Theeuwes, J. (2012). OpenSesame: An open-source, graphical experiment builder for the social sciences. </text:span><text:span text:style-name="T688">Behavior Research Methods</text:span><text:span text:style-name="T663">, 1–11.</text:span></text:p>
        <text:p text:style-name="Bibliography_20_1"><text:span text:style-name="T663">Melcher, D., &amp; Kowler, E. (2001). Visual scene memory and the guidance of saccadic eye movements. </text:span><text:span text:style-name="T688">Vision research</text:span><text:span text:style-name="T663">, </text:span><text:span text:style-name="T688">41</text:span><text:span text:style-name="T663">(25-26), 3597–3611.</text:span></text:p>
        <text:p text:style-name="Bibliography_20_1"><text:span text:style-name="T663">Moreno-Martínez, F. J., &amp; Montoro, P. R. (2012). An ecological alternative to Snodgrass &amp; Vanderwart: 360 high quality colour images with norms for seven psycholinguistic variables. </text:span><text:span text:style-name="T688">PloS ONE</text:span><text:span text:style-name="T663">, </text:span><text:span text:style-name="T688">7</text:span><text:span text:style-name="T663">(5), e37527.</text:span></text:p>
        <text:p text:style-name="Bibliography_20_1"><text:span text:style-name="T663">Myachykov, A., Ellis, R., Cangelosi, A., &amp; Fischer, M. H. (2013). Visual and linguistic cues to graspable objects. </text:span><text:span text:style-name="T688">Experimental Brain Research</text:span><text:span text:style-name="T663">, </text:span><text:span text:style-name="T688">229</text:span><text:span text:style-name="T663">(4), 545–599. doi:10.1007/s00221-013-3616-z</text:span></text:p>
        <text:p text:style-name="Bibliography_20_1"><text:span text:style-name="T663">Nuthmann, A., &amp; Henderson, J. M. (2010). Object-based attentional selection in scene viewing. </text:span><text:span text:style-name="T688">Journal of Vision</text:span><text:span text:style-name="T663">, </text:span><text:span text:style-name="T688">10</text:span><text:span text:style-name="T663">(8), 1–19.</text:span></text:p>
        <text:p text:style-name="Bibliography_20_1"><text:span text:style-name="T663">Pajak, M., &amp; Nuthmann, A. (2013). Object-based saccadic selection during scene perception: Evidence from viewing position effects. </text:span><text:span text:style-name="T688">Journal of Vision</text:span><text:span text:style-name="T663">, </text:span><text:span text:style-name="T688">13</text:span><text:span text:style-name="T663">(5), 1–21. doi:10.1167/13.5.2</text:span></text:p>
        <text:p text:style-name="Bibliography_20_1"><text:span text:style-name="T663">Peirce, J. W. (2007). PsychoPy—psychophysics software in Python. </text:span><text:span text:style-name="T688">Journal of Neuroscience Methods</text:span><text:span text:style-name="T663">, </text:span><text:span text:style-name="T688">162</text:span><text:span text:style-name="T663">(1), 8–13.</text:span></text:p>
        <text:p text:style-name="Bibliography_20_1"><text:soft-page-break/><text:span text:style-name="T663">Posner, M. I., Snyder, C. R., &amp; Davidson, B. J. (1980). Attention and the detection of signals. </text:span><text:span text:style-name="T688">Journal of Experimental Psychology: General</text:span><text:span text:style-name="T663">, </text:span><text:span text:style-name="T688">109</text:span><text:span text:style-name="T663">(2), 160–174.</text:span></text:p>
        <text:p text:style-name="Bibliography_20_1"><text:span text:style-name="T663">Rayner, K. (1979). Eye guidance in reading: Fixation locations within words. </text:span><text:span text:style-name="T688">Perception</text:span><text:span text:style-name="T663">, </text:span><text:span text:style-name="T688">8</text:span><text:span text:style-name="T663">(1), 21–30.</text:span></text:p>
        <text:p text:style-name="Bibliography_20_1"><text:span text:style-name="T663">Roberts, K. L., &amp; Humphreys, G. W. (2006). Action-related objects influence the distribution of visuospatial attention. </text:span><text:span text:style-name="T688">Quarterly Journal of Experimental Psychology</text:span><text:span text:style-name="T663">, </text:span><text:span text:style-name="T688">64</text:span><text:span text:style-name="T663">(4), 669–688. doi:10.1080/17470218.2010.520086</text:span></text:p>
        <text:p text:style-name="Bibliography_20_1"><text:span text:style-name="T663">Rolfs, M., &amp; Vitu, F. (2007). On the limited role of target onset in the gap task: Support for the motor-preparation hypothesis. </text:span><text:span text:style-name="T688">Journal of Vision</text:span><text:span text:style-name="T663">, </text:span><text:span text:style-name="T688">7</text:span><text:span text:style-name="T663">(10), 1–20. doi:10.1167/7.10.7</text:span></text:p>
        <text:p text:style-name="Bibliography_20_1"><text:span text:style-name="T663">Saslow, M. G. (1967). Effects of components of displacement-step stimuli upon latency for saccadic eye movement. </text:span><text:span text:style-name="T688">Journal of Optical Society of America</text:span><text:span text:style-name="T663">, </text:span><text:span text:style-name="T688">57</text:span><text:span text:style-name="T663">(8), 1024–1029.</text:span></text:p>
        <text:p text:style-name="Bibliography_20_1"><text:span text:style-name="T663">Tucker, M., &amp; Ellis, R. (1998). On the relations between seen objects and components of potential actions. </text:span><text:span text:style-name="T688">Journal of Experimental Psychology-Human Perception and Performance</text:span><text:span text:style-name="T663">, </text:span><text:span text:style-name="T688">24</text:span><text:span text:style-name="T663">(3), 830–846.</text:span></text:p>
        <text:p text:style-name="Bibliography_20_1"><text:span text:style-name="T663">Vainio, L., Ellis, R., &amp; Tucker, M. (2007). The role of visual attention in action priming. </text:span><text:span text:style-name="T688">The Quarterly Journal of Experimental Psychology</text:span><text:span text:style-name="T663">, </text:span><text:span text:style-name="T688">60</text:span><text:span text:style-name="T663">(2), 241–261.</text:span></text:p>
        <text:p text:style-name="Bibliography_20_1"><text:span text:style-name="T663">Van der Stigchel, S., &amp; Nijboer, T. C. W. (2011). The global effect: what determines where the eyes land. </text:span><text:span text:style-name="T688">Journal of Eye Movement Research</text:span><text:span text:style-name="T663">, </text:span><text:span text:style-name="T688">4</text:span><text:span text:style-name="T663">(2), 1–13.</text:span></text:p>
        <text:p text:style-name="Bibliography_20_1"><text:span text:style-name="T663">Van Zoest, W., Donk, M., &amp; Theeuwes, J. (2004). The role of stimulus-driven and goal-driven control in saccadic visual selection. </text:span><text:span text:style-name="T688">Journal of Experimental Psychology: Human Perception and Performance</text:span><text:span text:style-name="T663">, </text:span><text:span text:style-name="T688">30</text:span><text:span text:style-name="T663">(4), 746.</text:span></text:p>
        <text:p text:style-name="Bibliography_20_1"><text:span text:style-name="T663">Vitu, F. (2008). About the global effect and the critical role of retinal eccentricity: Implications for eye movements in reading. </text:span><text:span text:style-name="T688">Journal of Eye Movement Research</text:span><text:span text:style-name="T663">, </text:span><text:span text:style-name="T688">2</text:span><text:span text:style-name="T663">(3), 1–18.</text:span></text:p>
        <text:p text:style-name="Bibliography_20_1"><text:span text:style-name="T663">Vitu, F., McConkie, G. W., Kerr, P., &amp; O’Regan, J. K. (2001). Fixation location effects on fixation durations during reading: an inverted optimal viewing position effect. </text:span><text:span text:style-name="T688">Vision Research</text:span><text:span text:style-name="T663">, </text:span><text:span text:style-name="T688">41</text:span><text:span text:style-name="T663">(25-26), 3513–3531.</text:span></text:p>
        <text:p text:style-name="Bibliography_20_1"><text:span text:style-name="T663">Zelinsky, G. J. (2008). A theory of eye movements during target acquisition. </text:span><text:span text:style-name="T688">Psychological Review</text:span><text:span text:style-name="T663">, </text:span><text:span text:style-name="T688">115</text:span><text:span text:style-name="T663">(4), 787–835.</text:span></text:p>
        <text:p text:style-name="Bibliography_20_1"><text:soft-page-break/><text:span text:style-name="T663">Zelinsky, G. J., Rao, R. P. N., Hayhoe, M. M., &amp; Ballard, D. H. (1997). Eye movements reveal the spatiotemporal dynamics of visual search. </text:span><text:span text:style-name="T688">Psychological Science</text:span><text:span text:style-name="T663">, </text:span><text:span text:style-name="T688">8</text:span><text:span text:style-name="T663">(6), 448–453.</text:span></text:p>
      </text:section>
      <text:p text:style-name="P54">Figure Captions</text:p>
      <text:p text:style-name="P32"><text:span text:style-name="T693">Figure 1.</text:span><text:span text:style-name="T748"> Schematic trial sequence (a) of Experiment 1 (b) and 2 (c).</text:span></text:p>
      <text:p text:style-name="P34"><text:span text:style-name="T693">Figure 2.</text:span><text:span text:style-name="T748"> a) Experiment 1. Landing positions per saccade, relative to the object's absolute center (= vertical meridian) and relative to the object's CoG. b) Experiment 2. Observed and simulated landing positions per saccade, relative to the object's center of gravity (= vertical meridian). c) Experiment 2: Landing positions as a function of binned saccade latency, for the initial saccade and the first refixation, relative to the CoG. (The binning was for plotting purposes only, not for statistical testing, see main text). Error bars indicate Bonferroni-corrected </text:span><text:span text:style-name="T694">between</text:span><text:span text:style-name="T749">-subject confidence intervals, b</text:span><text:span text:style-name="T670">ecause critical statistical tests were one-sample t-tests rather than within-subjects analyses. </text:span><text:span text:style-name="T671">Simulated saccades are not subject to between-measures variance, so statistical testing (nor depicting error bars) is necessary in order to interpret these landing position.</text:span></text:p>
      <text:p text:style-name="P33"/>
      <text:p text:style-name="P55"><draw:frame draw:style-name="fr1" draw:name="graphics1" text:anchor-type="paragraph" svg:width="4.9453in" svg:height="2.4453in" draw:z-index="0"><draw:image xlink:href="../../../../../../../../sources/Figure_1.png" xlink:type="simple" xlink:show="embed" xlink:actuate="onLoad"/></draw:frame></text:p>
      <text:p text:style-name="P56"><draw:frame draw:style-name="fr2" draw:name="graphics2" text:anchor-type="as-char" svg:width="5in" svg:height="7in" draw:z-index="1"><draw:image xlink:href="../../../../../../../../sources/Figure_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6cd500c" officeooo:paragraph-rsid="06cd500c"/>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13T15:15:54.670716577</dc:date>
    <meta:editing-duration>P8DT3M56S</meta:editing-duration>
    <meta:editing-cycles>1882</meta:editing-cycles>
    <meta:document-statistic meta:table-count="0" meta:image-count="2" meta:object-count="0" meta:page-count="30" meta:paragraph-count="142" meta:word-count="7351" meta:character-count="48545" meta:non-whitespace-character-count="41345"/>
    <meta:user-defined meta:name="ZOTERO_PREF_1">&lt;data data-version="3" zotero-version="4.0.11"&gt;&lt;session id="DjrKnMAD"/&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